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95.24pt"/>
    </style:style>
    <style:style style:name="co3" style:family="table-column">
      <style:table-column-properties fo:break-before="auto" style:column-width="91.5pt"/>
    </style:style>
    <style:style style:name="co4" style:family="table-column">
      <style:table-column-properties fo:break-before="auto" style:column-width="116.56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PlateIFU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og(M*)</text:p>
          </table:table-cell>
          <table:table-cell/>
          <table:table-cell office:value-type="string" calcext:value-type="string">
            <text:p>Classificatio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443-1901</text:p>
          </table:table-cell>
          <table:table-cell table:style-name="ce3" office:value-type="float" office:value="0.0187596" calcext:value-type="float">
            <text:p>0.0188</text:p>
          </table:table-cell>
          <table:table-cell table:style-name="ce4" office:value-type="float" office:value="9.20979908960895" calcext:value-type="float">
            <text:p>9.2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443-3701</text:p>
          </table:table-cell>
          <table:table-cell table:style-name="ce3" office:value-type="float" office:value="0.0178955" calcext:value-type="float">
            <text:p>0.0179</text:p>
          </table:table-cell>
          <table:table-cell table:style-name="ce4" office:value-type="float" office:value="8.92030441855982" calcext:value-type="float">
            <text:p>8.9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443-3704</text:p>
          </table:table-cell>
          <table:table-cell table:style-name="ce3" office:value-type="float" office:value="0.0226546" calcext:value-type="float">
            <text:p>0.0227</text:p>
          </table:table-cell>
          <table:table-cell table:style-name="ce4" office:value-type="float" office:value="8.80952941396323" calcext:value-type="float">
            <text:p>8.8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be 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7443-6102</text:p>
          </table:table-cell>
          <table:table-cell table:style-name="ce3" office:value-type="float" office:value="0.0280161" calcext:value-type="float">
            <text:p>0.0280</text:p>
          </table:table-cell>
          <table:table-cell table:style-name="ce4" office:value-type="float" office:value="10.1894229324701" calcext:value-type="float">
            <text:p>10.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443-9101</text:p>
          </table:table-cell>
          <table:table-cell table:style-name="ce3" office:value-type="float" office:value="0.0404705" calcext:value-type="float">
            <text:p>0.0405</text:p>
          </table:table-cell>
          <table:table-cell table:style-name="ce4" office:value-type="float" office:value="10.0836566738794" calcext:value-type="float">
            <text:p>10.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7495-12704</text:p>
          </table:table-cell>
          <table:table-cell table:style-name="ce3" office:value-type="float" office:value="0.0289385" calcext:value-type="float">
            <text:p>0.0289</text:p>
          </table:table-cell>
          <table:table-cell table:style-name="ce4" office:value-type="float" office:value="10.3263276666159" calcext:value-type="float">
            <text:p>10.3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495-3701</text:p>
          </table:table-cell>
          <table:table-cell table:style-name="ce3" office:value-type="float" office:value="0.0670065" calcext:value-type="float">
            <text:p>0.0670</text:p>
          </table:table-cell>
          <table:table-cell table:style-name="ce4" office:value-type="float" office:value="10.5887936671937" calcext:value-type="float">
            <text:p>10.5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495-6102</text:p>
          </table:table-cell>
          <table:table-cell table:style-name="ce3" office:value-type="float" office:value="0.0261462" calcext:value-type="float">
            <text:p>0.0261</text:p>
          </table:table-cell>
          <table:table-cell table:style-name="ce4" office:value-type="float" office:value="8.79958933581281" calcext:value-type="float">
            <text:p>8.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815-3702</text:p>
          </table:table-cell>
          <table:table-cell table:style-name="ce3" office:value-type="float" office:value="0.0293823" calcext:value-type="float">
            <text:p>0.0294</text:p>
          </table:table-cell>
          <table:table-cell table:style-name="ce4" office:value-type="float" office:value="10.00703474526" calcext:value-type="float">
            <text:p>10.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57-12704</text:p>
          </table:table-cell>
          <table:table-cell table:style-name="ce3" office:value-type="float" office:value="0.0276725" calcext:value-type="float">
            <text:p>0.0277</text:p>
          </table:table-cell>
          <table:table-cell table:style-name="ce4" office:value-type="float" office:value="9.77492552124494" calcext:value-type="float">
            <text:p>9.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7957-9102</text:p>
          </table:table-cell>
          <table:table-cell table:style-name="ce3" office:value-type="float" office:value="0.0256541" calcext:value-type="float">
            <text:p>0.0257</text:p>
          </table:table-cell>
          <table:table-cell table:style-name="ce4" office:value-type="float" office:value="9.81794859586148" calcext:value-type="float">
            <text:p>9.8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58-3702</text:p>
          </table:table-cell>
          <table:table-cell table:style-name="ce3" office:value-type="float" office:value="0.0370471" calcext:value-type="float">
            <text:p>0.0370</text:p>
          </table:table-cell>
          <table:table-cell table:style-name="ce4" office:value-type="float" office:value="10.2987439434824" calcext:value-type="float">
            <text:p>10.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60-12701</text:p>
          </table:table-cell>
          <table:table-cell table:style-name="ce3" office:value-type="float" office:value="0.0315166" calcext:value-type="float">
            <text:p>0.0315</text:p>
          </table:table-cell>
          <table:table-cell table:style-name="ce4" office:value-type="float" office:value="10.5138898363179" calcext:value-type="float">
            <text:p>10.5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60-12705</text:p>
          </table:table-cell>
          <table:table-cell table:style-name="ce3" office:value-type="float" office:value="0.0295939" calcext:value-type="float">
            <text:p>0.0296</text:p>
          </table:table-cell>
          <table:table-cell table:style-name="ce4" office:value-type="float" office:value="10.15648857605" calcext:value-type="float">
            <text:p>10.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60-3704</text:p>
          </table:table-cell>
          <table:table-cell table:style-name="ce3" office:value-type="float" office:value="0.0239571" calcext:value-type="float">
            <text:p>0.0240</text:p>
          </table:table-cell>
          <table:table-cell table:style-name="ce4" office:value-type="float" office:value="8.94325207433452" calcext:value-type="float">
            <text:p>8.9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60-6101</text:p>
          </table:table-cell>
          <table:table-cell table:style-name="ce3" office:value-type="float" office:value="0.022468" calcext:value-type="float">
            <text:p>0.0225</text:p>
          </table:table-cell>
          <table:table-cell table:style-name="ce4" office:value-type="float" office:value="9.10009471501499" calcext:value-type="float">
            <text:p>9.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60-9101</text:p>
          </table:table-cell>
          <table:table-cell table:style-name="ce3" office:value-type="float" office:value="0.0236864" calcext:value-type="float">
            <text:p>0.0237</text:p>
          </table:table-cell>
          <table:table-cell table:style-name="ce4" office:value-type="float" office:value="9.29039303475981" calcext:value-type="float">
            <text:p>9.2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62-12701</text:p>
          </table:table-cell>
          <table:table-cell table:style-name="ce3" office:value-type="float" office:value="0.022654" calcext:value-type="float">
            <text:p>0.0227</text:p>
          </table:table-cell>
          <table:table-cell table:style-name="ce4" office:value-type="float" office:value="9.5012386969968" calcext:value-type="float">
            <text:p>9.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62-12704</text:p>
          </table:table-cell>
          <table:table-cell table:style-name="ce3" office:value-type="float" office:value="0.0223086" calcext:value-type="float">
            <text:p>0.0223</text:p>
          </table:table-cell>
          <table:table-cell table:style-name="ce4" office:value-type="float" office:value="9.82146439729075" calcext:value-type="float">
            <text:p>9.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64-12701</text:p>
          </table:table-cell>
          <table:table-cell table:style-name="ce3" office:value-type="float" office:value="0.0236192" calcext:value-type="float">
            <text:p>0.0236</text:p>
          </table:table-cell>
          <table:table-cell table:style-name="ce4" office:value-type="float" office:value="9.42347361396109" calcext:value-type="float">
            <text:p>9.4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64-3704</text:p>
          </table:table-cell>
          <table:table-cell table:style-name="ce3" office:value-type="float" office:value="0.0175905" calcext:value-type="float">
            <text:p>0.0176</text:p>
          </table:table-cell>
          <table:table-cell table:style-name="ce4" office:value-type="float" office:value="8.93873831841379" calcext:value-type="float">
            <text:p>8.9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64-6101</text:p>
          </table:table-cell>
          <table:table-cell table:style-name="ce3" office:value-type="float" office:value="0.0486859" calcext:value-type="float">
            <text:p>0.0487</text:p>
          </table:table-cell>
          <table:table-cell table:style-name="ce4" office:value-type="float" office:value="10.5459512750505" calcext:value-type="float">
            <text:p>10.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7968-3701</text:p>
          </table:table-cell>
          <table:table-cell table:style-name="ce3" office:value-type="float" office:value="0.0515439" calcext:value-type="float">
            <text:p>0.0515</text:p>
          </table:table-cell>
          <table:table-cell table:style-name="ce4" office:value-type="float" office:value="10.6962681227368" calcext:value-type="float">
            <text:p>10.7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GN- broken plo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7975-12705</text:p>
          </table:table-cell>
          <table:table-cell table:style-name="ce3" office:value-type="float" office:value="0.0402895" calcext:value-type="float">
            <text:p>0.0403</text:p>
          </table:table-cell>
          <table:table-cell table:style-name="ce4" office:value-type="float" office:value="9.4269892101739" calcext:value-type="float">
            <text:p>9.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75-9101</text:p>
          </table:table-cell>
          <table:table-cell table:style-name="ce3" office:value-type="float" office:value="0.0636505" calcext:value-type="float">
            <text:p>0.0637</text:p>
          </table:table-cell>
          <table:table-cell table:style-name="ce4" office:value-type="float" office:value="10.4236717652895" calcext:value-type="float">
            <text:p>10.4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77-3703</text:p>
          </table:table-cell>
          <table:table-cell table:style-name="ce3" office:value-type="float" office:value="0.0275274" calcext:value-type="float">
            <text:p>0.0275</text:p>
          </table:table-cell>
          <table:table-cell table:style-name="ce4" office:value-type="float" office:value="9.92692249058728" calcext:value-type="float">
            <text:p>9.9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90-12701</text:p>
          </table:table-cell>
          <table:table-cell table:style-name="ce3" office:value-type="float" office:value="0.0297644" calcext:value-type="float">
            <text:p>0.0298</text:p>
          </table:table-cell>
          <table:table-cell table:style-name="ce4" office:value-type="float" office:value="9.74685129190981" calcext:value-type="float">
            <text:p>9.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90-3703</text:p>
          </table:table-cell>
          <table:table-cell table:style-name="ce3" office:value-type="float" office:value="0.0285483" calcext:value-type="float">
            <text:p>0.0285</text:p>
          </table:table-cell>
          <table:table-cell table:style-name="ce4" office:value-type="float" office:value="9.67896519018746" calcext:value-type="float">
            <text:p>9.6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teracting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7990-6104</text:p>
          </table:table-cell>
          <table:table-cell table:style-name="ce3" office:value-type="float" office:value="0.026199" calcext:value-type="float">
            <text:p>0.0262</text:p>
          </table:table-cell>
          <table:table-cell table:style-name="ce4" office:value-type="float" office:value="9.84083098686979" calcext:value-type="float">
            <text:p>9.8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91-12704</text:p>
          </table:table-cell>
          <table:table-cell table:style-name="ce3" office:value-type="float" office:value="0.0250049" calcext:value-type="float">
            <text:p>0.0250</text:p>
          </table:table-cell>
          <table:table-cell table:style-name="ce4" office:value-type="float" office:value="9.47547796418914" calcext:value-type="float">
            <text:p>9.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92-1901</text:p>
          </table:table-cell>
          <table:table-cell table:style-name="ce3" office:value-type="float" office:value="0.016383" calcext:value-type="float">
            <text:p>0.0164</text:p>
          </table:table-cell>
          <table:table-cell table:style-name="ce4" office:value-type="float" office:value="9.02223860944754" calcext:value-type="float">
            <text:p>9.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992-3702</text:p>
          </table:table-cell>
          <table:table-cell table:style-name="ce3" office:value-type="float" office:value="0.0542151" calcext:value-type="float">
            <text:p>0.0542</text:p>
          </table:table-cell>
          <table:table-cell table:style-name="ce4" office:value-type="float" office:value="9.95685200212016" calcext:value-type="float">
            <text:p>9.9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77-12704</text:p>
          </table:table-cell>
          <table:table-cell table:style-name="ce3" office:value-type="float" office:value="0.024507" calcext:value-type="float">
            <text:p>0.0245</text:p>
          </table:table-cell>
          <table:table-cell table:style-name="ce4" office:value-type="float" office:value="9.87358214622673" calcext:value-type="float">
            <text:p>9.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77-6104</text:p>
          </table:table-cell>
          <table:table-cell table:style-name="ce3" office:value-type="float" office:value="0.0457756" calcext:value-type="float">
            <text:p>0.0458</text:p>
          </table:table-cell>
          <table:table-cell table:style-name="ce4" office:value-type="float" office:value="10.2295257036853" calcext:value-type="float">
            <text:p>10.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78-12705</text:p>
          </table:table-cell>
          <table:table-cell table:style-name="ce3" office:value-type="float" office:value="0.0249439" calcext:value-type="float">
            <text:p>0.0249</text:p>
          </table:table-cell>
          <table:table-cell table:style-name="ce4" office:value-type="float" office:value="9.43653632946514" calcext:value-type="float">
            <text:p>9.4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78-3701</text:p>
          </table:table-cell>
          <table:table-cell table:style-name="ce3" office:value-type="float" office:value="0.0244203" calcext:value-type="float">
            <text:p>0.0244</text:p>
          </table:table-cell>
          <table:table-cell table:style-name="ce4" office:value-type="float" office:value="9.36147851719921" calcext:value-type="float">
            <text:p>9.3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78-3703</text:p>
          </table:table-cell>
          <table:table-cell table:style-name="ce3" office:value-type="float" office:value="0.0236987" calcext:value-type="float">
            <text:p>0.0237</text:p>
          </table:table-cell>
          <table:table-cell table:style-name="ce4" office:value-type="float" office:value="9.2796806295833" calcext:value-type="float">
            <text:p>9.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78-3704</text:p>
          </table:table-cell>
          <table:table-cell table:style-name="ce3" office:value-type="float" office:value="0.023073" calcext:value-type="float">
            <text:p>0.0231</text:p>
          </table:table-cell>
          <table:table-cell table:style-name="ce4" office:value-type="float" office:value="9.26735245120172" calcext:value-type="float">
            <text:p>9.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78-6103</text:p>
          </table:table-cell>
          <table:table-cell table:style-name="ce3" office:value-type="float" office:value="0.0282334" calcext:value-type="float">
            <text:p>0.0282</text:p>
          </table:table-cell>
          <table:table-cell table:style-name="ce4" office:value-type="float" office:value="10.3778451412837" calcext:value-type="float">
            <text:p>10.3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g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8080-12701</text:p>
          </table:table-cell>
          <table:table-cell table:style-name="ce3" office:value-type="float" office:value="0.0427789" calcext:value-type="float">
            <text:p>0.0428</text:p>
          </table:table-cell>
          <table:table-cell table:style-name="ce4" office:value-type="float" office:value="10.2123501013827" calcext:value-type="float">
            <text:p>10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80-12705</text:p>
          </table:table-cell>
          <table:table-cell table:style-name="ce3" office:value-type="float" office:value="0.0282305" calcext:value-type="float">
            <text:p>0.0282</text:p>
          </table:table-cell>
          <table:table-cell table:style-name="ce4" office:value-type="float" office:value="9.75779445542239" calcext:value-type="float">
            <text:p>9.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80-3703</text:p>
          </table:table-cell>
          <table:table-cell table:style-name="ce3" office:value-type="float" office:value="0.0290228" calcext:value-type="float">
            <text:p>0.0290</text:p>
          </table:table-cell>
          <table:table-cell table:style-name="ce4" office:value-type="float" office:value="9.38836944304605" calcext:value-type="float">
            <text:p>9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80-6101</text:p>
          </table:table-cell>
          <table:table-cell table:style-name="ce3" office:value-type="float" office:value="0.026421" calcext:value-type="float">
            <text:p>0.0264</text:p>
          </table:table-cell>
          <table:table-cell table:style-name="ce4" office:value-type="float" office:value="9.53185429176444" calcext:value-type="float">
            <text:p>9.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80-6104</text:p>
          </table:table-cell>
          <table:table-cell table:style-name="ce3" office:value-type="float" office:value="0.0366757" calcext:value-type="float">
            <text:p>0.0367</text:p>
          </table:table-cell>
          <table:table-cell table:style-name="ce4" office:value-type="float" office:value="10.461750566533" calcext:value-type="float">
            <text:p>10.4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81-12705</text:p>
          </table:table-cell>
          <table:table-cell table:style-name="ce3" office:value-type="float" office:value="0.021737" calcext:value-type="float">
            <text:p>0.0217</text:p>
          </table:table-cell>
          <table:table-cell table:style-name="ce4" office:value-type="float" office:value="9.25281178317651" calcext:value-type="float">
            <text:p>9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1-1902</text:p>
          </table:table-cell>
          <table:table-cell table:style-name="ce3" office:value-type="float" office:value="0.0369601" calcext:value-type="float">
            <text:p>0.0370</text:p>
          </table:table-cell>
          <table:table-cell table:style-name="ce4" office:value-type="float" office:value="9.33905572514334" calcext:value-type="float">
            <text:p>9.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1-3704</text:p>
          </table:table-cell>
          <table:table-cell table:style-name="ce3" office:value-type="float" office:value="0.0538098" calcext:value-type="float">
            <text:p>0.0538</text:p>
          </table:table-cell>
          <table:table-cell table:style-name="ce4" office:value-type="float" office:value="9.84999522458677" calcext:value-type="float">
            <text:p>9.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2-12701</text:p>
          </table:table-cell>
          <table:table-cell table:style-name="ce3" office:value-type="float" office:value="0.0268005" calcext:value-type="float">
            <text:p>0.0268</text:p>
          </table:table-cell>
          <table:table-cell table:style-name="ce4" office:value-type="float" office:value="10.0970350718112" calcext:value-type="float">
            <text:p>10.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2-6103</text:p>
          </table:table-cell>
          <table:table-cell table:style-name="ce3" office:value-type="float" office:value="0.0238831" calcext:value-type="float">
            <text:p>0.0239</text:p>
          </table:table-cell>
          <table:table-cell table:style-name="ce4" office:value-type="float" office:value="9.69520139607911" calcext:value-type="float">
            <text:p>9.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3-12704</text:p>
          </table:table-cell>
          <table:table-cell table:style-name="ce3" office:value-type="float" office:value="0.0228308" calcext:value-type="float">
            <text:p>0.0228</text:p>
          </table:table-cell>
          <table:table-cell table:style-name="ce4" office:value-type="float" office:value="10.2470226676473" calcext:value-type="float">
            <text:p>10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4-12703</text:p>
          </table:table-cell>
          <table:table-cell table:style-name="ce3" office:value-type="float" office:value="0.0391104" calcext:value-type="float">
            <text:p>0.0391</text:p>
          </table:table-cell>
          <table:table-cell table:style-name="ce4" office:value-type="float" office:value="10.5011058402006" calcext:value-type="float">
            <text:p>1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4-6101</text:p>
          </table:table-cell>
          <table:table-cell table:style-name="ce3" office:value-type="float" office:value="0.0204935" calcext:value-type="float">
            <text:p>0.0205</text:p>
          </table:table-cell>
          <table:table-cell table:style-name="ce4" office:value-type="float" office:value="9.79383227602875" calcext:value-type="float">
            <text:p>9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4-6102</text:p>
          </table:table-cell>
          <table:table-cell table:style-name="ce3" office:value-type="float" office:value="0.0408452" calcext:value-type="float">
            <text:p>0.0408</text:p>
          </table:table-cell>
          <table:table-cell table:style-name="ce4" office:value-type="float" office:value="9.37881745565338" calcext:value-type="float">
            <text:p>9.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4-9102</text:p>
          </table:table-cell>
          <table:table-cell table:style-name="ce3" office:value-type="float" office:value="0.025903" calcext:value-type="float">
            <text:p>0.0259</text:p>
          </table:table-cell>
          <table:table-cell table:style-name="ce4" office:value-type="float" office:value="9.67038502772101" calcext:value-type="float">
            <text:p>9.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5-12702</text:p>
          </table:table-cell>
          <table:table-cell table:style-name="ce3" office:value-type="float" office:value="0.0216533" calcext:value-type="float">
            <text:p>0.0217</text:p>
          </table:table-cell>
          <table:table-cell table:style-name="ce4" office:value-type="float" office:value="9.42767270527256" calcext:value-type="float">
            <text:p>9.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6-1902</text:p>
          </table:table-cell>
          <table:table-cell table:style-name="ce3" office:value-type="float" office:value="0.0150101" calcext:value-type="float">
            <text:p>0.0150</text:p>
          </table:table-cell>
          <table:table-cell table:style-name="ce4" office:value-type="float" office:value="8.81677406126995" calcext:value-type="float">
            <text:p>8.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086-3702</text:p>
          </table:table-cell>
          <table:table-cell table:style-name="ce3" office:value-type="float" office:value="0.0254747" calcext:value-type="float">
            <text:p>0.0255</text:p>
          </table:table-cell>
          <table:table-cell table:style-name="ce4" office:value-type="float" office:value="9.65146700729828" calcext:value-type="float">
            <text:p>9.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1-6101</text:p>
          </table:table-cell>
          <table:table-cell table:style-name="ce3" office:value-type="float" office:value="0.0518716" calcext:value-type="float">
            <text:p>0.0519</text:p>
          </table:table-cell>
          <table:table-cell table:style-name="ce4" office:value-type="float" office:value="10.0690498787519" calcext:value-type="float">
            <text:p>10.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1-9101</text:p>
          </table:table-cell>
          <table:table-cell table:style-name="ce3" office:value-type="float" office:value="0.0500247" calcext:value-type="float">
            <text:p>0.0500</text:p>
          </table:table-cell>
          <table:table-cell table:style-name="ce4" office:value-type="float" office:value="9.87124767664489" calcext:value-type="float">
            <text:p>9.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2-12702</text:p>
          </table:table-cell>
          <table:table-cell table:style-name="ce3" office:value-type="float" office:value="0.0276224" calcext:value-type="float">
            <text:p>0.0276</text:p>
          </table:table-cell>
          <table:table-cell table:style-name="ce4" office:value-type="float" office:value="10.5624177805189" calcext:value-type="float">
            <text:p>10.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3-1901</text:p>
          </table:table-cell>
          <table:table-cell table:style-name="ce3" office:value-type="float" office:value="0.0791705" calcext:value-type="float">
            <text:p>0.0792</text:p>
          </table:table-cell>
          <table:table-cell table:style-name="ce4" office:value-type="float" office:value="9.50656861603873" calcext:value-type="float">
            <text:p>9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4-12701</text:p>
          </table:table-cell>
          <table:table-cell table:style-name="ce3" office:value-type="float" office:value="0.0212" calcext:value-type="float">
            <text:p>0.0212</text:p>
          </table:table-cell>
          <table:table-cell table:style-name="ce4" office:value-type="float" office:value="9.30258199348771" calcext:value-type="float">
            <text:p>9.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4-12702</text:p>
          </table:table-cell>
          <table:table-cell table:style-name="ce3" office:value-type="float" office:value="0.0321263" calcext:value-type="float">
            <text:p>0.0321</text:p>
          </table:table-cell>
          <table:table-cell table:style-name="ce4" office:value-type="float" office:value="10.4939346071319" calcext:value-type="float">
            <text:p>10.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4-12703</text:p>
          </table:table-cell>
          <table:table-cell table:style-name="ce3" office:value-type="float" office:value="0.0209707" calcext:value-type="float">
            <text:p>0.0210</text:p>
          </table:table-cell>
          <table:table-cell table:style-name="ce4" office:value-type="float" office:value="9.41759955459023" calcext:value-type="float">
            <text:p>9.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4-12704</text:p>
          </table:table-cell>
          <table:table-cell table:style-name="ce3" office:value-type="float" office:value="0.0810436" calcext:value-type="float">
            <text:p>0.0810</text:p>
          </table:table-cell>
          <table:table-cell table:style-name="ce4" office:value-type="float" office:value="10.6898919674393" calcext:value-type="float">
            <text:p>10.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4-12705</text:p>
          </table:table-cell>
          <table:table-cell table:style-name="ce3" office:value-type="float" office:value="0.0178659" calcext:value-type="float">
            <text:p>0.0179</text:p>
          </table:table-cell>
          <table:table-cell table:style-name="ce4" office:value-type="float" office:value="9.13923030738566" calcext:value-type="float">
            <text:p>9.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4-1901</text:p>
          </table:table-cell>
          <table:table-cell table:style-name="ce3" office:value-type="float" office:value="0.0766511" calcext:value-type="float">
            <text:p>0.0767</text:p>
          </table:table-cell>
          <table:table-cell table:style-name="ce4" office:value-type="float" office:value="10.5208593655977" calcext:value-type="float">
            <text:p>10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4-6103</text:p>
          </table:table-cell>
          <table:table-cell table:style-name="ce3" office:value-type="float" office:value="0.0363473" calcext:value-type="float">
            <text:p>0.0363</text:p>
          </table:table-cell>
          <table:table-cell table:style-name="ce4" office:value-type="float" office:value="9.73538089941677" calcext:value-type="float">
            <text:p>9.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5-12702</text:p>
          </table:table-cell>
          <table:table-cell table:style-name="ce3" office:value-type="float" office:value="0.0526712" calcext:value-type="float">
            <text:p>0.0527</text:p>
          </table:table-cell>
          <table:table-cell table:style-name="ce4" office:value-type="float" office:value="10.2218131360086" calcext:value-type="float">
            <text:p>10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5-3702</text:p>
          </table:table-cell>
          <table:table-cell table:style-name="ce3" office:value-type="float" office:value="0.041487" calcext:value-type="float">
            <text:p>0.0415</text:p>
          </table:table-cell>
          <table:table-cell table:style-name="ce4" office:value-type="float" office:value="9.38441435089559" calcext:value-type="float">
            <text:p>9.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5-3704</text:p>
          </table:table-cell>
          <table:table-cell table:style-name="ce3" office:value-type="float" office:value="0.0305262" calcext:value-type="float">
            <text:p>0.0305</text:p>
          </table:table-cell>
          <table:table-cell table:style-name="ce4" office:value-type="float" office:value="9.36451722600363" calcext:value-type="float">
            <text:p>9.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5-6101</text:p>
          </table:table-cell>
          <table:table-cell table:style-name="ce3" office:value-type="float" office:value="0.0108501" calcext:value-type="float">
            <text:p>0.0109</text:p>
          </table:table-cell>
          <table:table-cell table:style-name="ce4" office:value-type="float" office:value="8.70842429968682" calcext:value-type="float">
            <text:p>8.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7-12702</text:p>
          </table:table-cell>
          <table:table-cell table:style-name="ce3" office:value-type="float" office:value="0.049903" calcext:value-type="float">
            <text:p>0.0499</text:p>
          </table:table-cell>
          <table:table-cell table:style-name="ce4" office:value-type="float" office:value="10.0864416981471" calcext:value-type="float">
            <text:p>10.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7-12703</text:p>
          </table:table-cell>
          <table:table-cell table:style-name="ce3" office:value-type="float" office:value="0.0382869" calcext:value-type="float">
            <text:p>0.0383</text:p>
          </table:table-cell>
          <table:table-cell table:style-name="ce4" office:value-type="float" office:value="10.2985889275909" calcext:value-type="float">
            <text:p>10.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7-12704</text:p>
          </table:table-cell>
          <table:table-cell table:style-name="ce3" office:value-type="float" office:value="0.0459625" calcext:value-type="float">
            <text:p>0.0460</text:p>
          </table:table-cell>
          <table:table-cell table:style-name="ce4" office:value-type="float" office:value="9.73481742495727" calcext:value-type="float">
            <text:p>9.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8-12701</text:p>
          </table:table-cell>
          <table:table-cell table:style-name="ce3" office:value-type="float" office:value="0.0447728" calcext:value-type="float">
            <text:p>0.0448</text:p>
          </table:table-cell>
          <table:table-cell table:style-name="ce4" office:value-type="float" office:value="9.74714213529562" calcext:value-type="float">
            <text:p>9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8-12704</text:p>
          </table:table-cell>
          <table:table-cell table:style-name="ce3" office:value-type="float" office:value="0.030805" calcext:value-type="float">
            <text:p>0.0308</text:p>
          </table:table-cell>
          <table:table-cell table:style-name="ce4" office:value-type="float" office:value="10.8211183568589" calcext:value-type="float">
            <text:p>10.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8-3701</text:p>
          </table:table-cell>
          <table:table-cell table:style-name="ce3" office:value-type="float" office:value="0.0495306" calcext:value-type="float">
            <text:p>0.0495</text:p>
          </table:table-cell>
          <table:table-cell table:style-name="ce4" office:value-type="float" office:value="10.0378008657254" calcext:value-type="float">
            <text:p>10.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8-6104</text:p>
          </table:table-cell>
          <table:table-cell table:style-name="ce3" office:value-type="float" office:value="0.0382298" calcext:value-type="float">
            <text:p>0.0382</text:p>
          </table:table-cell>
          <table:table-cell table:style-name="ce4" office:value-type="float" office:value="9.29526793846953" calcext:value-type="float">
            <text:p>9.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8-9101</text:p>
          </table:table-cell>
          <table:table-cell table:style-name="ce3" office:value-type="float" office:value="0.0532025" calcext:value-type="float">
            <text:p>0.0532</text:p>
          </table:table-cell>
          <table:table-cell table:style-name="ce4" office:value-type="float" office:value="10.5124028672239" calcext:value-type="float">
            <text:p>1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9-12703</text:p>
          </table:table-cell>
          <table:table-cell table:style-name="ce3" office:value-type="float" office:value="0.0138431" calcext:value-type="float">
            <text:p>0.0138</text:p>
          </table:table-cell>
          <table:table-cell table:style-name="ce4" office:value-type="float" office:value="8.79154328663704" calcext:value-type="float">
            <text:p>8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9-12705</text:p>
          </table:table-cell>
          <table:table-cell table:style-name="ce3" office:value-type="float" office:value="0.027149" calcext:value-type="float">
            <text:p>0.0271</text:p>
          </table:table-cell>
          <table:table-cell table:style-name="ce4" office:value-type="float" office:value="10.0410451105243" calcext:value-type="float">
            <text:p>10.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9-1901</text:p>
          </table:table-cell>
          <table:table-cell table:style-name="ce3" office:value-type="float" office:value="0.0549061" calcext:value-type="float">
            <text:p>0.0549</text:p>
          </table:table-cell>
          <table:table-cell table:style-name="ce4" office:value-type="float" office:value="10.2244605446527" calcext:value-type="float">
            <text:p>10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9-3702</text:p>
          </table:table-cell>
          <table:table-cell table:style-name="ce3" office:value-type="float" office:value="0.0130524" calcext:value-type="float">
            <text:p>0.0131</text:p>
          </table:table-cell>
          <table:table-cell table:style-name="ce4" office:value-type="float" office:value="8.70886092086954" calcext:value-type="float">
            <text:p>8.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9-6101</text:p>
          </table:table-cell>
          <table:table-cell table:style-name="ce3" office:value-type="float" office:value="0.027711" calcext:value-type="float">
            <text:p>0.0277</text:p>
          </table:table-cell>
          <table:table-cell table:style-name="ce4" office:value-type="float" office:value="10.156827688856" calcext:value-type="float">
            <text:p>10.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39-9101</text:p>
          </table:table-cell>
          <table:table-cell table:style-name="ce3" office:value-type="float" office:value="0.0191816" calcext:value-type="float">
            <text:p>0.0192</text:p>
          </table:table-cell>
          <table:table-cell table:style-name="ce4" office:value-type="float" office:value="9.03223183278422" calcext:value-type="float">
            <text:p>9.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0-12703</text:p>
          </table:table-cell>
          <table:table-cell table:style-name="ce3" office:value-type="float" office:value="0.0320322" calcext:value-type="float">
            <text:p>0.0320</text:p>
          </table:table-cell>
          <table:table-cell table:style-name="ce4" office:value-type="float" office:value="10.4693624512897" calcext:value-type="float">
            <text:p>10.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0-12704</text:p>
          </table:table-cell>
          <table:table-cell table:style-name="ce3" office:value-type="float" office:value="0.0240546" calcext:value-type="float">
            <text:p>0.0241</text:p>
          </table:table-cell>
          <table:table-cell table:style-name="ce4" office:value-type="float" office:value="9.40031344514033" calcext:value-type="float">
            <text:p>9.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0-1902</text:p>
          </table:table-cell>
          <table:table-cell table:style-name="ce3" office:value-type="float" office:value="0.0407325" calcext:value-type="float">
            <text:p>0.0407</text:p>
          </table:table-cell>
          <table:table-cell table:style-name="ce4" office:value-type="float" office:value="9.50831015960339" calcext:value-type="float">
            <text:p>9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0-3701</text:p>
          </table:table-cell>
          <table:table-cell table:style-name="ce3" office:value-type="float" office:value="0.0389148" calcext:value-type="float">
            <text:p>0.0389</text:p>
          </table:table-cell>
          <table:table-cell table:style-name="ce4" office:value-type="float" office:value="10.1132077698227" calcext:value-type="float">
            <text:p>10.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0-6102</text:p>
          </table:table-cell>
          <table:table-cell table:style-name="ce3" office:value-type="float" office:value="0.0403941" calcext:value-type="float">
            <text:p>0.0404</text:p>
          </table:table-cell>
          <table:table-cell table:style-name="ce4" office:value-type="float" office:value="9.30005608483671" calcext:value-type="float">
            <text:p>9.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0-9101</text:p>
          </table:table-cell>
          <table:table-cell table:style-name="ce3" office:value-type="float" office:value="0.0381445" calcext:value-type="float">
            <text:p>0.0381</text:p>
          </table:table-cell>
          <table:table-cell table:style-name="ce4" office:value-type="float" office:value="9.44542671335047" calcext:value-type="float">
            <text:p>9.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1-12704</text:p>
          </table:table-cell>
          <table:table-cell table:style-name="ce3" office:value-type="float" office:value="0.0482183" calcext:value-type="float">
            <text:p>0.0482</text:p>
          </table:table-cell>
          <table:table-cell table:style-name="ce4" office:value-type="float" office:value="10.0881006346426" calcext:value-type="float">
            <text:p>10.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1-9102</text:p>
          </table:table-cell>
          <table:table-cell table:style-name="ce3" office:value-type="float" office:value="0.0504328" calcext:value-type="float">
            <text:p>0.0504</text:p>
          </table:table-cell>
          <table:table-cell table:style-name="ce4" office:value-type="float" office:value="9.99870343465722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3-6102</text:p>
          </table:table-cell>
          <table:table-cell table:style-name="ce3" office:value-type="float" office:value="0.0410599" calcext:value-type="float">
            <text:p>0.0411</text:p>
          </table:table-cell>
          <table:table-cell table:style-name="ce4" office:value-type="float" office:value="9.38637409908548" calcext:value-type="float">
            <text:p>9.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4-12701</text:p>
          </table:table-cell>
          <table:table-cell table:style-name="ce3" office:value-type="float" office:value="0.0267264" calcext:value-type="float">
            <text:p>0.0267</text:p>
          </table:table-cell>
          <table:table-cell table:style-name="ce4" office:value-type="float" office:value="9.5476996508478" calcext:value-type="float">
            <text:p>9.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4-12703</text:p>
          </table:table-cell>
          <table:table-cell table:style-name="ce3" office:value-type="float" office:value="0.0389089" calcext:value-type="float">
            <text:p>0.0389</text:p>
          </table:table-cell>
          <table:table-cell table:style-name="ce4" office:value-type="float" office:value="10.6911372126875" calcext:value-type="float">
            <text:p>10.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4-3701</text:p>
          </table:table-cell>
          <table:table-cell table:style-name="ce3" office:value-type="float" office:value="0.039258" calcext:value-type="float">
            <text:p>0.0393</text:p>
          </table:table-cell>
          <table:table-cell table:style-name="ce4" office:value-type="float" office:value="10.3767466272147" calcext:value-type="float">
            <text:p>10.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4-3703</text:p>
          </table:table-cell>
          <table:table-cell table:style-name="ce3" office:value-type="float" office:value="0.0157144" calcext:value-type="float">
            <text:p>0.0157</text:p>
          </table:table-cell>
          <table:table-cell table:style-name="ce4" office:value-type="float" office:value="8.81819157111326" calcext:value-type="float">
            <text:p>8.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4-6101</text:p>
          </table:table-cell>
          <table:table-cell table:style-name="ce3" office:value-type="float" office:value="0.0222516" calcext:value-type="float">
            <text:p>0.0223</text:p>
          </table:table-cell>
          <table:table-cell table:style-name="ce4" office:value-type="float" office:value="9.90862493567076" calcext:value-type="float">
            <text:p>9.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4-6104</text:p>
          </table:table-cell>
          <table:table-cell table:style-name="ce3" office:value-type="float" office:value="0.0807752" calcext:value-type="float">
            <text:p>0.0808</text:p>
          </table:table-cell>
          <table:table-cell table:style-name="ce4" office:value-type="float" office:value="10.7322256392369" calcext:value-type="float">
            <text:p>10.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5-12704</text:p>
          </table:table-cell>
          <table:table-cell table:style-name="ce3" office:value-type="float" office:value="0.0234717" calcext:value-type="float">
            <text:p>0.0235</text:p>
          </table:table-cell>
          <table:table-cell table:style-name="ce4" office:value-type="float" office:value="9.64001509031166" calcext:value-type="float">
            <text:p>9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5-3701</text:p>
          </table:table-cell>
          <table:table-cell table:style-name="ce3" office:value-type="float" office:value="0.0155801" calcext:value-type="float">
            <text:p>0.0156</text:p>
          </table:table-cell>
          <table:table-cell table:style-name="ce4" office:value-type="float" office:value="9.11094978974092" calcext:value-type="float">
            <text:p>9.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5-6103</text:p>
          </table:table-cell>
          <table:table-cell table:style-name="ce3" office:value-type="float" office:value="0.0236372" calcext:value-type="float">
            <text:p>0.0236</text:p>
          </table:table-cell>
          <table:table-cell table:style-name="ce4" office:value-type="float" office:value="9.55081150634223" calcext:value-type="float">
            <text:p>9.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5-9102</text:p>
          </table:table-cell>
          <table:table-cell table:style-name="ce3" office:value-type="float" office:value="0.0153684" calcext:value-type="float">
            <text:p>0.0154</text:p>
          </table:table-cell>
          <table:table-cell table:style-name="ce4" office:value-type="float" office:value="8.93716519801099" calcext:value-type="float">
            <text:p>8.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6-12701</text:p>
          </table:table-cell>
          <table:table-cell table:style-name="ce3" office:value-type="float" office:value="0.027848" calcext:value-type="float">
            <text:p>0.0278</text:p>
          </table:table-cell>
          <table:table-cell table:style-name="ce4" office:value-type="float" office:value="10.1451466630242" calcext:value-type="float">
            <text:p>10.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6-6103</text:p>
          </table:table-cell>
          <table:table-cell table:style-name="ce3" office:value-type="float" office:value="0.0229121" calcext:value-type="float">
            <text:p>0.0229</text:p>
          </table:table-cell>
          <table:table-cell table:style-name="ce4" office:value-type="float" office:value="8.78986615286209" calcext:value-type="float">
            <text:p>8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6-9101</text:p>
          </table:table-cell>
          <table:table-cell table:style-name="ce3" office:value-type="float" office:value="0.023918" calcext:value-type="float">
            <text:p>0.0239</text:p>
          </table:table-cell>
          <table:table-cell table:style-name="ce4" office:value-type="float" office:value="9.25416363976952" calcext:value-type="float">
            <text:p>9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7-12701</text:p>
          </table:table-cell>
          <table:table-cell table:style-name="ce3" office:value-type="float" office:value="0.0235924" calcext:value-type="float">
            <text:p>0.0236</text:p>
          </table:table-cell>
          <table:table-cell table:style-name="ce4" office:value-type="float" office:value="9.47329861329799" calcext:value-type="float">
            <text:p>9.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7-12703</text:p>
          </table:table-cell>
          <table:table-cell table:style-name="ce3" office:value-type="float" office:value="0.0266183" calcext:value-type="float">
            <text:p>0.0266</text:p>
          </table:table-cell>
          <table:table-cell table:style-name="ce4" office:value-type="float" office:value="10.0321552123887" calcext:value-type="float">
            <text:p>10.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7-3702</text:p>
          </table:table-cell>
          <table:table-cell table:style-name="ce3" office:value-type="float" office:value="0.0160071" calcext:value-type="float">
            <text:p>0.0160</text:p>
          </table:table-cell>
          <table:table-cell table:style-name="ce4" office:value-type="float" office:value="9.07779290608659" calcext:value-type="float">
            <text:p>9.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7-3703</text:p>
          </table:table-cell>
          <table:table-cell table:style-name="ce3" office:value-type="float" office:value="0.0220924" calcext:value-type="float">
            <text:p>0.0221</text:p>
          </table:table-cell>
          <table:table-cell table:style-name="ce4" office:value-type="float" office:value="9.17349511974047" calcext:value-type="float">
            <text:p>9.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7-6101</text:p>
          </table:table-cell>
          <table:table-cell table:style-name="ce3" office:value-type="float" office:value="0.0152632" calcext:value-type="float">
            <text:p>0.0153</text:p>
          </table:table-cell>
          <table:table-cell table:style-name="ce4" office:value-type="float" office:value="9.02085000325607" calcext:value-type="float">
            <text:p>9.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7-6102</text:p>
          </table:table-cell>
          <table:table-cell table:style-name="ce3" office:value-type="float" office:value="0.0631476" calcext:value-type="float">
            <text:p>0.0631</text:p>
          </table:table-cell>
          <table:table-cell table:style-name="ce4" office:value-type="float" office:value="10.7697383494497" calcext:value-type="float">
            <text:p>10.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7-6103</text:p>
          </table:table-cell>
          <table:table-cell table:style-name="ce3" office:value-type="float" office:value="0.0616143" calcext:value-type="float">
            <text:p>0.0616</text:p>
          </table:table-cell>
          <table:table-cell table:style-name="ce4" office:value-type="float" office:value="10.5912427425835" calcext:value-type="float">
            <text:p>10.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7-9102</text:p>
          </table:table-cell>
          <table:table-cell table:style-name="ce3" office:value-type="float" office:value="0.0152357" calcext:value-type="float">
            <text:p>0.0152</text:p>
          </table:table-cell>
          <table:table-cell table:style-name="ce4" office:value-type="float" office:value="8.78766163450266" calcext:value-type="float">
            <text:p>8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9-3704</text:p>
          </table:table-cell>
          <table:table-cell table:style-name="ce3" office:value-type="float" office:value="0.0173447" calcext:value-type="float">
            <text:p>0.0173</text:p>
          </table:table-cell>
          <table:table-cell table:style-name="ce4" office:value-type="float" office:value="9.99428415031528" calcext:value-type="float">
            <text:p>9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49-6101</text:p>
          </table:table-cell>
          <table:table-cell table:style-name="ce3" office:value-type="float" office:value="0.0398786" calcext:value-type="float">
            <text:p>0.0399</text:p>
          </table:table-cell>
          <table:table-cell table:style-name="ce4" office:value-type="float" office:value="9.49276457834247" calcext:value-type="float">
            <text:p>9.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0-12702</text:p>
          </table:table-cell>
          <table:table-cell table:style-name="ce3" office:value-type="float" office:value="0.0220552" calcext:value-type="float">
            <text:p>0.0221</text:p>
          </table:table-cell>
          <table:table-cell table:style-name="ce4" office:value-type="float" office:value="8.61762720274805" calcext:value-type="float">
            <text:p>8.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0-1902</text:p>
          </table:table-cell>
          <table:table-cell table:style-name="ce3" office:value-type="float" office:value="0.0215251" calcext:value-type="float">
            <text:p>0.0215</text:p>
          </table:table-cell>
          <table:table-cell table:style-name="ce4" office:value-type="float" office:value="9.61674220538082" calcext:value-type="float">
            <text:p>9.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0-3702</text:p>
          </table:table-cell>
          <table:table-cell table:style-name="ce3" office:value-type="float" office:value="0.00465323" calcext:value-type="float">
            <text:p>0.0047</text:p>
          </table:table-cell>
          <table:table-cell table:style-name="ce4" office:value-type="float" office:value="8.86608462102141" calcext:value-type="float">
            <text:p>8.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0-6101</text:p>
          </table:table-cell>
          <table:table-cell table:style-name="ce3" office:value-type="float" office:value="0.0270483" calcext:value-type="float">
            <text:p>0.0270</text:p>
          </table:table-cell>
          <table:table-cell table:style-name="ce4" office:value-type="float" office:value="9.8925364673419" calcext:value-type="float">
            <text:p>9.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3-1901</text:p>
          </table:table-cell>
          <table:table-cell table:style-name="ce3" office:value-type="float" office:value="0.0226083" calcext:value-type="float">
            <text:p>0.0226</text:p>
          </table:table-cell>
          <table:table-cell table:style-name="ce4" office:value-type="float" office:value="9.46774569668812" calcext:value-type="float">
            <text:p>9.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4-12701</text:p>
          </table:table-cell>
          <table:table-cell table:style-name="ce3" office:value-type="float" office:value="0.0314652" calcext:value-type="float">
            <text:p>0.0315</text:p>
          </table:table-cell>
          <table:table-cell table:style-name="ce4" office:value-type="float" office:value="10.2376166170969" calcext:value-type="float">
            <text:p>10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4-6102</text:p>
          </table:table-cell>
          <table:table-cell table:style-name="ce3" office:value-type="float" office:value="0.0290403" calcext:value-type="float">
            <text:p>0.0290</text:p>
          </table:table-cell>
          <table:table-cell table:style-name="ce4" office:value-type="float" office:value="9.6467055687108" calcext:value-type="float">
            <text:p>9.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4-6104</text:p>
          </table:table-cell>
          <table:table-cell table:style-name="ce3" office:value-type="float" office:value="0.0425041" calcext:value-type="float">
            <text:p>0.0425</text:p>
          </table:table-cell>
          <table:table-cell table:style-name="ce4" office:value-type="float" office:value="9.66620431418229" calcext:value-type="float">
            <text:p>9.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4-9102</text:p>
          </table:table-cell>
          <table:table-cell table:style-name="ce3" office:value-type="float" office:value="0.0275917" calcext:value-type="float">
            <text:p>0.0276</text:p>
          </table:table-cell>
          <table:table-cell table:style-name="ce4" office:value-type="float" office:value="10.1095313017336" calcext:value-type="float">
            <text:p>10.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5-12701</text:p>
          </table:table-cell>
          <table:table-cell table:style-name="ce3" office:value-type="float" office:value="0.0304509" calcext:value-type="float">
            <text:p>0.0305</text:p>
          </table:table-cell>
          <table:table-cell table:style-name="ce4" office:value-type="float" office:value="10.2867684927561" calcext:value-type="float">
            <text:p>10.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5-1902</text:p>
          </table:table-cell>
          <table:table-cell table:style-name="ce3" office:value-type="float" office:value="0.0234125" calcext:value-type="float">
            <text:p>0.0234</text:p>
          </table:table-cell>
          <table:table-cell table:style-name="ce4" office:value-type="float" office:value="9.16943635898468" calcext:value-type="float">
            <text:p>9.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5-3701</text:p>
          </table:table-cell>
          <table:table-cell table:style-name="ce3" office:value-type="float" office:value="0.0220465" calcext:value-type="float">
            <text:p>0.0220</text:p>
          </table:table-cell>
          <table:table-cell table:style-name="ce4" office:value-type="float" office:value="9.0166406263989" calcext:value-type="float">
            <text:p>9.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5-6102</text:p>
          </table:table-cell>
          <table:table-cell table:style-name="ce3" office:value-type="float" office:value="0.0305763" calcext:value-type="float">
            <text:p>0.0306</text:p>
          </table:table-cell>
          <table:table-cell table:style-name="ce4" office:value-type="float" office:value="10.0742750630897" calcext:value-type="float">
            <text:p>10.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5-6104</text:p>
          </table:table-cell>
          <table:table-cell table:style-name="ce3" office:value-type="float" office:value="0.0260017" calcext:value-type="float">
            <text:p>0.0260</text:p>
          </table:table-cell>
          <table:table-cell table:style-name="ce4" office:value-type="float" office:value="9.7184560149618" calcext:value-type="float">
            <text:p>9.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6-12702</text:p>
          </table:table-cell>
          <table:table-cell table:style-name="ce3" office:value-type="float" office:value="0.0258558" calcext:value-type="float">
            <text:p>0.0259</text:p>
          </table:table-cell>
          <table:table-cell table:style-name="ce4" office:value-type="float" office:value="9.08248377192737" calcext:value-type="float">
            <text:p>9.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156-3701</text:p>
          </table:table-cell>
          <table:table-cell table:style-name="ce3" office:value-type="float" office:value="0.0523909" calcext:value-type="float">
            <text:p>0.0524</text:p>
          </table:table-cell>
          <table:table-cell table:style-name="ce4" office:value-type="float" office:value="9.86012649858988" calcext:value-type="float">
            <text:p>9.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39-12704</text:p>
          </table:table-cell>
          <table:table-cell table:style-name="ce3" office:value-type="float" office:value="0.0180813" calcext:value-type="float">
            <text:p>0.0181</text:p>
          </table:table-cell>
          <table:table-cell table:style-name="ce4" office:value-type="float" office:value="9.1987862566083" calcext:value-type="float">
            <text:p>9.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39-3704</text:p>
          </table:table-cell>
          <table:table-cell table:style-name="ce3" office:value-type="float" office:value="0.02145" calcext:value-type="float">
            <text:p>0.0215</text:p>
          </table:table-cell>
          <table:table-cell table:style-name="ce4" office:value-type="float" office:value="9.37060005081345" calcext:value-type="float">
            <text:p>9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39-6101</text:p>
          </table:table-cell>
          <table:table-cell table:style-name="ce3" office:value-type="float" office:value="0.0210452" calcext:value-type="float">
            <text:p>0.0210</text:p>
          </table:table-cell>
          <table:table-cell table:style-name="ce4" office:value-type="float" office:value="9.77324872764769" calcext:value-type="float">
            <text:p>9.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39-9101</text:p>
          </table:table-cell>
          <table:table-cell table:style-name="ce3" office:value-type="float" office:value="0.0278348" calcext:value-type="float">
            <text:p>0.0278</text:p>
          </table:table-cell>
          <table:table-cell table:style-name="ce4" office:value-type="float" office:value="9.78554550477593" calcext:value-type="float">
            <text:p>9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1-12701</text:p>
          </table:table-cell>
          <table:table-cell table:style-name="ce3" office:value-type="float" office:value="0.0213147" calcext:value-type="float">
            <text:p>0.0213</text:p>
          </table:table-cell>
          <table:table-cell table:style-name="ce4" office:value-type="float" office:value="9.33234553115465" calcext:value-type="float">
            <text:p>9.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1-1902</text:p>
          </table:table-cell>
          <table:table-cell table:style-name="ce3" office:value-type="float" office:value="0.0382788" calcext:value-type="float">
            <text:p>0.0383</text:p>
          </table:table-cell>
          <table:table-cell table:style-name="ce4" office:value-type="float" office:value="9.26843989296055" calcext:value-type="float">
            <text:p>9.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1-3703</text:p>
          </table:table-cell>
          <table:table-cell table:style-name="ce3" office:value-type="float" office:value="0.0288563" calcext:value-type="float">
            <text:p>0.0289</text:p>
          </table:table-cell>
          <table:table-cell table:style-name="ce4" office:value-type="float" office:value="9.64687012168838" calcext:value-type="float">
            <text:p>9.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1-3704</text:p>
          </table:table-cell>
          <table:table-cell table:style-name="ce3" office:value-type="float" office:value="0.0658638" calcext:value-type="float">
            <text:p>0.0659</text:p>
          </table:table-cell>
          <table:table-cell table:style-name="ce4" office:value-type="float" office:value="10.5546684133357" calcext:value-type="float">
            <text:p>10.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1-6101</text:p>
          </table:table-cell>
          <table:table-cell table:style-name="ce3" office:value-type="float" office:value="0.0208729" calcext:value-type="float">
            <text:p>0.0209</text:p>
          </table:table-cell>
          <table:table-cell table:style-name="ce4" office:value-type="float" office:value="8.69962355982191" calcext:value-type="float">
            <text:p>8.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3-12702</text:p>
          </table:table-cell>
          <table:table-cell table:style-name="ce3" office:value-type="float" office:value="0.0178715" calcext:value-type="float">
            <text:p>0.0179</text:p>
          </table:table-cell>
          <table:table-cell table:style-name="ce4" office:value-type="float" office:value="9.13816054216359" calcext:value-type="float">
            <text:p>9.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3-12704</text:p>
          </table:table-cell>
          <table:table-cell table:style-name="ce3" office:value-type="float" office:value="0.0239134" calcext:value-type="float">
            <text:p>0.0239</text:p>
          </table:table-cell>
          <table:table-cell table:style-name="ce4" office:value-type="float" office:value="9.98527734220575" calcext:value-type="float">
            <text:p>9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4-12702</text:p>
          </table:table-cell>
          <table:table-cell table:style-name="ce3" office:value-type="float" office:value="0.0454196" calcext:value-type="float">
            <text:p>0.0454</text:p>
          </table:table-cell>
          <table:table-cell table:style-name="ce4" office:value-type="float" office:value="9.70139354150657" calcext:value-type="float">
            <text:p>9.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4-9101</text:p>
          </table:table-cell>
          <table:table-cell table:style-name="ce3" office:value-type="float" office:value="0.0583642" calcext:value-type="float">
            <text:p>0.0584</text:p>
          </table:table-cell>
          <table:table-cell table:style-name="ce4" office:value-type="float" office:value="10.5907716378508" calcext:value-type="float">
            <text:p>10.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7-12704</text:p>
          </table:table-cell>
          <table:table-cell table:style-name="ce3" office:value-type="float" office:value="0.0494434" calcext:value-type="float">
            <text:p>0.0494</text:p>
          </table:table-cell>
          <table:table-cell table:style-name="ce4" office:value-type="float" office:value="9.98784227043566" calcext:value-type="float">
            <text:p>9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7-9101</text:p>
          </table:table-cell>
          <table:table-cell table:style-name="ce3" office:value-type="float" office:value="0.0415657" calcext:value-type="float">
            <text:p>0.0416</text:p>
          </table:table-cell>
          <table:table-cell table:style-name="ce4" office:value-type="float" office:value="10.0235281799619" calcext:value-type="float">
            <text:p>10.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9-12703</text:p>
          </table:table-cell>
          <table:table-cell table:style-name="ce3" office:value-type="float" office:value="0.0269041" calcext:value-type="float">
            <text:p>0.0269</text:p>
          </table:table-cell>
          <table:table-cell table:style-name="ce4" office:value-type="float" office:value="10.483939439016" calcext:value-type="float">
            <text:p>10.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9-12704</text:p>
          </table:table-cell>
          <table:table-cell table:style-name="ce3" office:value-type="float" office:value="0.0269196" calcext:value-type="float">
            <text:p>0.0269</text:p>
          </table:table-cell>
          <table:table-cell table:style-name="ce4" office:value-type="float" office:value="10.4765592036516" calcext:value-type="float">
            <text:p>10.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49-6102</text:p>
          </table:table-cell>
          <table:table-cell table:style-name="ce3" office:value-type="float" office:value="0.0510126" calcext:value-type="float">
            <text:p>0.0510</text:p>
          </table:table-cell>
          <table:table-cell table:style-name="ce4" office:value-type="float" office:value="9.83130783422159" calcext:value-type="float">
            <text:p>9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0-12703</text:p>
          </table:table-cell>
          <table:table-cell table:style-name="ce3" office:value-type="float" office:value="0.014213" calcext:value-type="float">
            <text:p>0.0142</text:p>
          </table:table-cell>
          <table:table-cell table:style-name="ce4" office:value-type="float" office:value="8.29071336179586" calcext:value-type="float">
            <text:p>8.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0-6102</text:p>
          </table:table-cell>
          <table:table-cell table:style-name="ce3" office:value-type="float" office:value="0.0247248" calcext:value-type="float">
            <text:p>0.0247</text:p>
          </table:table-cell>
          <table:table-cell table:style-name="ce4" office:value-type="float" office:value="9.54539124513957" calcext:value-type="float">
            <text:p>9.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2-12705</text:p>
          </table:table-cell>
          <table:table-cell table:style-name="ce3" office:value-type="float" office:value="0.0255975" calcext:value-type="float">
            <text:p>0.0256</text:p>
          </table:table-cell>
          <table:table-cell table:style-name="ce4" office:value-type="float" office:value="9.97640867587462" calcext:value-type="float">
            <text:p>9.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2-3703</text:p>
          </table:table-cell>
          <table:table-cell table:style-name="ce3" office:value-type="float" office:value="0.0243491" calcext:value-type="float">
            <text:p>0.0243</text:p>
          </table:table-cell>
          <table:table-cell table:style-name="ce4" office:value-type="float" office:value="9.57474755214161" calcext:value-type="float">
            <text:p>9.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2-6102</text:p>
          </table:table-cell>
          <table:table-cell table:style-name="ce3" office:value-type="float" office:value="0.0257882" calcext:value-type="float">
            <text:p>0.0258</text:p>
          </table:table-cell>
          <table:table-cell table:style-name="ce4" office:value-type="float" office:value="10.104954613874" calcext:value-type="float">
            <text:p>10.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2-9102</text:p>
          </table:table-cell>
          <table:table-cell table:style-name="ce3" office:value-type="float" office:value="0.0561577" calcext:value-type="float">
            <text:p>0.0562</text:p>
          </table:table-cell>
          <table:table-cell table:style-name="ce4" office:value-type="float" office:value="9.97358270050573" calcext:value-type="float">
            <text:p>9.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3-3703</text:p>
          </table:table-cell>
          <table:table-cell table:style-name="ce3" office:value-type="float" office:value="0.0272573" calcext:value-type="float">
            <text:p>0.0273</text:p>
          </table:table-cell>
          <table:table-cell table:style-name="ce4" office:value-type="float" office:value="9.72917775351366" calcext:value-type="float">
            <text:p>9.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4-1901</text:p>
          </table:table-cell>
          <table:table-cell table:style-name="ce3" office:value-type="float" office:value="0.0192211" calcext:value-type="float">
            <text:p>0.0192</text:p>
          </table:table-cell>
          <table:table-cell table:style-name="ce4" office:value-type="float" office:value="8.85722994257106" calcext:value-type="float">
            <text:p>8.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4-3704</text:p>
          </table:table-cell>
          <table:table-cell table:style-name="ce3" office:value-type="float" office:value="0.0359833" calcext:value-type="float">
            <text:p>0.0360</text:p>
          </table:table-cell>
          <table:table-cell table:style-name="ce4" office:value-type="float" office:value="10.4500873728149" calcext:value-type="float">
            <text:p>10.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4-6102</text:p>
          </table:table-cell>
          <table:table-cell table:style-name="ce3" office:value-type="float" office:value="0.0252582" calcext:value-type="float">
            <text:p>0.0253</text:p>
          </table:table-cell>
          <table:table-cell table:style-name="ce4" office:value-type="float" office:value="9.62139649012444" calcext:value-type="float">
            <text:p>9.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5-12702</text:p>
          </table:table-cell>
          <table:table-cell table:style-name="ce3" office:value-type="float" office:value="0.0245465" calcext:value-type="float">
            <text:p>0.0245</text:p>
          </table:table-cell>
          <table:table-cell table:style-name="ce4" office:value-type="float" office:value="9.85663223551531" calcext:value-type="float">
            <text:p>9.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5-3702</text:p>
          </table:table-cell>
          <table:table-cell table:style-name="ce3" office:value-type="float" office:value="0.0212133" calcext:value-type="float">
            <text:p>0.0212</text:p>
          </table:table-cell>
          <table:table-cell table:style-name="ce4" office:value-type="float" office:value="8.91993014756594" calcext:value-type="float">
            <text:p>8.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7-3704</text:p>
          </table:table-cell>
          <table:table-cell table:style-name="ce3" office:value-type="float" office:value="0.0202203" calcext:value-type="float">
            <text:p>0.0202</text:p>
          </table:table-cell>
          <table:table-cell table:style-name="ce4" office:value-type="float" office:value="8.71577444353843" calcext:value-type="float">
            <text:p>8.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7-6101</text:p>
          </table:table-cell>
          <table:table-cell table:style-name="ce3" office:value-type="float" office:value="0.0294351" calcext:value-type="float">
            <text:p>0.0294</text:p>
          </table:table-cell>
          <table:table-cell table:style-name="ce4" office:value-type="float" office:value="10.0472631821736" calcext:value-type="float">
            <text:p>10.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7-6102</text:p>
          </table:table-cell>
          <table:table-cell table:style-name="ce3" office:value-type="float" office:value="0.0217639" calcext:value-type="float">
            <text:p>0.0218</text:p>
          </table:table-cell>
          <table:table-cell table:style-name="ce4" office:value-type="float" office:value="9.36664145044576" calcext:value-type="float">
            <text:p>9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8-3701</text:p>
          </table:table-cell>
          <table:table-cell table:style-name="ce3" office:value-type="float" office:value="0.0246067" calcext:value-type="float">
            <text:p>0.0246</text:p>
          </table:table-cell>
          <table:table-cell table:style-name="ce4" office:value-type="float" office:value="9.36851559649419" calcext:value-type="float">
            <text:p>9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8-3702</text:p>
          </table:table-cell>
          <table:table-cell table:style-name="ce3" office:value-type="float" office:value="0.0249306" calcext:value-type="float">
            <text:p>0.0249</text:p>
          </table:table-cell>
          <table:table-cell table:style-name="ce4" office:value-type="float" office:value="8.86928570974293" calcext:value-type="float">
            <text:p>8.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8-3704</text:p>
          </table:table-cell>
          <table:table-cell table:style-name="ce3" office:value-type="float" office:value="0.0584715" calcext:value-type="float">
            <text:p>0.0585</text:p>
          </table:table-cell>
          <table:table-cell table:style-name="ce4" office:value-type="float" office:value="9.86609880845489" calcext:value-type="float">
            <text:p>9.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8-6101</text:p>
          </table:table-cell>
          <table:table-cell table:style-name="ce3" office:value-type="float" office:value="0.0213349" calcext:value-type="float">
            <text:p>0.0213</text:p>
          </table:table-cell>
          <table:table-cell table:style-name="ce4" office:value-type="float" office:value="8.60222933315639" calcext:value-type="float">
            <text:p>8.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9-12704</text:p>
          </table:table-cell>
          <table:table-cell table:style-name="ce3" office:value-type="float" office:value="0.0235676" calcext:value-type="float">
            <text:p>0.0236</text:p>
          </table:table-cell>
          <table:table-cell table:style-name="ce4" office:value-type="float" office:value="9.41297937471063" calcext:value-type="float">
            <text:p>9.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9-6101</text:p>
          </table:table-cell>
          <table:table-cell table:style-name="ce3" office:value-type="float" office:value="0.0309002" calcext:value-type="float">
            <text:p>0.0309</text:p>
          </table:table-cell>
          <table:table-cell table:style-name="ce4" office:value-type="float" office:value="9.61353527721924" calcext:value-type="float">
            <text:p>9.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9-6104</text:p>
          </table:table-cell>
          <table:table-cell table:style-name="ce3" office:value-type="float" office:value="0.0435042" calcext:value-type="float">
            <text:p>0.0435</text:p>
          </table:table-cell>
          <table:table-cell table:style-name="ce4" office:value-type="float" office:value="9.64902899213365" calcext:value-type="float">
            <text:p>9.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9-9101</text:p>
          </table:table-cell>
          <table:table-cell table:style-name="ce3" office:value-type="float" office:value="0.0194392" calcext:value-type="float">
            <text:p>0.0194</text:p>
          </table:table-cell>
          <table:table-cell table:style-name="ce4" office:value-type="float" office:value="8.73682261893765" calcext:value-type="float">
            <text:p>8.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59-9102</text:p>
          </table:table-cell>
          <table:table-cell table:style-name="ce3" office:value-type="float" office:value="0.0616916" calcext:value-type="float">
            <text:p>0.0617</text:p>
          </table:table-cell>
          <table:table-cell table:style-name="ce4" office:value-type="float" office:value="10.6444208628006" calcext:value-type="float">
            <text:p>10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61-1901</text:p>
          </table:table-cell>
          <table:table-cell table:style-name="ce3" office:value-type="float" office:value="0.023141" calcext:value-type="float">
            <text:p>0.0231</text:p>
          </table:table-cell>
          <table:table-cell table:style-name="ce4" office:value-type="float" office:value="9.25052978198163" calcext:value-type="float">
            <text:p>9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61-6102</text:p>
          </table:table-cell>
          <table:table-cell table:style-name="ce3" office:value-type="float" office:value="0.0228629" calcext:value-type="float">
            <text:p>0.0229</text:p>
          </table:table-cell>
          <table:table-cell table:style-name="ce4" office:value-type="float" office:value="9.97304144812385" calcext:value-type="float">
            <text:p>9.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62-1901</text:p>
          </table:table-cell>
          <table:table-cell table:style-name="ce3" office:value-type="float" office:value="0.023141" calcext:value-type="float">
            <text:p>0.0231</text:p>
          </table:table-cell>
          <table:table-cell table:style-name="ce4" office:value-type="float" office:value="9.25052978198163" calcext:value-type="float">
            <text:p>9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62-1902</text:p>
          </table:table-cell>
          <table:table-cell table:style-name="ce3" office:value-type="float" office:value="0.0379261" calcext:value-type="float">
            <text:p>0.0379</text:p>
          </table:table-cell>
          <table:table-cell table:style-name="ce4" office:value-type="float" office:value="9.13214117117913" calcext:value-type="float">
            <text:p>9.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62-3702</text:p>
          </table:table-cell>
          <table:table-cell table:style-name="ce3" office:value-type="float" office:value="0.0242308" calcext:value-type="float">
            <text:p>0.0242</text:p>
          </table:table-cell>
          <table:table-cell table:style-name="ce4" office:value-type="float" office:value="10.0048757128015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62-6101</text:p>
          </table:table-cell>
          <table:table-cell table:style-name="ce3" office:value-type="float" office:value="0.0239188" calcext:value-type="float">
            <text:p>0.0239</text:p>
          </table:table-cell>
          <table:table-cell table:style-name="ce4" office:value-type="float" office:value="9.29527233939657" calcext:value-type="float">
            <text:p>9.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62-9102</text:p>
          </table:table-cell>
          <table:table-cell table:style-name="ce3" office:value-type="float" office:value="0.0245271" calcext:value-type="float">
            <text:p>0.0245</text:p>
          </table:table-cell>
          <table:table-cell table:style-name="ce4" office:value-type="float" office:value="10.2210463011147" calcext:value-type="float">
            <text:p>10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63-12703</text:p>
          </table:table-cell>
          <table:table-cell table:style-name="ce3" office:value-type="float" office:value="0.0234229" calcext:value-type="float">
            <text:p>0.0234</text:p>
          </table:table-cell>
          <table:table-cell table:style-name="ce4" office:value-type="float" office:value="9.91936264515709" calcext:value-type="float">
            <text:p>9.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63-12705</text:p>
          </table:table-cell>
          <table:table-cell table:style-name="ce3" office:value-type="float" office:value="0.0479917" calcext:value-type="float">
            <text:p>0.0480</text:p>
          </table:table-cell>
          <table:table-cell table:style-name="ce4" office:value-type="float" office:value="10.5300203065047" calcext:value-type="float">
            <text:p>10.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63-1901</text:p>
          </table:table-cell>
          <table:table-cell table:style-name="ce3" office:value-type="float" office:value="0.0245615" calcext:value-type="float">
            <text:p>0.0246</text:p>
          </table:table-cell>
          <table:table-cell table:style-name="ce4" office:value-type="float" office:value="9.40140398754946" calcext:value-type="float">
            <text:p>9.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263-6101</text:p>
          </table:table-cell>
          <table:table-cell table:style-name="ce3" office:value-type="float" office:value="0.0244291" calcext:value-type="float">
            <text:p>0.0244</text:p>
          </table:table-cell>
          <table:table-cell table:style-name="ce4" office:value-type="float" office:value="9.42265712894584" calcext:value-type="float">
            <text:p>9.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09-3703</text:p>
          </table:table-cell>
          <table:table-cell table:style-name="ce3" office:value-type="float" office:value="0.000507018" calcext:value-type="float">
            <text:p>0.0005</text:p>
          </table:table-cell>
          <table:table-cell table:style-name="ce4" office:value-type="float" office:value="8.79635574344593" calcext:value-type="float">
            <text:p>8.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1-3702</text:p>
          </table:table-cell>
          <table:table-cell table:style-name="ce3" office:value-type="float" office:value="0.0168598" calcext:value-type="float">
            <text:p>0.0169</text:p>
          </table:table-cell>
          <table:table-cell table:style-name="ce4" office:value-type="float" office:value="8.82624524603949" calcext:value-type="float">
            <text:p>8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1-3703</text:p>
          </table:table-cell>
          <table:table-cell table:style-name="ce3" office:value-type="float" office:value="0.0316772" calcext:value-type="float">
            <text:p>0.0317</text:p>
          </table:table-cell>
          <table:table-cell table:style-name="ce4" office:value-type="float" office:value="10.613849218556" calcext:value-type="float">
            <text:p>10.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2-12702</text:p>
          </table:table-cell>
          <table:table-cell table:style-name="ce3" office:value-type="float" office:value="0.0320253" calcext:value-type="float">
            <text:p>0.0320</text:p>
          </table:table-cell>
          <table:table-cell table:style-name="ce4" office:value-type="float" office:value="10.2652330365739" calcext:value-type="float">
            <text:p>10.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2-12703</text:p>
          </table:table-cell>
          <table:table-cell table:style-name="ce3" office:value-type="float" office:value="0.0358501" calcext:value-type="float">
            <text:p>0.0359</text:p>
          </table:table-cell>
          <table:table-cell table:style-name="ce4" office:value-type="float" office:value="10.4413368716639" calcext:value-type="float">
            <text:p>10.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3-12701</text:p>
          </table:table-cell>
          <table:table-cell table:style-name="ce3" office:value-type="float" office:value="0.0354683" calcext:value-type="float">
            <text:p>0.0355</text:p>
          </table:table-cell>
          <table:table-cell table:style-name="ce4" office:value-type="float" office:value="10.2771460255139" calcext:value-type="float">
            <text:p>10.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3-12702</text:p>
          </table:table-cell>
          <table:table-cell table:style-name="ce3" office:value-type="float" office:value="0.0333433" calcext:value-type="float">
            <text:p>0.0333</text:p>
          </table:table-cell>
          <table:table-cell table:style-name="ce4" office:value-type="float" office:value="10.2091368528993" calcext:value-type="float">
            <text:p>10.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3-12703</text:p>
          </table:table-cell>
          <table:table-cell table:style-name="ce3" office:value-type="float" office:value="0.0355431" calcext:value-type="float">
            <text:p>0.0355</text:p>
          </table:table-cell>
          <table:table-cell table:style-name="ce4" office:value-type="float" office:value="10.2472414650927" calcext:value-type="float">
            <text:p>10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3-1901</text:p>
          </table:table-cell>
          <table:table-cell table:style-name="ce3" office:value-type="float" office:value="0.0242508" calcext:value-type="float">
            <text:p>0.0243</text:p>
          </table:table-cell>
          <table:table-cell table:style-name="ce4" office:value-type="float" office:value="8.99911008805961" calcext:value-type="float">
            <text:p>9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3-1902</text:p>
          </table:table-cell>
          <table:table-cell table:style-name="ce3" office:value-type="float" office:value="0.0343878" calcext:value-type="float">
            <text:p>0.0344</text:p>
          </table:table-cell>
          <table:table-cell table:style-name="ce4" office:value-type="float" office:value="9.22678801578088" calcext:value-type="float">
            <text:p>9.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3-6103</text:p>
          </table:table-cell>
          <table:table-cell table:style-name="ce3" office:value-type="float" office:value="0.0238109" calcext:value-type="float">
            <text:p>0.0238</text:p>
          </table:table-cell>
          <table:table-cell table:style-name="ce4" office:value-type="float" office:value="9.69014998918883" calcext:value-type="float">
            <text:p>9.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3-9101</text:p>
          </table:table-cell>
          <table:table-cell table:style-name="ce3" office:value-type="float" office:value="0.0387147" calcext:value-type="float">
            <text:p>0.0387</text:p>
          </table:table-cell>
          <table:table-cell table:style-name="ce4" office:value-type="float" office:value="10.4580331924965" calcext:value-type="float">
            <text:p>10.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5-12705</text:p>
          </table:table-cell>
          <table:table-cell table:style-name="ce3" office:value-type="float" office:value="0.0634711" calcext:value-type="float">
            <text:p>0.0635</text:p>
          </table:table-cell>
          <table:table-cell table:style-name="ce4" office:value-type="float" office:value="10.3537374008938" calcext:value-type="float">
            <text:p>10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5-3701</text:p>
          </table:table-cell>
          <table:table-cell table:style-name="ce3" office:value-type="float" office:value="0.0405057" calcext:value-type="float">
            <text:p>0.0405</text:p>
          </table:table-cell>
          <table:table-cell table:style-name="ce4" office:value-type="float" office:value="9.70336103164765" calcext:value-type="float">
            <text:p>9.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5-6101</text:p>
          </table:table-cell>
          <table:table-cell table:style-name="ce3" office:value-type="float" office:value="0.0405526" calcext:value-type="float">
            <text:p>0.0406</text:p>
          </table:table-cell>
          <table:table-cell table:style-name="ce4" office:value-type="float" office:value="9.52676302473151" calcext:value-type="float">
            <text:p>9.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7-6102</text:p>
          </table:table-cell>
          <table:table-cell table:style-name="ce3" office:value-type="float" office:value="0.0578109" calcext:value-type="float">
            <text:p>0.0578</text:p>
          </table:table-cell>
          <table:table-cell table:style-name="ce4" office:value-type="float" office:value="10.7465680379288" calcext:value-type="float">
            <text:p>10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7-9102</text:p>
          </table:table-cell>
          <table:table-cell table:style-name="ce3" office:value-type="float" office:value="0.0242658" calcext:value-type="float">
            <text:p>0.0243</text:p>
          </table:table-cell>
          <table:table-cell table:style-name="ce4" office:value-type="float" office:value="9.09315191853161" calcext:value-type="float">
            <text:p>9.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8-12703</text:p>
          </table:table-cell>
          <table:table-cell table:style-name="ce3" office:value-type="float" office:value="0.0392604" calcext:value-type="float">
            <text:p>0.0393</text:p>
          </table:table-cell>
          <table:table-cell table:style-name="ce4" office:value-type="float" office:value="10.6186201513121" calcext:value-type="float">
            <text:p>10.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8-12704</text:p>
          </table:table-cell>
          <table:table-cell table:style-name="ce3" office:value-type="float" office:value="0.0245562" calcext:value-type="float">
            <text:p>0.0246</text:p>
          </table:table-cell>
          <table:table-cell table:style-name="ce4" office:value-type="float" office:value="9.55712446919462" calcext:value-type="float">
            <text:p>9.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8-12705</text:p>
          </table:table-cell>
          <table:table-cell table:style-name="ce3" office:value-type="float" office:value="0.0291244" calcext:value-type="float">
            <text:p>0.0291</text:p>
          </table:table-cell>
          <table:table-cell table:style-name="ce4" office:value-type="float" office:value="9.76324450282627" calcext:value-type="float">
            <text:p>9.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8-3703</text:p>
          </table:table-cell>
          <table:table-cell table:style-name="ce3" office:value-type="float" office:value="0.0252258" calcext:value-type="float">
            <text:p>0.0252</text:p>
          </table:table-cell>
          <table:table-cell table:style-name="ce4" office:value-type="float" office:value="10.0738942314791" calcext:value-type="float">
            <text:p>10.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8-6101</text:p>
          </table:table-cell>
          <table:table-cell table:style-name="ce3" office:value-type="float" office:value="0.0523298" calcext:value-type="float">
            <text:p>0.0523</text:p>
          </table:table-cell>
          <table:table-cell table:style-name="ce4" office:value-type="float" office:value="10.4612238169392" calcext:value-type="float">
            <text:p>10.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8-6104</text:p>
          </table:table-cell>
          <table:table-cell table:style-name="ce3" office:value-type="float" office:value="0.026671" calcext:value-type="float">
            <text:p>0.0267</text:p>
          </table:table-cell>
          <table:table-cell table:style-name="ce4" office:value-type="float" office:value="9.64471719699534" calcext:value-type="float">
            <text:p>9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8-9101</text:p>
          </table:table-cell>
          <table:table-cell table:style-name="ce3" office:value-type="float" office:value="0.0282647" calcext:value-type="float">
            <text:p>0.0283</text:p>
          </table:table-cell>
          <table:table-cell table:style-name="ce4" office:value-type="float" office:value="9.72148085477005" calcext:value-type="float">
            <text:p>9.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8-9102</text:p>
          </table:table-cell>
          <table:table-cell table:style-name="ce3" office:value-type="float" office:value="0.0264474" calcext:value-type="float">
            <text:p>0.0264</text:p>
          </table:table-cell>
          <table:table-cell table:style-name="ce4" office:value-type="float" office:value="9.6678497074218" calcext:value-type="float">
            <text:p>9.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9-12704</text:p>
          </table:table-cell>
          <table:table-cell table:style-name="ce3" office:value-type="float" office:value="0.0288275" calcext:value-type="float">
            <text:p>0.0288</text:p>
          </table:table-cell>
          <table:table-cell table:style-name="ce4" office:value-type="float" office:value="10.312553920321" calcext:value-type="float">
            <text:p>10.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9-3701</text:p>
          </table:table-cell>
          <table:table-cell table:style-name="ce3" office:value-type="float" office:value="0.0268704" calcext:value-type="float">
            <text:p>0.0269</text:p>
          </table:table-cell>
          <table:table-cell table:style-name="ce4" office:value-type="float" office:value="9.71836133011317" calcext:value-type="float">
            <text:p>9.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9-6102</text:p>
          </table:table-cell>
          <table:table-cell table:style-name="ce3" office:value-type="float" office:value="0.0359626" calcext:value-type="float">
            <text:p>0.0360</text:p>
          </table:table-cell>
          <table:table-cell table:style-name="ce4" office:value-type="float" office:value="10.1900766504047" calcext:value-type="float">
            <text:p>10.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19-9101</text:p>
          </table:table-cell>
          <table:table-cell table:style-name="ce3" office:value-type="float" office:value="0.0706991" calcext:value-type="float">
            <text:p>0.0707</text:p>
          </table:table-cell>
          <table:table-cell table:style-name="ce4" office:value-type="float" office:value="10.4576260870284" calcext:value-type="float">
            <text:p>10.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0-12705</text:p>
          </table:table-cell>
          <table:table-cell table:style-name="ce3" office:value-type="float" office:value="0.0273277" calcext:value-type="float">
            <text:p>0.0273</text:p>
          </table:table-cell>
          <table:table-cell table:style-name="ce4" office:value-type="float" office:value="10.3073376948062" calcext:value-type="float">
            <text:p>10.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0-6104</text:p>
          </table:table-cell>
          <table:table-cell table:style-name="ce3" office:value-type="float" office:value="0.0300181" calcext:value-type="float">
            <text:p>0.0300</text:p>
          </table:table-cell>
          <table:table-cell table:style-name="ce4" office:value-type="float" office:value="9.33448591992113" calcext:value-type="float">
            <text:p>9.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0-9102</text:p>
          </table:table-cell>
          <table:table-cell table:style-name="ce3" office:value-type="float" office:value="0.0523739" calcext:value-type="float">
            <text:p>0.0524</text:p>
          </table:table-cell>
          <table:table-cell table:style-name="ce4" office:value-type="float" office:value="10.6786995249083" calcext:value-type="float">
            <text:p>10.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2-12701</text:p>
          </table:table-cell>
          <table:table-cell table:style-name="ce3" office:value-type="float" office:value="0.0202607" calcext:value-type="float">
            <text:p>0.0203</text:p>
          </table:table-cell>
          <table:table-cell table:style-name="ce4" office:value-type="float" office:value="9.44970512965131" calcext:value-type="float">
            <text:p>9.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2-12703</text:p>
          </table:table-cell>
          <table:table-cell table:style-name="ce3" office:value-type="float" office:value="0.023701" calcext:value-type="float">
            <text:p>0.0237</text:p>
          </table:table-cell>
          <table:table-cell table:style-name="ce4" office:value-type="float" office:value="8.85370551078176" calcext:value-type="float">
            <text:p>8.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2-12704</text:p>
          </table:table-cell>
          <table:table-cell table:style-name="ce3" office:value-type="float" office:value="0.0186529" calcext:value-type="float">
            <text:p>0.0187</text:p>
          </table:table-cell>
          <table:table-cell table:style-name="ce4" office:value-type="float" office:value="10.3671471112566" calcext:value-type="float">
            <text:p>10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2-3701</text:p>
          </table:table-cell>
          <table:table-cell table:style-name="ce3" office:value-type="float" office:value="0.0491864" calcext:value-type="float">
            <text:p>0.0492</text:p>
          </table:table-cell>
          <table:table-cell table:style-name="ce4" office:value-type="float" office:value="10.490757464275" calcext:value-type="float">
            <text:p>10.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2-6103</text:p>
          </table:table-cell>
          <table:table-cell table:style-name="ce3" office:value-type="float" office:value="0.01857" calcext:value-type="float">
            <text:p>0.0186</text:p>
          </table:table-cell>
          <table:table-cell table:style-name="ce4" office:value-type="float" office:value="9.48779568540577" calcext:value-type="float">
            <text:p>9.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2-9101</text:p>
          </table:table-cell>
          <table:table-cell table:style-name="ce3" office:value-type="float" office:value="0.018693" calcext:value-type="float">
            <text:p>0.0187</text:p>
          </table:table-cell>
          <table:table-cell table:style-name="ce4" office:value-type="float" office:value="9.39944872981423" calcext:value-type="float">
            <text:p>9.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3-12703</text:p>
          </table:table-cell>
          <table:table-cell table:style-name="ce3" office:value-type="float" office:value="0.0251384" calcext:value-type="float">
            <text:p>0.0251</text:p>
          </table:table-cell>
          <table:table-cell table:style-name="ce4" office:value-type="float" office:value="9.41847364881639" calcext:value-type="float">
            <text:p>9.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5-3701</text:p>
          </table:table-cell>
          <table:table-cell table:style-name="ce3" office:value-type="float" office:value="0.0407535" calcext:value-type="float">
            <text:p>0.0408</text:p>
          </table:table-cell>
          <table:table-cell table:style-name="ce4" office:value-type="float" office:value="9.13508810606857" calcext:value-type="float">
            <text:p>9.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6-12702</text:p>
          </table:table-cell>
          <table:table-cell table:style-name="ce3" office:value-type="float" office:value="0.0271793" calcext:value-type="float">
            <text:p>0.0272</text:p>
          </table:table-cell>
          <table:table-cell table:style-name="ce4" office:value-type="float" office:value="9.67036740139909" calcext:value-type="float">
            <text:p>9.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6-9102</text:p>
          </table:table-cell>
          <table:table-cell table:style-name="ce3" office:value-type="float" office:value="0.0717639" calcext:value-type="float">
            <text:p>0.0718</text:p>
          </table:table-cell>
          <table:table-cell table:style-name="ce4" office:value-type="float" office:value="10.5737984234775" calcext:value-type="float">
            <text:p>10.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9-12701</text:p>
          </table:table-cell>
          <table:table-cell table:style-name="ce3" office:value-type="float" office:value="0.0350445" calcext:value-type="float">
            <text:p>0.0350</text:p>
          </table:table-cell>
          <table:table-cell table:style-name="ce4" office:value-type="float" office:value="10.5594852866747" calcext:value-type="float">
            <text:p>10.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9-12702</text:p>
          </table:table-cell>
          <table:table-cell table:style-name="ce3" office:value-type="float" office:value="0.0128534" calcext:value-type="float">
            <text:p>0.0129</text:p>
          </table:table-cell>
          <table:table-cell table:style-name="ce4" office:value-type="float" office:value="8.79564369686092" calcext:value-type="float">
            <text:p>8.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9-6103</text:p>
          </table:table-cell>
          <table:table-cell table:style-name="ce3" office:value-type="float" office:value="0.0312672" calcext:value-type="float">
            <text:p>0.0313</text:p>
          </table:table-cell>
          <table:table-cell table:style-name="ce4" office:value-type="float" office:value="10.2167516067018" calcext:value-type="float">
            <text:p>10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29-6104</text:p>
          </table:table-cell>
          <table:table-cell table:style-name="ce3" office:value-type="float" office:value="0.0269954" calcext:value-type="float">
            <text:p>0.0270</text:p>
          </table:table-cell>
          <table:table-cell table:style-name="ce4" office:value-type="float" office:value="9.97320685104898" calcext:value-type="float">
            <text:p>9.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0-12701</text:p>
          </table:table-cell>
          <table:table-cell table:style-name="ce3" office:value-type="float" office:value="0.0529038" calcext:value-type="float">
            <text:p>0.0529</text:p>
          </table:table-cell>
          <table:table-cell table:style-name="ce4" office:value-type="float" office:value="10.007909861605" calcext:value-type="float">
            <text:p>10.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0-12703</text:p>
          </table:table-cell>
          <table:table-cell table:style-name="ce3" office:value-type="float" office:value="0.0269457" calcext:value-type="float">
            <text:p>0.0269</text:p>
          </table:table-cell>
          <table:table-cell table:style-name="ce4" office:value-type="float" office:value="10.0382107070377" calcext:value-type="float">
            <text:p>10.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0-1902</text:p>
          </table:table-cell>
          <table:table-cell table:style-name="ce3" office:value-type="float" office:value="0.0200157" calcext:value-type="float">
            <text:p>0.0200</text:p>
          </table:table-cell>
          <table:table-cell table:style-name="ce4" office:value-type="float" office:value="9.46398700132638" calcext:value-type="float">
            <text:p>9.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0-6102</text:p>
          </table:table-cell>
          <table:table-cell table:style-name="ce3" office:value-type="float" office:value="0.0489161" calcext:value-type="float">
            <text:p>0.0489</text:p>
          </table:table-cell>
          <table:table-cell table:style-name="ce4" office:value-type="float" office:value="9.96900378949012" calcext:value-type="float">
            <text:p>9.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0-9101</text:p>
          </table:table-cell>
          <table:table-cell table:style-name="ce3" office:value-type="float" office:value="0.0348771" calcext:value-type="float">
            <text:p>0.0349</text:p>
          </table:table-cell>
          <table:table-cell table:style-name="ce4" office:value-type="float" office:value="10.1183077234145" calcext:value-type="float">
            <text:p>10.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1-1901</text:p>
          </table:table-cell>
          <table:table-cell table:style-name="ce3" office:value-type="float" office:value="0.0435868" calcext:value-type="float">
            <text:p>0.0436</text:p>
          </table:table-cell>
          <table:table-cell table:style-name="ce4" office:value-type="float" office:value="9.80109966608517" calcext:value-type="float">
            <text:p>9.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1-6102</text:p>
          </table:table-cell>
          <table:table-cell table:style-name="ce3" office:value-type="float" office:value="0.0751071" calcext:value-type="float">
            <text:p>0.0751</text:p>
          </table:table-cell>
          <table:table-cell table:style-name="ce4" office:value-type="float" office:value="10.9251686784337" calcext:value-type="float">
            <text:p>10.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2-12701</text:p>
          </table:table-cell>
          <table:table-cell table:style-name="ce3" office:value-type="float" office:value="0.0283067" calcext:value-type="float">
            <text:p>0.0283</text:p>
          </table:table-cell>
          <table:table-cell table:style-name="ce4" office:value-type="float" office:value="9.78281719972129" calcext:value-type="float">
            <text:p>9.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2-1901</text:p>
          </table:table-cell>
          <table:table-cell table:style-name="ce3" office:value-type="float" office:value="0.0422117" calcext:value-type="float">
            <text:p>0.0422</text:p>
          </table:table-cell>
          <table:table-cell table:style-name="ce4" office:value-type="float" office:value="9.3614407291316" calcext:value-type="float">
            <text:p>9.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2-1902</text:p>
          </table:table-cell>
          <table:table-cell table:style-name="ce3" office:value-type="float" office:value="0.00814191" calcext:value-type="float">
            <text:p>0.0081</text:p>
          </table:table-cell>
          <table:table-cell table:style-name="ce4" office:value-type="float" office:value="10.3485015169154" calcext:value-type="float">
            <text:p>10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2-3702</text:p>
          </table:table-cell>
          <table:table-cell table:style-name="ce3" office:value-type="float" office:value="0.033305" calcext:value-type="float">
            <text:p>0.0333</text:p>
          </table:table-cell>
          <table:table-cell table:style-name="ce4" office:value-type="float" office:value="10.0665607164101" calcext:value-type="float">
            <text:p>10.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2-9101</text:p>
          </table:table-cell>
          <table:table-cell table:style-name="ce3" office:value-type="float" office:value="0.0284426" calcext:value-type="float">
            <text:p>0.0284</text:p>
          </table:table-cell>
          <table:table-cell table:style-name="ce4" office:value-type="float" office:value="10.0196105645104" calcext:value-type="float">
            <text:p>10.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3-12705</text:p>
          </table:table-cell>
          <table:table-cell table:style-name="ce3" office:value-type="float" office:value="0.0259548" calcext:value-type="float">
            <text:p>0.0260</text:p>
          </table:table-cell>
          <table:table-cell table:style-name="ce4" office:value-type="float" office:value="9.52860564434013" calcext:value-type="float">
            <text:p>9.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3-1902</text:p>
          </table:table-cell>
          <table:table-cell table:style-name="ce3" office:value-type="float" office:value="0.0170371" calcext:value-type="float">
            <text:p>0.0170</text:p>
          </table:table-cell>
          <table:table-cell table:style-name="ce4" office:value-type="float" office:value="8.90135368578011" calcext:value-type="float">
            <text:p>8.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3-3701</text:p>
          </table:table-cell>
          <table:table-cell table:style-name="ce3" office:value-type="float" office:value="0.068606" calcext:value-type="float">
            <text:p>0.0686</text:p>
          </table:table-cell>
          <table:table-cell table:style-name="ce4" office:value-type="float" office:value="10.5235032458193" calcext:value-type="float">
            <text:p>10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5-12702</text:p>
          </table:table-cell>
          <table:table-cell table:style-name="ce3" office:value-type="float" office:value="0.0188389" calcext:value-type="float">
            <text:p>0.0188</text:p>
          </table:table-cell>
          <table:table-cell table:style-name="ce4" office:value-type="float" office:value="9.12217326615774" calcext:value-type="float">
            <text:p>9.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5-12705</text:p>
          </table:table-cell>
          <table:table-cell table:style-name="ce3" office:value-type="float" office:value="0.0253001" calcext:value-type="float">
            <text:p>0.0253</text:p>
          </table:table-cell>
          <table:table-cell table:style-name="ce4" office:value-type="float" office:value="10.2179811241081" calcext:value-type="float">
            <text:p>10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5-3701</text:p>
          </table:table-cell>
          <table:table-cell table:style-name="ce3" office:value-type="float" office:value="0.0247809" calcext:value-type="float">
            <text:p>0.0248</text:p>
          </table:table-cell>
          <table:table-cell table:style-name="ce4" office:value-type="float" office:value="9.23154349576154" calcext:value-type="float">
            <text:p>9.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5-6102</text:p>
          </table:table-cell>
          <table:table-cell table:style-name="ce3" office:value-type="float" office:value="0.019232" calcext:value-type="float">
            <text:p>0.0192</text:p>
          </table:table-cell>
          <table:table-cell table:style-name="ce4" office:value-type="float" office:value="9.30493837838746" calcext:value-type="float">
            <text:p>9.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5-9102</text:p>
          </table:table-cell>
          <table:table-cell table:style-name="ce3" office:value-type="float" office:value="0.0174864" calcext:value-type="float">
            <text:p>0.0175</text:p>
          </table:table-cell>
          <table:table-cell table:style-name="ce4" office:value-type="float" office:value="8.98539009422112" calcext:value-type="float">
            <text:p>8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8-12701</text:p>
          </table:table-cell>
          <table:table-cell table:style-name="ce3" office:value-type="float" office:value="0.0210523" calcext:value-type="float">
            <text:p>0.0211</text:p>
          </table:table-cell>
          <table:table-cell table:style-name="ce4" office:value-type="float" office:value="9.49488198457774" calcext:value-type="float">
            <text:p>9.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8-12704</text:p>
          </table:table-cell>
          <table:table-cell table:style-name="ce3" office:value-type="float" office:value="0.0220144" calcext:value-type="float">
            <text:p>0.0220</text:p>
          </table:table-cell>
          <table:table-cell table:style-name="ce4" office:value-type="float" office:value="9.02701917362157" calcext:value-type="float">
            <text:p>9.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8-1901</text:p>
          </table:table-cell>
          <table:table-cell table:style-name="ce3" office:value-type="float" office:value="0.0214836" calcext:value-type="float">
            <text:p>0.0215</text:p>
          </table:table-cell>
          <table:table-cell table:style-name="ce4" office:value-type="float" office:value="8.83932906698722" calcext:value-type="float">
            <text:p>8.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8-3702</text:p>
          </table:table-cell>
          <table:table-cell table:style-name="ce3" office:value-type="float" office:value="0.0192906" calcext:value-type="float">
            <text:p>0.0193</text:p>
          </table:table-cell>
          <table:table-cell table:style-name="ce4" office:value-type="float" office:value="9.21444909627168" calcext:value-type="float">
            <text:p>9.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38-6102</text:p>
          </table:table-cell>
          <table:table-cell table:style-name="ce3" office:value-type="float" office:value="0.0223574" calcext:value-type="float">
            <text:p>0.0224</text:p>
          </table:table-cell>
          <table:table-cell table:style-name="ce4" office:value-type="float" office:value="9.17970112602349" calcext:value-type="float">
            <text:p>9.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41-1902</text:p>
          </table:table-cell>
          <table:table-cell table:style-name="ce3" office:value-type="float" office:value="0.0404746" calcext:value-type="float">
            <text:p>0.0405</text:p>
          </table:table-cell>
          <table:table-cell table:style-name="ce4" office:value-type="float" office:value="9.54913941776376" calcext:value-type="float">
            <text:p>9.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341-9101</text:p>
          </table:table-cell>
          <table:table-cell table:style-name="ce3" office:value-type="float" office:value="0.0512136" calcext:value-type="float">
            <text:p>0.0512</text:p>
          </table:table-cell>
          <table:table-cell table:style-name="ce4" office:value-type="float" office:value="10.1351103792937" calcext:value-type="float">
            <text:p>10.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39-12703</text:p>
          </table:table-cell>
          <table:table-cell table:style-name="ce3" office:value-type="float" office:value="0.0251076" calcext:value-type="float">
            <text:p>0.0251</text:p>
          </table:table-cell>
          <table:table-cell table:style-name="ce4" office:value-type="float" office:value="10.16619321517" calcext:value-type="float">
            <text:p>10.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39-3703</text:p>
          </table:table-cell>
          <table:table-cell table:style-name="ce3" office:value-type="float" office:value="0.138619" calcext:value-type="float">
            <text:p>0.1386</text:p>
          </table:table-cell>
          <table:table-cell table:style-name="ce4" office:value-type="float" office:value="11.0297894708318" calcext:value-type="float">
            <text:p>11.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0-1902</text:p>
          </table:table-cell>
          <table:table-cell table:style-name="ce3" office:value-type="float" office:value="0.0251859" calcext:value-type="float">
            <text:p>0.0252</text:p>
          </table:table-cell>
          <table:table-cell table:style-name="ce4" office:value-type="float" office:value="9.33750917732794" calcext:value-type="float">
            <text:p>9.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2-12703</text:p>
          </table:table-cell>
          <table:table-cell table:style-name="ce3" office:value-type="float" office:value="0.01925" calcext:value-type="float">
            <text:p>0.0193</text:p>
          </table:table-cell>
          <table:table-cell table:style-name="ce4" office:value-type="float" office:value="9.18286811353008" calcext:value-type="float">
            <text:p>9.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2-12704</text:p>
          </table:table-cell>
          <table:table-cell table:style-name="ce3" office:value-type="float" office:value="0.051749" calcext:value-type="float">
            <text:p>0.0517</text:p>
          </table:table-cell>
          <table:table-cell table:style-name="ce4" office:value-type="float" office:value="10.1028794348693" calcext:value-type="float">
            <text:p>10.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2-12705</text:p>
          </table:table-cell>
          <table:table-cell table:style-name="ce3" office:value-type="float" office:value="0.0185128" calcext:value-type="float">
            <text:p>0.0185</text:p>
          </table:table-cell>
          <table:table-cell table:style-name="ce4" office:value-type="float" office:value="10.0799116938043" calcext:value-type="float">
            <text:p>10.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2-3701</text:p>
          </table:table-cell>
          <table:table-cell table:style-name="ce3" office:value-type="float" office:value="0.029834" calcext:value-type="float">
            <text:p>0.0298</text:p>
          </table:table-cell>
          <table:table-cell table:style-name="ce4" office:value-type="float" office:value="9.99695362203309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2-9101</text:p>
          </table:table-cell>
          <table:table-cell table:style-name="ce3" office:value-type="float" office:value="0.0247113" calcext:value-type="float">
            <text:p>0.0247</text:p>
          </table:table-cell>
          <table:table-cell table:style-name="ce4" office:value-type="float" office:value="9.08262023523781" calcext:value-type="float">
            <text:p>9.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3-6103</text:p>
          </table:table-cell>
          <table:table-cell table:style-name="ce3" office:value-type="float" office:value="0.029141" calcext:value-type="float">
            <text:p>0.0291</text:p>
          </table:table-cell>
          <table:table-cell table:style-name="ce4" office:value-type="float" office:value="10.0140835043699" calcext:value-type="float">
            <text:p>10.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4-12701</text:p>
          </table:table-cell>
          <table:table-cell table:style-name="ce3" office:value-type="float" office:value="0.0168134" calcext:value-type="float">
            <text:p>0.0168</text:p>
          </table:table-cell>
          <table:table-cell table:style-name="ce4" office:value-type="float" office:value="8.907189857111" calcext:value-type="float">
            <text:p>8.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4-12703</text:p>
          </table:table-cell>
          <table:table-cell table:style-name="ce3" office:value-type="float" office:value="0.0389689" calcext:value-type="float">
            <text:p>0.0390</text:p>
          </table:table-cell>
          <table:table-cell table:style-name="ce4" office:value-type="float" office:value="10.5137288606148" calcext:value-type="float">
            <text:p>1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4-12705</text:p>
          </table:table-cell>
          <table:table-cell table:style-name="ce3" office:value-type="float" office:value="0.0155875" calcext:value-type="float">
            <text:p>0.0156</text:p>
          </table:table-cell>
          <table:table-cell table:style-name="ce4" office:value-type="float" office:value="9.28596890608033" calcext:value-type="float">
            <text:p>9.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4-1901</text:p>
          </table:table-cell>
          <table:table-cell table:style-name="ce3" office:value-type="float" office:value="0.036935" calcext:value-type="float">
            <text:p>0.0369</text:p>
          </table:table-cell>
          <table:table-cell table:style-name="ce4" office:value-type="float" office:value="9.35780530125684" calcext:value-type="float">
            <text:p>9.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5-12701</text:p>
          </table:table-cell>
          <table:table-cell table:style-name="ce3" office:value-type="float" office:value="0.025054" calcext:value-type="float">
            <text:p>0.0251</text:p>
          </table:table-cell>
          <table:table-cell table:style-name="ce4" office:value-type="float" office:value="10.4896379108449" calcext:value-type="float">
            <text:p>10.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5-3701</text:p>
          </table:table-cell>
          <table:table-cell table:style-name="ce3" office:value-type="float" office:value="0.0243152" calcext:value-type="float">
            <text:p>0.0243</text:p>
          </table:table-cell>
          <table:table-cell table:style-name="ce4" office:value-type="float" office:value="10.0743189837169" calcext:value-type="float">
            <text:p>10.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6-3703</text:p>
          </table:table-cell>
          <table:table-cell table:style-name="ce3" office:value-type="float" office:value="0.0214632" calcext:value-type="float">
            <text:p>0.0215</text:p>
          </table:table-cell>
          <table:table-cell table:style-name="ce4" office:value-type="float" office:value="9.47521777486904" calcext:value-type="float">
            <text:p>9.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6-9102</text:p>
          </table:table-cell>
          <table:table-cell table:style-name="ce3" office:value-type="float" office:value="0.0249716" calcext:value-type="float">
            <text:p>0.0250</text:p>
          </table:table-cell>
          <table:table-cell table:style-name="ce4" office:value-type="float" office:value="9.02201573981772" calcext:value-type="float">
            <text:p>9.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7-12705</text:p>
          </table:table-cell>
          <table:table-cell table:style-name="ce3" office:value-type="float" office:value="0.0241462" calcext:value-type="float">
            <text:p>0.0241</text:p>
          </table:table-cell>
          <table:table-cell table:style-name="ce4" office:value-type="float" office:value="9.21470612308369" calcext:value-type="float">
            <text:p>9.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7-1901</text:p>
          </table:table-cell>
          <table:table-cell table:style-name="ce3" office:value-type="float" office:value="0.0202221" calcext:value-type="float">
            <text:p>0.0202</text:p>
          </table:table-cell>
          <table:table-cell table:style-name="ce4" office:value-type="float" office:value="8.78576177874408" calcext:value-type="float">
            <text:p>8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7-3701</text:p>
          </table:table-cell>
          <table:table-cell table:style-name="ce3" office:value-type="float" office:value="0.0491129" calcext:value-type="float">
            <text:p>0.0491</text:p>
          </table:table-cell>
          <table:table-cell table:style-name="ce4" office:value-type="float" office:value="10.0167409272862" calcext:value-type="float">
            <text:p>10.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8-12705</text:p>
          </table:table-cell>
          <table:table-cell table:style-name="ce3" office:value-type="float" office:value="0.0223889" calcext:value-type="float">
            <text:p>0.0224</text:p>
          </table:table-cell>
          <table:table-cell table:style-name="ce4" office:value-type="float" office:value="9.30192805606934" calcext:value-type="float">
            <text:p>9.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8-1901</text:p>
          </table:table-cell>
          <table:table-cell table:style-name="ce3" office:value-type="float" office:value="0.0214607" calcext:value-type="float">
            <text:p>0.0215</text:p>
          </table:table-cell>
          <table:table-cell table:style-name="ce4" office:value-type="float" office:value="9.07649116341737" calcext:value-type="float">
            <text:p>9.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8-6104</text:p>
          </table:table-cell>
          <table:table-cell table:style-name="ce3" office:value-type="float" office:value="0.021597" calcext:value-type="float">
            <text:p>0.0216</text:p>
          </table:table-cell>
          <table:table-cell table:style-name="ce4" office:value-type="float" office:value="9.40541466695186" calcext:value-type="float">
            <text:p>9.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8-9101</text:p>
          </table:table-cell>
          <table:table-cell table:style-name="ce3" office:value-type="float" office:value="0.0586842" calcext:value-type="float">
            <text:p>0.0587</text:p>
          </table:table-cell>
          <table:table-cell table:style-name="ce4" office:value-type="float" office:value="10.3453972582909" calcext:value-type="float">
            <text:p>10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9-3703</text:p>
          </table:table-cell>
          <table:table-cell table:style-name="ce3" office:value-type="float" office:value="0.0420595" calcext:value-type="float">
            <text:p>0.0421</text:p>
          </table:table-cell>
          <table:table-cell table:style-name="ce4" office:value-type="float" office:value="9.18991401429777" calcext:value-type="float">
            <text:p>9.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49-9102</text:p>
          </table:table-cell>
          <table:table-cell table:style-name="ce3" office:value-type="float" office:value="0.0212186" calcext:value-type="float">
            <text:p>0.0212</text:p>
          </table:table-cell>
          <table:table-cell table:style-name="ce4" office:value-type="float" office:value="9.32134154708863" calcext:value-type="float">
            <text:p>9.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0-12702</text:p>
          </table:table-cell>
          <table:table-cell table:style-name="ce3" office:value-type="float" office:value="0.0404999" calcext:value-type="float">
            <text:p>0.0405</text:p>
          </table:table-cell>
          <table:table-cell table:style-name="ce4" office:value-type="float" office:value="9.56840004571709" calcext:value-type="float">
            <text:p>9.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0-3703</text:p>
          </table:table-cell>
          <table:table-cell table:style-name="ce3" office:value-type="float" office:value="0.035089" calcext:value-type="float">
            <text:p>0.0351</text:p>
          </table:table-cell>
          <table:table-cell table:style-name="ce4" office:value-type="float" office:value="9.93181573645459" calcext:value-type="float">
            <text:p>9.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0-6102</text:p>
          </table:table-cell>
          <table:table-cell table:style-name="ce3" office:value-type="float" office:value="0.0417713" calcext:value-type="float">
            <text:p>0.0418</text:p>
          </table:table-cell>
          <table:table-cell table:style-name="ce4" office:value-type="float" office:value="9.81267409471002" calcext:value-type="float">
            <text:p>9.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0-9101</text:p>
          </table:table-cell>
          <table:table-cell table:style-name="ce3" office:value-type="float" office:value="0.0277556" calcext:value-type="float">
            <text:p>0.0278</text:p>
          </table:table-cell>
          <table:table-cell table:style-name="ce4" office:value-type="float" office:value="9.79085423064375" calcext:value-type="float">
            <text:p>9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2-12701</text:p>
          </table:table-cell>
          <table:table-cell table:style-name="ce3" office:value-type="float" office:value="0.0400151" calcext:value-type="float">
            <text:p>0.0400</text:p>
          </table:table-cell>
          <table:table-cell table:style-name="ce4" office:value-type="float" office:value="9.5128884240084" calcext:value-type="float">
            <text:p>9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2-12705</text:p>
          </table:table-cell>
          <table:table-cell table:style-name="ce3" office:value-type="float" office:value="0.024944" calcext:value-type="float">
            <text:p>0.0249</text:p>
          </table:table-cell>
          <table:table-cell table:style-name="ce4" office:value-type="float" office:value="10.0358058304197" calcext:value-type="float">
            <text:p>10.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2-1902</text:p>
          </table:table-cell>
          <table:table-cell table:style-name="ce3" office:value-type="float" office:value="0.058703" calcext:value-type="float">
            <text:p>0.0587</text:p>
          </table:table-cell>
          <table:table-cell table:style-name="ce4" office:value-type="float" office:value="10.1444839147833" calcext:value-type="float">
            <text:p>10.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2-9102</text:p>
          </table:table-cell>
          <table:table-cell table:style-name="ce3" office:value-type="float" office:value="0.0398743" calcext:value-type="float">
            <text:p>0.0399</text:p>
          </table:table-cell>
          <table:table-cell table:style-name="ce4" office:value-type="float" office:value="10.2462055054937" calcext:value-type="float">
            <text:p>10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3-12701</text:p>
          </table:table-cell>
          <table:table-cell table:style-name="ce3" office:value-type="float" office:value="0.0251003" calcext:value-type="float">
            <text:p>0.0251</text:p>
          </table:table-cell>
          <table:table-cell table:style-name="ce4" office:value-type="float" office:value="10.0322318327842" calcext:value-type="float">
            <text:p>10.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3-6102</text:p>
          </table:table-cell>
          <table:table-cell table:style-name="ce3" office:value-type="float" office:value="0.0395361" calcext:value-type="float">
            <text:p>0.0395</text:p>
          </table:table-cell>
          <table:table-cell table:style-name="ce4" office:value-type="float" office:value="9.18442452737285" calcext:value-type="float">
            <text:p>9.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4-12703</text:p>
          </table:table-cell>
          <table:table-cell table:style-name="ce3" office:value-type="float" office:value="0.0307213" calcext:value-type="float">
            <text:p>0.0307</text:p>
          </table:table-cell>
          <table:table-cell table:style-name="ce4" office:value-type="float" office:value="10.3494290668858" calcext:value-type="float">
            <text:p>10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4-3702</text:p>
          </table:table-cell>
          <table:table-cell table:style-name="ce3" office:value-type="float" office:value="0.0378924" calcext:value-type="float">
            <text:p>0.0379</text:p>
          </table:table-cell>
          <table:table-cell table:style-name="ce4" office:value-type="float" office:value="9.35457515093402" calcext:value-type="float">
            <text:p>9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4-3704</text:p>
          </table:table-cell>
          <table:table-cell table:style-name="ce3" office:value-type="float" office:value="0.0392023" calcext:value-type="float">
            <text:p>0.0392</text:p>
          </table:table-cell>
          <table:table-cell table:style-name="ce4" office:value-type="float" office:value="9.28249069456156" calcext:value-type="float">
            <text:p>9.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4-6101</text:p>
          </table:table-cell>
          <table:table-cell table:style-name="ce3" office:value-type="float" office:value="0.0698794" calcext:value-type="float">
            <text:p>0.0699</text:p>
          </table:table-cell>
          <table:table-cell table:style-name="ce4" office:value-type="float" office:value="10.5007714639106" calcext:value-type="float">
            <text:p>1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4-6104</text:p>
          </table:table-cell>
          <table:table-cell table:style-name="ce3" office:value-type="float" office:value="0.0634825" calcext:value-type="float">
            <text:p>0.0635</text:p>
          </table:table-cell>
          <table:table-cell table:style-name="ce4" office:value-type="float" office:value="10.5658962020482" calcext:value-type="float">
            <text:p>10.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5-12701</text:p>
          </table:table-cell>
          <table:table-cell table:style-name="ce3" office:value-type="float" office:value="0.0292303" calcext:value-type="float">
            <text:p>0.0292</text:p>
          </table:table-cell>
          <table:table-cell table:style-name="ce4" office:value-type="float" office:value="9.68618386702879" calcext:value-type="float">
            <text:p>9.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5-3701</text:p>
          </table:table-cell>
          <table:table-cell table:style-name="ce3" office:value-type="float" office:value="0.0292897" calcext:value-type="float">
            <text:p>0.0293</text:p>
          </table:table-cell>
          <table:table-cell table:style-name="ce4" office:value-type="float" office:value="9.82143557111677" calcext:value-type="float">
            <text:p>9.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5-3702</text:p>
          </table:table-cell>
          <table:table-cell table:style-name="ce3" office:value-type="float" office:value="0.0636164" calcext:value-type="float">
            <text:p>0.0636</text:p>
          </table:table-cell>
          <table:table-cell table:style-name="ce4" office:value-type="float" office:value="10.9460133272403" calcext:value-type="float">
            <text:p>10.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5-3704</text:p>
          </table:table-cell>
          <table:table-cell table:style-name="ce3" office:value-type="float" office:value="0.0231081" calcext:value-type="float">
            <text:p>0.0231</text:p>
          </table:table-cell>
          <table:table-cell table:style-name="ce4" office:value-type="float" office:value="9.37237985035558" calcext:value-type="float">
            <text:p>9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5-6101</text:p>
          </table:table-cell>
          <table:table-cell table:style-name="ce3" office:value-type="float" office:value="0.0232593" calcext:value-type="float">
            <text:p>0.0233</text:p>
          </table:table-cell>
          <table:table-cell table:style-name="ce4" office:value-type="float" office:value="9.61438144872313" calcext:value-type="float">
            <text:p>9.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5-9102</text:p>
          </table:table-cell>
          <table:table-cell table:style-name="ce3" office:value-type="float" office:value="0.0423293" calcext:value-type="float">
            <text:p>0.0423</text:p>
          </table:table-cell>
          <table:table-cell table:style-name="ce4" office:value-type="float" office:value="9.52868664316466" calcext:value-type="float">
            <text:p>9.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6-12701</text:p>
          </table:table-cell>
          <table:table-cell table:style-name="ce3" office:value-type="float" office:value="0.0231141" calcext:value-type="float">
            <text:p>0.0231</text:p>
          </table:table-cell>
          <table:table-cell table:style-name="ce4" office:value-type="float" office:value="9.37914047262372" calcext:value-type="float">
            <text:p>9.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6-12704</text:p>
          </table:table-cell>
          <table:table-cell table:style-name="ce3" office:value-type="float" office:value="0.0255084" calcext:value-type="float">
            <text:p>0.0255</text:p>
          </table:table-cell>
          <table:table-cell table:style-name="ce4" office:value-type="float" office:value="9.43463755545609" calcext:value-type="float">
            <text:p>9.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6-9101</text:p>
          </table:table-cell>
          <table:table-cell table:style-name="ce3" office:value-type="float" office:value="0.0415541" calcext:value-type="float">
            <text:p>0.0416</text:p>
          </table:table-cell>
          <table:table-cell table:style-name="ce4" office:value-type="float" office:value="9.74739393851507" calcext:value-type="float">
            <text:p>9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6-9102</text:p>
          </table:table-cell>
          <table:table-cell table:style-name="ce3" office:value-type="float" office:value="0.0245447" calcext:value-type="float">
            <text:p>0.0245</text:p>
          </table:table-cell>
          <table:table-cell table:style-name="ce4" office:value-type="float" office:value="9.36876276706733" calcext:value-type="float">
            <text:p>9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8-12704</text:p>
          </table:table-cell>
          <table:table-cell table:style-name="ce3" office:value-type="float" office:value="0.0159262" calcext:value-type="float">
            <text:p>0.0159</text:p>
          </table:table-cell>
          <table:table-cell table:style-name="ce4" office:value-type="float" office:value="8.9681568718191" calcext:value-type="float">
            <text:p>8.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8-3702</text:p>
          </table:table-cell>
          <table:table-cell table:style-name="ce3" office:value-type="float" office:value="0.0248702" calcext:value-type="float">
            <text:p>0.0249</text:p>
          </table:table-cell>
          <table:table-cell table:style-name="ce4" office:value-type="float" office:value="9.52066297784751" calcext:value-type="float">
            <text:p>9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8-3704</text:p>
          </table:table-cell>
          <table:table-cell table:style-name="ce3" office:value-type="float" office:value="0.0152229" calcext:value-type="float">
            <text:p>0.0152</text:p>
          </table:table-cell>
          <table:table-cell table:style-name="ce4" office:value-type="float" office:value="9.54091231472527" calcext:value-type="float">
            <text:p>9.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9-12702</text:p>
          </table:table-cell>
          <table:table-cell table:style-name="ce3" office:value-type="float" office:value="0.0170809" calcext:value-type="float">
            <text:p>0.0171</text:p>
          </table:table-cell>
          <table:table-cell table:style-name="ce4" office:value-type="float" office:value="8.98107210254671" calcext:value-type="float">
            <text:p>8.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9-12704</text:p>
          </table:table-cell>
          <table:table-cell table:style-name="ce3" office:value-type="float" office:value="0.0158584" calcext:value-type="float">
            <text:p>0.0159</text:p>
          </table:table-cell>
          <table:table-cell table:style-name="ce4" office:value-type="float" office:value="8.80688309727557" calcext:value-type="float">
            <text:p>8.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9-12705</text:p>
          </table:table-cell>
          <table:table-cell table:style-name="ce3" office:value-type="float" office:value="0.016087" calcext:value-type="float">
            <text:p>0.0161</text:p>
          </table:table-cell>
          <table:table-cell table:style-name="ce4" office:value-type="float" office:value="9.06766588197424" calcext:value-type="float">
            <text:p>9.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9-1902</text:p>
          </table:table-cell>
          <table:table-cell table:style-name="ce3" office:value-type="float" office:value="0.0169612" calcext:value-type="float">
            <text:p>0.0170</text:p>
          </table:table-cell>
          <table:table-cell table:style-name="ce4" office:value-type="float" office:value="8.83253318142566" calcext:value-type="float">
            <text:p>8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9-6102</text:p>
          </table:table-cell>
          <table:table-cell table:style-name="ce3" office:value-type="float" office:value="0.0158773" calcext:value-type="float">
            <text:p>0.0159</text:p>
          </table:table-cell>
          <table:table-cell table:style-name="ce4" office:value-type="float" office:value="8.91296031404311" calcext:value-type="float">
            <text:p>8.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59-9102</text:p>
          </table:table-cell>
          <table:table-cell table:style-name="ce3" office:value-type="float" office:value="0.0170491" calcext:value-type="float">
            <text:p>0.0170</text:p>
          </table:table-cell>
          <table:table-cell table:style-name="ce4" office:value-type="float" office:value="8.77287962202597" calcext:value-type="float">
            <text:p>8.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2-12702</text:p>
          </table:table-cell>
          <table:table-cell table:style-name="ce3" office:value-type="float" office:value="0.0147142" calcext:value-type="float">
            <text:p>0.0147</text:p>
          </table:table-cell>
          <table:table-cell table:style-name="ce4" office:value-type="float" office:value="8.9682620092566" calcext:value-type="float">
            <text:p>8.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2-12704</text:p>
          </table:table-cell>
          <table:table-cell table:style-name="ce3" office:value-type="float" office:value="0.0201801" calcext:value-type="float">
            <text:p>0.0202</text:p>
          </table:table-cell>
          <table:table-cell table:style-name="ce4" office:value-type="float" office:value="8.87445514458911" calcext:value-type="float">
            <text:p>8.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2-1902</text:p>
          </table:table-cell>
          <table:table-cell table:style-name="ce3" office:value-type="float" office:value="0.0231709" calcext:value-type="float">
            <text:p>0.0232</text:p>
          </table:table-cell>
          <table:table-cell table:style-name="ce4" office:value-type="float" office:value="9.45687292027334" calcext:value-type="float">
            <text:p>9.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2-3703</text:p>
          </table:table-cell>
          <table:table-cell table:style-name="ce3" office:value-type="float" office:value="0.0223405" calcext:value-type="float">
            <text:p>0.0223</text:p>
          </table:table-cell>
          <table:table-cell table:style-name="ce4" office:value-type="float" office:value="8.94751851377318" calcext:value-type="float">
            <text:p>8.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2-6101</text:p>
          </table:table-cell>
          <table:table-cell table:style-name="ce3" office:value-type="float" office:value="0.0217874" calcext:value-type="float">
            <text:p>0.0218</text:p>
          </table:table-cell>
          <table:table-cell table:style-name="ce4" office:value-type="float" office:value="9.71671266849751" calcext:value-type="float">
            <text:p>9.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2-6104</text:p>
          </table:table-cell>
          <table:table-cell table:style-name="ce3" office:value-type="float" office:value="0.0225101" calcext:value-type="float">
            <text:p>0.0225</text:p>
          </table:table-cell>
          <table:table-cell table:style-name="ce4" office:value-type="float" office:value="9.31549172847995" calcext:value-type="float">
            <text:p>9.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4-12705</text:p>
          </table:table-cell>
          <table:table-cell table:style-name="ce3" office:value-type="float" office:value="0.0231992" calcext:value-type="float">
            <text:p>0.0232</text:p>
          </table:table-cell>
          <table:table-cell table:style-name="ce4" office:value-type="float" office:value="8.57640700780333" calcext:value-type="float">
            <text:p>8.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4-3701</text:p>
          </table:table-cell>
          <table:table-cell table:style-name="ce3" office:value-type="float" office:value="0.0478473" calcext:value-type="float">
            <text:p>0.0478</text:p>
          </table:table-cell>
          <table:table-cell table:style-name="ce4" office:value-type="float" office:value="9.94796719398039" calcext:value-type="float">
            <text:p>9.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4-3704</text:p>
          </table:table-cell>
          <table:table-cell table:style-name="ce3" office:value-type="float" office:value="0.0307771" calcext:value-type="float">
            <text:p>0.0308</text:p>
          </table:table-cell>
          <table:table-cell table:style-name="ce4" office:value-type="float" office:value="10.2122941666623" calcext:value-type="float">
            <text:p>10.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4-6102</text:p>
          </table:table-cell>
          <table:table-cell table:style-name="ce3" office:value-type="float" office:value="0.0225666" calcext:value-type="float">
            <text:p>0.0226</text:p>
          </table:table-cell>
          <table:table-cell table:style-name="ce4" office:value-type="float" office:value="9.3529751056885" calcext:value-type="float">
            <text:p>9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4-6104</text:p>
          </table:table-cell>
          <table:table-cell table:style-name="ce3" office:value-type="float" office:value="0.0241486" calcext:value-type="float">
            <text:p>0.0241</text:p>
          </table:table-cell>
          <table:table-cell table:style-name="ce4" office:value-type="float" office:value="9.6893674716014" calcext:value-type="float">
            <text:p>9.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4-9102</text:p>
          </table:table-cell>
          <table:table-cell table:style-name="ce3" office:value-type="float" office:value="0.0238484" calcext:value-type="float">
            <text:p>0.0238</text:p>
          </table:table-cell>
          <table:table-cell table:style-name="ce4" office:value-type="float" office:value="9.76743194505999" calcext:value-type="float">
            <text:p>9.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5-12701</text:p>
          </table:table-cell>
          <table:table-cell table:style-name="ce3" office:value-type="float" office:value="0.0236717" calcext:value-type="float">
            <text:p>0.0237</text:p>
          </table:table-cell>
          <table:table-cell table:style-name="ce4" office:value-type="float" office:value="9.905108558043" calcext:value-type="float">
            <text:p>9.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5-3701</text:p>
          </table:table-cell>
          <table:table-cell table:style-name="ce3" office:value-type="float" office:value="0.0299815" calcext:value-type="float">
            <text:p>0.0300</text:p>
          </table:table-cell>
          <table:table-cell table:style-name="ce4" office:value-type="float" office:value="9.94610872210931" calcext:value-type="float">
            <text:p>9.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5-3702</text:p>
          </table:table-cell>
          <table:table-cell table:style-name="ce3" office:value-type="float" office:value="0.0365124" calcext:value-type="float">
            <text:p>0.0365</text:p>
          </table:table-cell>
          <table:table-cell table:style-name="ce4" office:value-type="float" office:value="9.03154580078917" calcext:value-type="float">
            <text:p>9.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5-6102</text:p>
          </table:table-cell>
          <table:table-cell table:style-name="ce3" office:value-type="float" office:value="0.028277" calcext:value-type="float">
            <text:p>0.0283</text:p>
          </table:table-cell>
          <table:table-cell table:style-name="ce4" office:value-type="float" office:value="9.2400872527578" calcext:value-type="float">
            <text:p>9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6-12702</text:p>
          </table:table-cell>
          <table:table-cell table:style-name="ce3" office:value-type="float" office:value="0.0284566" calcext:value-type="float">
            <text:p>0.0285</text:p>
          </table:table-cell>
          <table:table-cell table:style-name="ce4" office:value-type="float" office:value="9.96613938519494" calcext:value-type="float">
            <text:p>9.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66-3702</text:p>
          </table:table-cell>
          <table:table-cell table:style-name="ce3" office:value-type="float" office:value="0.0233599" calcext:value-type="float">
            <text:p>0.0234</text:p>
          </table:table-cell>
          <table:table-cell table:style-name="ce4" office:value-type="float" office:value="9.1419324029645" calcext:value-type="float">
            <text:p>9.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1-12704</text:p>
          </table:table-cell>
          <table:table-cell table:style-name="ce3" office:value-type="float" office:value="0.0660105" calcext:value-type="float">
            <text:p>0.0660</text:p>
          </table:table-cell>
          <table:table-cell table:style-name="ce4" office:value-type="float" office:value="10.4355736435661" calcext:value-type="float">
            <text:p>10.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2-12703</text:p>
          </table:table-cell>
          <table:table-cell table:style-name="ce3" office:value-type="float" office:value="0.049627" calcext:value-type="float">
            <text:p>0.0496</text:p>
          </table:table-cell>
          <table:table-cell table:style-name="ce4" office:value-type="float" office:value="10.5550024990662" calcext:value-type="float">
            <text:p>10.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2-3702</text:p>
          </table:table-cell>
          <table:table-cell table:style-name="ce3" office:value-type="float" office:value="0.0403355" calcext:value-type="float">
            <text:p>0.0403</text:p>
          </table:table-cell>
          <table:table-cell table:style-name="ce4" office:value-type="float" office:value="10.5725521505627" calcext:value-type="float">
            <text:p>10.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4-12703</text:p>
          </table:table-cell>
          <table:table-cell table:style-name="ce3" office:value-type="float" office:value="0.0307814" calcext:value-type="float">
            <text:p>0.0308</text:p>
          </table:table-cell>
          <table:table-cell table:style-name="ce4" office:value-type="float" office:value="10.7074994910479" calcext:value-type="float">
            <text:p>10.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4-12705</text:p>
          </table:table-cell>
          <table:table-cell table:style-name="ce3" office:value-type="float" office:value="0.0183457" calcext:value-type="float">
            <text:p>0.0183</text:p>
          </table:table-cell>
          <table:table-cell table:style-name="ce4" office:value-type="float" office:value="9.22114549205572" calcext:value-type="float">
            <text:p>9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4-3701</text:p>
          </table:table-cell>
          <table:table-cell table:style-name="ce3" office:value-type="float" office:value="0.0330158" calcext:value-type="float">
            <text:p>0.0330</text:p>
          </table:table-cell>
          <table:table-cell table:style-name="ce4" office:value-type="float" office:value="9.53454009787589" calcext:value-type="float">
            <text:p>9.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4-3703</text:p>
          </table:table-cell>
          <table:table-cell table:style-name="ce3" office:value-type="float" office:value="0.031608" calcext:value-type="float">
            <text:p>0.0316</text:p>
          </table:table-cell>
          <table:table-cell table:style-name="ce4" office:value-type="float" office:value="10.1621101610627" calcext:value-type="float">
            <text:p>10.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4-6103</text:p>
          </table:table-cell>
          <table:table-cell table:style-name="ce3" office:value-type="float" office:value="0.0245436" calcext:value-type="float">
            <text:p>0.0245</text:p>
          </table:table-cell>
          <table:table-cell table:style-name="ce4" office:value-type="float" office:value="9.63274470203359" calcext:value-type="float">
            <text:p>9.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4-6104</text:p>
          </table:table-cell>
          <table:table-cell table:style-name="ce3" office:value-type="float" office:value="0.0180759" calcext:value-type="float">
            <text:p>0.0181</text:p>
          </table:table-cell>
          <table:table-cell table:style-name="ce4" office:value-type="float" office:value="8.62569203541829" calcext:value-type="float">
            <text:p>8.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5-12701</text:p>
          </table:table-cell>
          <table:table-cell table:style-name="ce3" office:value-type="float" office:value="0.0234253" calcext:value-type="float">
            <text:p>0.0234</text:p>
          </table:table-cell>
          <table:table-cell table:style-name="ce4" office:value-type="float" office:value="9.20569686261895" calcext:value-type="float">
            <text:p>9.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5-3702</text:p>
          </table:table-cell>
          <table:table-cell table:style-name="ce3" office:value-type="float" office:value="0.0229679" calcext:value-type="float">
            <text:p>0.0230</text:p>
          </table:table-cell>
          <table:table-cell table:style-name="ce4" office:value-type="float" office:value="9.37787061278074" calcext:value-type="float">
            <text:p>9.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485-9102</text:p>
          </table:table-cell>
          <table:table-cell table:style-name="ce3" office:value-type="float" office:value="0.0261956" calcext:value-type="float">
            <text:p>0.0262</text:p>
          </table:table-cell>
          <table:table-cell table:style-name="ce4" office:value-type="float" office:value="10.2061644897681" calcext:value-type="float">
            <text:p>10.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7-6103</text:p>
          </table:table-cell>
          <table:table-cell table:style-name="ce3" office:value-type="float" office:value="0.0423943" calcext:value-type="float">
            <text:p>0.0424</text:p>
          </table:table-cell>
          <table:table-cell table:style-name="ce4" office:value-type="float" office:value="9.73640925201923" calcext:value-type="float">
            <text:p>9.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8-12702</text:p>
          </table:table-cell>
          <table:table-cell table:style-name="ce3" office:value-type="float" office:value="0.046566" calcext:value-type="float">
            <text:p>0.0466</text:p>
          </table:table-cell>
          <table:table-cell table:style-name="ce4" office:value-type="float" office:value="9.79722182321586" calcext:value-type="float">
            <text:p>9.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8-12703</text:p>
          </table:table-cell>
          <table:table-cell table:style-name="ce3" office:value-type="float" office:value="0.0214979" calcext:value-type="float">
            <text:p>0.0215</text:p>
          </table:table-cell>
          <table:table-cell table:style-name="ce4" office:value-type="float" office:value="9.33124908786748" calcext:value-type="float">
            <text:p>9.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8-1902</text:p>
          </table:table-cell>
          <table:table-cell table:style-name="ce3" office:value-type="float" office:value="0.0200673" calcext:value-type="float">
            <text:p>0.0201</text:p>
          </table:table-cell>
          <table:table-cell table:style-name="ce4" office:value-type="float" office:value="9.05820198613418" calcext:value-type="float">
            <text:p>9.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8-3702</text:p>
          </table:table-cell>
          <table:table-cell table:style-name="ce3" office:value-type="float" office:value="0.0199003" calcext:value-type="float">
            <text:p>0.0199</text:p>
          </table:table-cell>
          <table:table-cell table:style-name="ce4" office:value-type="float" office:value="8.73883127604625" calcext:value-type="float">
            <text:p>8.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8-3704</text:p>
          </table:table-cell>
          <table:table-cell table:style-name="ce3" office:value-type="float" office:value="0.019565" calcext:value-type="float">
            <text:p>0.0196</text:p>
          </table:table-cell>
          <table:table-cell table:style-name="ce4" office:value-type="float" office:value="9.27063691830052" calcext:value-type="float">
            <text:p>9.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8-6102</text:p>
          </table:table-cell>
          <table:table-cell table:style-name="ce3" office:value-type="float" office:value="0.0477681" calcext:value-type="float">
            <text:p>0.0478</text:p>
          </table:table-cell>
          <table:table-cell table:style-name="ce4" office:value-type="float" office:value="9.98514658508919" calcext:value-type="float">
            <text:p>9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8-6103</text:p>
          </table:table-cell>
          <table:table-cell table:style-name="ce3" office:value-type="float" office:value="0.0202585" calcext:value-type="float">
            <text:p>0.0203</text:p>
          </table:table-cell>
          <table:table-cell table:style-name="ce4" office:value-type="float" office:value="9.33333843532829" calcext:value-type="float">
            <text:p>9.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8-9102</text:p>
          </table:table-cell>
          <table:table-cell table:style-name="ce3" office:value-type="float" office:value="0.0209365" calcext:value-type="float">
            <text:p>0.0209</text:p>
          </table:table-cell>
          <table:table-cell table:style-name="ce4" office:value-type="float" office:value="8.68748615389939" calcext:value-type="float">
            <text:p>8.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9-1901</text:p>
          </table:table-cell>
          <table:table-cell table:style-name="ce3" office:value-type="float" office:value="0.0195562" calcext:value-type="float">
            <text:p>0.0196</text:p>
          </table:table-cell>
          <table:table-cell table:style-name="ce4" office:value-type="float" office:value="8.72401767444689" calcext:value-type="float">
            <text:p>8.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9-1902</text:p>
          </table:table-cell>
          <table:table-cell table:style-name="ce3" office:value-type="float" office:value="0.0355137" calcext:value-type="float">
            <text:p>0.0355</text:p>
          </table:table-cell>
          <table:table-cell table:style-name="ce4" office:value-type="float" office:value="9.35355272488587" calcext:value-type="float">
            <text:p>9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9-3702</text:p>
          </table:table-cell>
          <table:table-cell table:style-name="ce3" office:value-type="float" office:value="0.0212204" calcext:value-type="float">
            <text:p>0.0212</text:p>
          </table:table-cell>
          <table:table-cell table:style-name="ce4" office:value-type="float" office:value="9.03307376616745" calcext:value-type="float">
            <text:p>9.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9-6103</text:p>
          </table:table-cell>
          <table:table-cell table:style-name="ce3" office:value-type="float" office:value="0.0416784" calcext:value-type="float">
            <text:p>0.0417</text:p>
          </table:table-cell>
          <table:table-cell table:style-name="ce4" office:value-type="float" office:value="9.43495034082152" calcext:value-type="float">
            <text:p>9.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49-9102</text:p>
          </table:table-cell>
          <table:table-cell table:style-name="ce3" office:value-type="float" office:value="0.0428636" calcext:value-type="float">
            <text:p>0.0429</text:p>
          </table:table-cell>
          <table:table-cell table:style-name="ce4" office:value-type="float" office:value="9.67074389247318" calcext:value-type="float">
            <text:p>9.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0-12705</text:p>
          </table:table-cell>
          <table:table-cell table:style-name="ce3" office:value-type="float" office:value="0.029986" calcext:value-type="float">
            <text:p>0.0300</text:p>
          </table:table-cell>
          <table:table-cell table:style-name="ce4" office:value-type="float" office:value="10.8205127784124" calcext:value-type="float">
            <text:p>10.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0-6103</text:p>
          </table:table-cell>
          <table:table-cell table:style-name="ce3" office:value-type="float" office:value="0.0245559" calcext:value-type="float">
            <text:p>0.0246</text:p>
          </table:table-cell>
          <table:table-cell table:style-name="ce4" office:value-type="float" office:value="10.160306428292" calcext:value-type="float">
            <text:p>10.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0-9102</text:p>
          </table:table-cell>
          <table:table-cell table:style-name="ce3" office:value-type="float" office:value="0.0358501" calcext:value-type="float">
            <text:p>0.0359</text:p>
          </table:table-cell>
          <table:table-cell table:style-name="ce4" office:value-type="float" office:value="10.4413368716639" calcext:value-type="float">
            <text:p>10.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1-12705</text:p>
          </table:table-cell>
          <table:table-cell table:style-name="ce3" office:value-type="float" office:value="0.0296351" calcext:value-type="float">
            <text:p>0.0296</text:p>
          </table:table-cell>
          <table:table-cell table:style-name="ce4" office:value-type="float" office:value="10.2031335576506" calcext:value-type="float">
            <text:p>10.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1-1902</text:p>
          </table:table-cell>
          <table:table-cell table:style-name="ce3" office:value-type="float" office:value="0.0213513" calcext:value-type="float">
            <text:p>0.0214</text:p>
          </table:table-cell>
          <table:table-cell table:style-name="ce4" office:value-type="float" office:value="8.79188214539528" calcext:value-type="float">
            <text:p>8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2-3702</text:p>
          </table:table-cell>
          <table:table-cell table:style-name="ce3" office:value-type="float" office:value="0.0388146" calcext:value-type="float">
            <text:p>0.0388</text:p>
          </table:table-cell>
          <table:table-cell table:style-name="ce4" office:value-type="float" office:value="9.09192710469834" calcext:value-type="float">
            <text:p>9.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2-3704</text:p>
          </table:table-cell>
          <table:table-cell table:style-name="ce3" office:value-type="float" office:value="0.0182579" calcext:value-type="float">
            <text:p>0.0183</text:p>
          </table:table-cell>
          <table:table-cell table:style-name="ce4" office:value-type="float" office:value="9.41890920944153" calcext:value-type="float">
            <text:p>9.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2-6101</text:p>
          </table:table-cell>
          <table:table-cell table:style-name="ce3" office:value-type="float" office:value="0.0180115" calcext:value-type="float">
            <text:p>0.0180</text:p>
          </table:table-cell>
          <table:table-cell table:style-name="ce4" office:value-type="float" office:value="8.50704857493591" calcext:value-type="float">
            <text:p>8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3-12704</text:p>
          </table:table-cell>
          <table:table-cell table:style-name="ce3" office:value-type="float" office:value="0.0724912" calcext:value-type="float">
            <text:p>0.0725</text:p>
          </table:table-cell>
          <table:table-cell table:style-name="ce4" office:value-type="float" office:value="10.5588105337864" calcext:value-type="float">
            <text:p>10.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3-3704</text:p>
          </table:table-cell>
          <table:table-cell table:style-name="ce3" office:value-type="float" office:value="0.045939" calcext:value-type="float">
            <text:p>0.0459</text:p>
          </table:table-cell>
          <table:table-cell table:style-name="ce4" office:value-type="float" office:value="9.5861381515117" calcext:value-type="float">
            <text:p>9.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3-9102</text:p>
          </table:table-cell>
          <table:table-cell table:style-name="ce3" office:value-type="float" office:value="0.0736586" calcext:value-type="float">
            <text:p>0.0737</text:p>
          </table:table-cell>
          <table:table-cell table:style-name="ce4" office:value-type="float" office:value="10.7061602649201" calcext:value-type="float">
            <text:p>10.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4-12704</text:p>
          </table:table-cell>
          <table:table-cell table:style-name="ce3" office:value-type="float" office:value="0.00054371" calcext:value-type="float">
            <text:p>0.0005</text:p>
          </table:table-cell>
          <table:table-cell table:style-name="ce4" office:value-type="float" office:value="7.90148338660272" calcext:value-type="float">
            <text:p>7.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4-6101</text:p>
          </table:table-cell>
          <table:table-cell table:style-name="ce3" office:value-type="float" office:value="0.0347538" calcext:value-type="float">
            <text:p>0.0348</text:p>
          </table:table-cell>
          <table:table-cell table:style-name="ce4" office:value-type="float" office:value="9.58209178439543" calcext:value-type="float">
            <text:p>9.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54-9101</text:p>
          </table:table-cell>
          <table:table-cell table:style-name="ce3" office:value-type="float" office:value="0.0218546" calcext:value-type="float">
            <text:p>0.0219</text:p>
          </table:table-cell>
          <table:table-cell table:style-name="ce4" office:value-type="float" office:value="9.32032080002199" calcext:value-type="float">
            <text:p>9.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66-12704</text:p>
          </table:table-cell>
          <table:table-cell table:style-name="ce3" office:value-type="float" office:value="0.0416199" calcext:value-type="float">
            <text:p>0.0416</text:p>
          </table:table-cell>
          <table:table-cell table:style-name="ce4" office:value-type="float" office:value="10.396633424575" calcext:value-type="float">
            <text:p>10.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66-12705</text:p>
          </table:table-cell>
          <table:table-cell table:style-name="ce3" office:value-type="float" office:value="0.0198236" calcext:value-type="float">
            <text:p>0.0198</text:p>
          </table:table-cell>
          <table:table-cell table:style-name="ce4" office:value-type="float" office:value="9.70819902182285" calcext:value-type="float">
            <text:p>9.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66-6103</text:p>
          </table:table-cell>
          <table:table-cell table:style-name="ce3" office:value-type="float" office:value="0.010338" calcext:value-type="float">
            <text:p>0.0103</text:p>
          </table:table-cell>
          <table:table-cell table:style-name="ce4" office:value-type="float" office:value="8.64159010518217" calcext:value-type="float">
            <text:p>8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67-12701</text:p>
          </table:table-cell>
          <table:table-cell table:style-name="ce3" office:value-type="float" office:value="0.0116837" calcext:value-type="float">
            <text:p>0.0117</text:p>
          </table:table-cell>
          <table:table-cell table:style-name="ce4" office:value-type="float" office:value="10.0875649262495" calcext:value-type="float">
            <text:p>10.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67-12703</text:p>
          </table:table-cell>
          <table:table-cell table:style-name="ce3" office:value-type="float" office:value="0.0182694" calcext:value-type="float">
            <text:p>0.0183</text:p>
          </table:table-cell>
          <table:table-cell table:style-name="ce4" office:value-type="float" office:value="9.55519000704531" calcext:value-type="float">
            <text:p>9.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67-9101</text:p>
          </table:table-cell>
          <table:table-cell table:style-name="ce3" office:value-type="float" office:value="0.0228162" calcext:value-type="float">
            <text:p>0.0228</text:p>
          </table:table-cell>
          <table:table-cell table:style-name="ce4" office:value-type="float" office:value="9.11643505436067" calcext:value-type="float">
            <text:p>9.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68-12702</text:p>
          </table:table-cell>
          <table:table-cell table:style-name="ce3" office:value-type="float" office:value="0.0213062" calcext:value-type="float">
            <text:p>0.0213</text:p>
          </table:table-cell>
          <table:table-cell table:style-name="ce4" office:value-type="float" office:value="9.52931996999295" calcext:value-type="float">
            <text:p>9.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68-12703</text:p>
          </table:table-cell>
          <table:table-cell table:style-name="ce3" office:value-type="float" office:value="0.0528405" calcext:value-type="float">
            <text:p>0.0528</text:p>
          </table:table-cell>
          <table:table-cell table:style-name="ce4" office:value-type="float" office:value="9.92944855891499" calcext:value-type="float">
            <text:p>9.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68-12705</text:p>
          </table:table-cell>
          <table:table-cell table:style-name="ce3" office:value-type="float" office:value="0.0219018" calcext:value-type="float">
            <text:p>0.0219</text:p>
          </table:table-cell>
          <table:table-cell table:style-name="ce4" office:value-type="float" office:value="9.81609474231844" calcext:value-type="float">
            <text:p>9.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68-3703</text:p>
          </table:table-cell>
          <table:table-cell table:style-name="ce3" office:value-type="float" office:value="0.0226165" calcext:value-type="float">
            <text:p>0.0226</text:p>
          </table:table-cell>
          <table:table-cell table:style-name="ce4" office:value-type="float" office:value="9.25470513908514" calcext:value-type="float">
            <text:p>9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88-12702</text:p>
          </table:table-cell>
          <table:table-cell table:style-name="ce3" office:value-type="float" office:value="0.0305423" calcext:value-type="float">
            <text:p>0.0305</text:p>
          </table:table-cell>
          <table:table-cell table:style-name="ce4" office:value-type="float" office:value="9.76537569835397" calcext:value-type="float">
            <text:p>9.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88-12703</text:p>
          </table:table-cell>
          <table:table-cell table:style-name="ce3" office:value-type="float" office:value="0.0327634" calcext:value-type="float">
            <text:p>0.0328</text:p>
          </table:table-cell>
          <table:table-cell table:style-name="ce4" office:value-type="float" office:value="10.3512221487903" calcext:value-type="float">
            <text:p>10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88-9102</text:p>
          </table:table-cell>
          <table:table-cell table:style-name="ce3" office:value-type="float" office:value="0.0300258" calcext:value-type="float">
            <text:p>0.0300</text:p>
          </table:table-cell>
          <table:table-cell table:style-name="ce4" office:value-type="float" office:value="9.96018289664148" calcext:value-type="float">
            <text:p>9.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1-12705</text:p>
          </table:table-cell>
          <table:table-cell table:style-name="ce3" office:value-type="float" office:value="0.0407302" calcext:value-type="float">
            <text:p>0.0407</text:p>
          </table:table-cell>
          <table:table-cell table:style-name="ce4" office:value-type="float" office:value="10.3610853604888" calcext:value-type="float">
            <text:p>10.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1-3703</text:p>
          </table:table-cell>
          <table:table-cell table:style-name="ce3" office:value-type="float" office:value="0.0164495" calcext:value-type="float">
            <text:p>0.0164</text:p>
          </table:table-cell>
          <table:table-cell table:style-name="ce4" office:value-type="float" office:value="8.83576791340348" calcext:value-type="float">
            <text:p>8.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1-6104</text:p>
          </table:table-cell>
          <table:table-cell table:style-name="ce3" office:value-type="float" office:value="0.0425797" calcext:value-type="float">
            <text:p>0.0426</text:p>
          </table:table-cell>
          <table:table-cell table:style-name="ce4" office:value-type="float" office:value="10.507272824545" calcext:value-type="float">
            <text:p>1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1-9102</text:p>
          </table:table-cell>
          <table:table-cell table:style-name="ce3" office:value-type="float" office:value="0.0430069" calcext:value-type="float">
            <text:p>0.0430</text:p>
          </table:table-cell>
          <table:table-cell table:style-name="ce4" office:value-type="float" office:value="9.72697646977369" calcext:value-type="float">
            <text:p>9.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2-1902</text:p>
          </table:table-cell>
          <table:table-cell table:style-name="ce3" office:value-type="float" office:value="0.0295426" calcext:value-type="float">
            <text:p>0.0295</text:p>
          </table:table-cell>
          <table:table-cell table:style-name="ce4" office:value-type="float" office:value="9.65224150473494" calcext:value-type="float">
            <text:p>9.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2-3703</text:p>
          </table:table-cell>
          <table:table-cell table:style-name="ce3" office:value-type="float" office:value="0.0290411" calcext:value-type="float">
            <text:p>0.0290</text:p>
          </table:table-cell>
          <table:table-cell table:style-name="ce4" office:value-type="float" office:value="9.88684929307065" calcext:value-type="float">
            <text:p>9.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2-9101</text:p>
          </table:table-cell>
          <table:table-cell table:style-name="ce3" office:value-type="float" office:value="0.0268503" calcext:value-type="float">
            <text:p>0.0269</text:p>
          </table:table-cell>
          <table:table-cell table:style-name="ce4" office:value-type="float" office:value="10.1551963118704" calcext:value-type="float">
            <text:p>10.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5-12703</text:p>
          </table:table-cell>
          <table:table-cell table:style-name="ce3" office:value-type="float" office:value="0.0250374" calcext:value-type="float">
            <text:p>0.0250</text:p>
          </table:table-cell>
          <table:table-cell table:style-name="ce4" office:value-type="float" office:value="9.50510654670009" calcext:value-type="float">
            <text:p>9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5-3702</text:p>
          </table:table-cell>
          <table:table-cell table:style-name="ce3" office:value-type="float" office:value="0.0693774" calcext:value-type="float">
            <text:p>0.0694</text:p>
          </table:table-cell>
          <table:table-cell table:style-name="ce4" office:value-type="float" office:value="10.49926632788" calcext:value-type="float">
            <text:p>1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5-6102</text:p>
          </table:table-cell>
          <table:table-cell table:style-name="ce3" office:value-type="float" office:value="0.0409139" calcext:value-type="float">
            <text:p>0.0409</text:p>
          </table:table-cell>
          <table:table-cell table:style-name="ce4" office:value-type="float" office:value="9.44932254976094" calcext:value-type="float">
            <text:p>9.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5-6103</text:p>
          </table:table-cell>
          <table:table-cell table:style-name="ce3" office:value-type="float" office:value="0.0701607" calcext:value-type="float">
            <text:p>0.0702</text:p>
          </table:table-cell>
          <table:table-cell table:style-name="ce4" office:value-type="float" office:value="10.5289488214626" calcext:value-type="float">
            <text:p>10.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7-12701</text:p>
          </table:table-cell>
          <table:table-cell table:style-name="ce3" office:value-type="float" office:value="0.0517755" calcext:value-type="float">
            <text:p>0.0518</text:p>
          </table:table-cell>
          <table:table-cell table:style-name="ce4" office:value-type="float" office:value="10.0957027350481" calcext:value-type="float">
            <text:p>10.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7-12703</text:p>
          </table:table-cell>
          <table:table-cell table:style-name="ce3" office:value-type="float" office:value="0.0259833" calcext:value-type="float">
            <text:p>0.0260</text:p>
          </table:table-cell>
          <table:table-cell table:style-name="ce4" office:value-type="float" office:value="10.2709279309665" calcext:value-type="float">
            <text:p>10.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597-6103</text:p>
          </table:table-cell>
          <table:table-cell table:style-name="ce3" office:value-type="float" office:value="0.0244355" calcext:value-type="float">
            <text:p>0.0244</text:p>
          </table:table-cell>
          <table:table-cell table:style-name="ce4" office:value-type="float" office:value="9.94769833541056" calcext:value-type="float">
            <text:p>9.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00-1901</text:p>
          </table:table-cell>
          <table:table-cell table:style-name="ce3" office:value-type="float" office:value="0.0252127" calcext:value-type="float">
            <text:p>0.0252</text:p>
          </table:table-cell>
          <table:table-cell table:style-name="ce4" office:value-type="float" office:value="9.64086884958761" calcext:value-type="float">
            <text:p>9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01-12702</text:p>
          </table:table-cell>
          <table:table-cell table:style-name="ce3" office:value-type="float" office:value="0.030559" calcext:value-type="float">
            <text:p>0.0306</text:p>
          </table:table-cell>
          <table:table-cell table:style-name="ce4" office:value-type="float" office:value="10.0248672522524" calcext:value-type="float">
            <text:p>10.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01-12703</text:p>
          </table:table-cell>
          <table:table-cell table:style-name="ce3" office:value-type="float" office:value="0.0288518" calcext:value-type="float">
            <text:p>0.0289</text:p>
          </table:table-cell>
          <table:table-cell table:style-name="ce4" office:value-type="float" office:value="9.92756128743374" calcext:value-type="float">
            <text:p>9.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01-3703</text:p>
          </table:table-cell>
          <table:table-cell table:style-name="ce3" office:value-type="float" office:value="0.0326605" calcext:value-type="float">
            <text:p>0.0327</text:p>
          </table:table-cell>
          <table:table-cell table:style-name="ce4" office:value-type="float" office:value="8.91751758770754" calcext:value-type="float">
            <text:p>8.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02-3701</text:p>
          </table:table-cell>
          <table:table-cell table:style-name="ce3" office:value-type="float" office:value="0.0305319" calcext:value-type="float">
            <text:p>0.0305</text:p>
          </table:table-cell>
          <table:table-cell table:style-name="ce4" office:value-type="float" office:value="9.88438352325002" calcext:value-type="float">
            <text:p>9.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03-9102</text:p>
          </table:table-cell>
          <table:table-cell table:style-name="ce3" office:value-type="float" office:value="0.0359966" calcext:value-type="float">
            <text:p>0.0360</text:p>
          </table:table-cell>
          <table:table-cell table:style-name="ce4" office:value-type="float" office:value="10.1558914576054" calcext:value-type="float">
            <text:p>10.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04-12701</text:p>
          </table:table-cell>
          <table:table-cell table:style-name="ce3" office:value-type="float" office:value="0.0350385" calcext:value-type="float">
            <text:p>0.0350</text:p>
          </table:table-cell>
          <table:table-cell table:style-name="ce4" office:value-type="float" office:value="10.8328249385321" calcext:value-type="float">
            <text:p>10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04-12704</text:p>
          </table:table-cell>
          <table:table-cell table:style-name="ce3" office:value-type="float" office:value="0.0258843" calcext:value-type="float">
            <text:p>0.0259</text:p>
          </table:table-cell>
          <table:table-cell table:style-name="ce4" office:value-type="float" office:value="10.1492406728391" calcext:value-type="float">
            <text:p>10.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04-9102</text:p>
          </table:table-cell>
          <table:table-cell table:style-name="ce3" office:value-type="float" office:value="0.0290385" calcext:value-type="float">
            <text:p>0.0290</text:p>
          </table:table-cell>
          <table:table-cell table:style-name="ce4" office:value-type="float" office:value="9.89056967074764" calcext:value-type="float">
            <text:p>9.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06-1901</text:p>
          </table:table-cell>
          <table:table-cell table:style-name="ce3" office:value-type="float" office:value="0.0374474" calcext:value-type="float">
            <text:p>0.0374</text:p>
          </table:table-cell>
          <table:table-cell table:style-name="ce4" office:value-type="float" office:value="9.10189822609865" calcext:value-type="float">
            <text:p>9.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11-12701</text:p>
          </table:table-cell>
          <table:table-cell table:style-name="ce3" office:value-type="float" office:value="0.0205096" calcext:value-type="float">
            <text:p>0.0205</text:p>
          </table:table-cell>
          <table:table-cell table:style-name="ce4" office:value-type="float" office:value="9.49229092976869" calcext:value-type="float">
            <text:p>9.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11-12702</text:p>
          </table:table-cell>
          <table:table-cell table:style-name="ce3" office:value-type="float" office:value="0.0276302" calcext:value-type="float">
            <text:p>0.0276</text:p>
          </table:table-cell>
          <table:table-cell table:style-name="ce4" office:value-type="float" office:value="10.0577269465103" calcext:value-type="float">
            <text:p>10.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11-12705</text:p>
          </table:table-cell>
          <table:table-cell table:style-name="ce3" office:value-type="float" office:value="0.0180936" calcext:value-type="float">
            <text:p>0.0181</text:p>
          </table:table-cell>
          <table:table-cell table:style-name="ce4" office:value-type="float" office:value="8.67501995513265" calcext:value-type="float">
            <text:p>8.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11-9101</text:p>
          </table:table-cell>
          <table:table-cell table:style-name="ce3" office:value-type="float" office:value="0.0270181" calcext:value-type="float">
            <text:p>0.0270</text:p>
          </table:table-cell>
          <table:table-cell table:style-name="ce4" office:value-type="float" office:value="10.149246832695" calcext:value-type="float">
            <text:p>10.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12-12702</text:p>
          </table:table-cell>
          <table:table-cell table:style-name="ce3" office:value-type="float" office:value="0.0631152" calcext:value-type="float">
            <text:p>0.0631</text:p>
          </table:table-cell>
          <table:table-cell table:style-name="ce4" office:value-type="float" office:value="10.797218359564" calcext:value-type="float">
            <text:p>10.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13-6101</text:p>
          </table:table-cell>
          <table:table-cell table:style-name="ce3" office:value-type="float" office:value="0.0624063" calcext:value-type="float">
            <text:p>0.0624</text:p>
          </table:table-cell>
          <table:table-cell table:style-name="ce4" office:value-type="float" office:value="10.3899223387739" calcext:value-type="float">
            <text:p>10.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15-1901</text:p>
          </table:table-cell>
          <table:table-cell table:style-name="ce3" office:value-type="float" office:value="0.0197432" calcext:value-type="float">
            <text:p>0.0197</text:p>
          </table:table-cell>
          <table:table-cell table:style-name="ce4" office:value-type="float" office:value="8.75752508315114" calcext:value-type="float">
            <text:p>8.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15-6102</text:p>
          </table:table-cell>
          <table:table-cell table:style-name="ce3" office:value-type="float" office:value="0.0626213" calcext:value-type="float">
            <text:p>0.0626</text:p>
          </table:table-cell>
          <table:table-cell table:style-name="ce4" office:value-type="float" office:value="10.4806622042873" calcext:value-type="float">
            <text:p>10.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16-1901</text:p>
          </table:table-cell>
          <table:table-cell table:style-name="ce3" office:value-type="float" office:value="0.0145593" calcext:value-type="float">
            <text:p>0.0146</text:p>
          </table:table-cell>
          <table:table-cell table:style-name="ce4" office:value-type="float" office:value="8.98682680110617" calcext:value-type="float">
            <text:p>8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16-9102</text:p>
          </table:table-cell>
          <table:table-cell table:style-name="ce3" office:value-type="float" office:value="0.0301352" calcext:value-type="float">
            <text:p>0.0301</text:p>
          </table:table-cell>
          <table:table-cell table:style-name="ce4" office:value-type="float" office:value="10.013742816902" calcext:value-type="float">
            <text:p>10.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23-3704</text:p>
          </table:table-cell>
          <table:table-cell table:style-name="ce3" office:value-type="float" office:value="0.0534506" calcext:value-type="float">
            <text:p>0.0535</text:p>
          </table:table-cell>
          <table:table-cell table:style-name="ce4" office:value-type="float" office:value="10.2150080015198" calcext:value-type="float">
            <text:p>10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23-9101</text:p>
          </table:table-cell>
          <table:table-cell table:style-name="ce3" office:value-type="float" office:value="0.013354" calcext:value-type="float">
            <text:p>0.0134</text:p>
          </table:table-cell>
          <table:table-cell table:style-name="ce4" office:value-type="float" office:value="8.72751116442078" calcext:value-type="float">
            <text:p>8.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24-1902</text:p>
          </table:table-cell>
          <table:table-cell table:style-name="ce3" office:value-type="float" office:value="0.0347134" calcext:value-type="float">
            <text:p>0.0347</text:p>
          </table:table-cell>
          <table:table-cell table:style-name="ce4" office:value-type="float" office:value="9.27494948374891" calcext:value-type="float">
            <text:p>9.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24-9101</text:p>
          </table:table-cell>
          <table:table-cell table:style-name="ce3" office:value-type="float" office:value="0.0220487" calcext:value-type="float">
            <text:p>0.0220</text:p>
          </table:table-cell>
          <table:table-cell table:style-name="ce4" office:value-type="float" office:value="9.52152380655482" calcext:value-type="float">
            <text:p>9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25-6101</text:p>
          </table:table-cell>
          <table:table-cell table:style-name="ce3" office:value-type="float" office:value="0.0175408" calcext:value-type="float">
            <text:p>0.0175</text:p>
          </table:table-cell>
          <table:table-cell table:style-name="ce4" office:value-type="float" office:value="8.76737629809883" calcext:value-type="float">
            <text:p>8.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25-9102</text:p>
          </table:table-cell>
          <table:table-cell table:style-name="ce3" office:value-type="float" office:value="0.0268244" calcext:value-type="float">
            <text:p>0.0268</text:p>
          </table:table-cell>
          <table:table-cell table:style-name="ce4" office:value-type="float" office:value="9.81981298316087" calcext:value-type="float">
            <text:p>9.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26-1902</text:p>
          </table:table-cell>
          <table:table-cell table:style-name="ce3" office:value-type="float" office:value="0.0818277" calcext:value-type="float">
            <text:p>0.0818</text:p>
          </table:table-cell>
          <table:table-cell table:style-name="ce4" office:value-type="float" office:value="10.791212591911" calcext:value-type="float">
            <text:p>10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26-9101</text:p>
          </table:table-cell>
          <table:table-cell table:style-name="ce3" office:value-type="float" office:value="0.0301097" calcext:value-type="float">
            <text:p>0.0301</text:p>
          </table:table-cell>
          <table:table-cell table:style-name="ce4" office:value-type="float" office:value="10.1066735562609" calcext:value-type="float">
            <text:p>10.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55-12701</text:p>
          </table:table-cell>
          <table:table-cell table:style-name="ce3" office:value-type="float" office:value="0.0221523" calcext:value-type="float">
            <text:p>0.0222</text:p>
          </table:table-cell>
          <table:table-cell table:style-name="ce4" office:value-type="float" office:value="9.41849187493677" calcext:value-type="float">
            <text:p>9.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55-12704</text:p>
          </table:table-cell>
          <table:table-cell table:style-name="ce3" office:value-type="float" office:value="0.0380011" calcext:value-type="float">
            <text:p>0.0380</text:p>
          </table:table-cell>
          <table:table-cell table:style-name="ce4" office:value-type="float" office:value="10.3450579434912" calcext:value-type="float">
            <text:p>10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655-6102</text:p>
          </table:table-cell>
          <table:table-cell table:style-name="ce3" office:value-type="float" office:value="0.0229478" calcext:value-type="float">
            <text:p>0.0229</text:p>
          </table:table-cell>
          <table:table-cell table:style-name="ce4" office:value-type="float" office:value="8.96535224289904" calcext:value-type="float">
            <text:p>8.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1-3701</text:p>
          </table:table-cell>
          <table:table-cell table:style-name="ce3" office:value-type="float" office:value="0.0232936" calcext:value-type="float">
            <text:p>0.0233</text:p>
          </table:table-cell>
          <table:table-cell table:style-name="ce4" office:value-type="float" office:value="9.00999024176563" calcext:value-type="float">
            <text:p>9.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1-3704</text:p>
          </table:table-cell>
          <table:table-cell table:style-name="ce3" office:value-type="float" office:value="0.0406569" calcext:value-type="float">
            <text:p>0.0407</text:p>
          </table:table-cell>
          <table:table-cell table:style-name="ce4" office:value-type="float" office:value="9.58771545382756" calcext:value-type="float">
            <text:p>9.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2-6101</text:p>
          </table:table-cell>
          <table:table-cell table:style-name="ce3" office:value-type="float" office:value="0.0348771" calcext:value-type="float">
            <text:p>0.0349</text:p>
          </table:table-cell>
          <table:table-cell table:style-name="ce4" office:value-type="float" office:value="10.5231791731257" calcext:value-type="float">
            <text:p>10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2-6102</text:p>
          </table:table-cell>
          <table:table-cell table:style-name="ce3" office:value-type="float" office:value="0.0646405" calcext:value-type="float">
            <text:p>0.0646</text:p>
          </table:table-cell>
          <table:table-cell table:style-name="ce4" office:value-type="float" office:value="10.2859441762888" calcext:value-type="float">
            <text:p>10.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3-12701</text:p>
          </table:table-cell>
          <table:table-cell table:style-name="ce3" office:value-type="float" office:value="0.0596303" calcext:value-type="float">
            <text:p>0.0596</text:p>
          </table:table-cell>
          <table:table-cell table:style-name="ce4" office:value-type="float" office:value="10.3673820151894" calcext:value-type="float">
            <text:p>10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3-1902</text:p>
          </table:table-cell>
          <table:table-cell table:style-name="ce3" office:value-type="float" office:value="0.0198477" calcext:value-type="float">
            <text:p>0.0198</text:p>
          </table:table-cell>
          <table:table-cell table:style-name="ce4" office:value-type="float" office:value="8.81646004974498" calcext:value-type="float">
            <text:p>8.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3-6104</text:p>
          </table:table-cell>
          <table:table-cell table:style-name="ce3" office:value-type="float" office:value="0.0408673" calcext:value-type="float">
            <text:p>0.0409</text:p>
          </table:table-cell>
          <table:table-cell table:style-name="ce4" office:value-type="float" office:value="10.6006974286336" calcext:value-type="float">
            <text:p>10.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4-12702</text:p>
          </table:table-cell>
          <table:table-cell table:style-name="ce3" office:value-type="float" office:value="0.0222279" calcext:value-type="float">
            <text:p>0.0222</text:p>
          </table:table-cell>
          <table:table-cell table:style-name="ce4" office:value-type="float" office:value="9.6337905220365" calcext:value-type="float">
            <text:p>9.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4-6101</text:p>
          </table:table-cell>
          <table:table-cell table:style-name="ce3" office:value-type="float" office:value="0.0216242" calcext:value-type="float">
            <text:p>0.0216</text:p>
          </table:table-cell>
          <table:table-cell table:style-name="ce4" office:value-type="float" office:value="9.64734482095085" calcext:value-type="float">
            <text:p>9.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4-6102</text:p>
          </table:table-cell>
          <table:table-cell table:style-name="ce3" office:value-type="float" office:value="0.0561432" calcext:value-type="float">
            <text:p>0.0561</text:p>
          </table:table-cell>
          <table:table-cell table:style-name="ce4" office:value-type="float" office:value="10.8307996704245" calcext:value-type="float">
            <text:p>10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5-12704</text:p>
          </table:table-cell>
          <table:table-cell table:style-name="ce3" office:value-type="float" office:value="0.0226179" calcext:value-type="float">
            <text:p>0.0226</text:p>
          </table:table-cell>
          <table:table-cell table:style-name="ce4" office:value-type="float" office:value="8.765583624378" calcext:value-type="float">
            <text:p>8.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5-1902</text:p>
          </table:table-cell>
          <table:table-cell table:style-name="ce3" office:value-type="float" office:value="0.0220459" calcext:value-type="float">
            <text:p>0.0220</text:p>
          </table:table-cell>
          <table:table-cell table:style-name="ce4" office:value-type="float" office:value="9.03381364121025" calcext:value-type="float">
            <text:p>9.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5-9102</text:p>
          </table:table-cell>
          <table:table-cell table:style-name="ce3" office:value-type="float" office:value="0.02236" calcext:value-type="float">
            <text:p>0.0224</text:p>
          </table:table-cell>
          <table:table-cell table:style-name="ce4" office:value-type="float" office:value="9.77571382181554" calcext:value-type="float">
            <text:p>9.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6-3701</text:p>
          </table:table-cell>
          <table:table-cell table:style-name="ce3" office:value-type="float" office:value="0.0641829" calcext:value-type="float">
            <text:p>0.0642</text:p>
          </table:table-cell>
          <table:table-cell table:style-name="ce4" office:value-type="float" office:value="10.712802014646" calcext:value-type="float">
            <text:p>10.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6-9102</text:p>
          </table:table-cell>
          <table:table-cell table:style-name="ce3" office:value-type="float" office:value="0.0187379" calcext:value-type="float">
            <text:p>0.0187</text:p>
          </table:table-cell>
          <table:table-cell table:style-name="ce4" office:value-type="float" office:value="9.50152208030141" calcext:value-type="float">
            <text:p>9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7-3704</text:p>
          </table:table-cell>
          <table:table-cell table:style-name="ce3" office:value-type="float" office:value="0.0290077" calcext:value-type="float">
            <text:p>0.0290</text:p>
          </table:table-cell>
          <table:table-cell table:style-name="ce4" office:value-type="float" office:value="10.1885347698993" calcext:value-type="float">
            <text:p>10.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7-9101</text:p>
          </table:table-cell>
          <table:table-cell table:style-name="ce3" office:value-type="float" office:value="0.0457385" calcext:value-type="float">
            <text:p>0.0457</text:p>
          </table:table-cell>
          <table:table-cell table:style-name="ce4" office:value-type="float" office:value="10.5683519405004" calcext:value-type="float">
            <text:p>10.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9-3703</text:p>
          </table:table-cell>
          <table:table-cell table:style-name="ce3" office:value-type="float" office:value="0.0403495" calcext:value-type="float">
            <text:p>0.0403</text:p>
          </table:table-cell>
          <table:table-cell table:style-name="ce4" office:value-type="float" office:value="9.28373078677788" calcext:value-type="float">
            <text:p>9.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19-6103</text:p>
          </table:table-cell>
          <table:table-cell table:style-name="ce3" office:value-type="float" office:value="0.0599654" calcext:value-type="float">
            <text:p>0.0600</text:p>
          </table:table-cell>
          <table:table-cell table:style-name="ce4" office:value-type="float" office:value="10.7363120257766" calcext:value-type="float">
            <text:p>10.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20-1902</text:p>
          </table:table-cell>
          <table:table-cell table:style-name="ce3" office:value-type="float" office:value="0.0167758" calcext:value-type="float">
            <text:p>0.0168</text:p>
          </table:table-cell>
          <table:table-cell table:style-name="ce4" office:value-type="float" office:value="9.22978675641965" calcext:value-type="float">
            <text:p>9.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24-1902</text:p>
          </table:table-cell>
          <table:table-cell table:style-name="ce3" office:value-type="float" office:value="0.0245308" calcext:value-type="float">
            <text:p>0.0245</text:p>
          </table:table-cell>
          <table:table-cell table:style-name="ce4" office:value-type="float" office:value="9.51087328779651" calcext:value-type="float">
            <text:p>9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24-6103</text:p>
          </table:table-cell>
          <table:table-cell table:style-name="ce3" office:value-type="float" office:value="0.0422594" calcext:value-type="float">
            <text:p>0.0423</text:p>
          </table:table-cell>
          <table:table-cell table:style-name="ce4" office:value-type="float" office:value="9.5162907251552" calcext:value-type="float">
            <text:p>9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25-3701</text:p>
          </table:table-cell>
          <table:table-cell table:style-name="ce3" office:value-type="float" office:value="0.0378179" calcext:value-type="float">
            <text:p>0.0378</text:p>
          </table:table-cell>
          <table:table-cell table:style-name="ce4" office:value-type="float" office:value="9.38238270510718" calcext:value-type="float">
            <text:p>9.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26-3703</text:p>
          </table:table-cell>
          <table:table-cell table:style-name="ce3" office:value-type="float" office:value="0.0278941" calcext:value-type="float">
            <text:p>0.0279</text:p>
          </table:table-cell>
          <table:table-cell table:style-name="ce4" office:value-type="float" office:value="10.0702115496662" calcext:value-type="float">
            <text:p>10.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27-12701</text:p>
          </table:table-cell>
          <table:table-cell table:style-name="ce3" office:value-type="float" office:value="0.0204646" calcext:value-type="float">
            <text:p>0.0205</text:p>
          </table:table-cell>
          <table:table-cell table:style-name="ce4" office:value-type="float" office:value="9.95403641194036" calcext:value-type="float">
            <text:p>9.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27-12702</text:p>
          </table:table-cell>
          <table:table-cell table:style-name="ce3" office:value-type="float" office:value="0.022115" calcext:value-type="float">
            <text:p>0.0221</text:p>
          </table:table-cell>
          <table:table-cell table:style-name="ce4" office:value-type="float" office:value="9.83485478116085" calcext:value-type="float">
            <text:p>9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27-3701</text:p>
          </table:table-cell>
          <table:table-cell table:style-name="ce3" office:value-type="float" office:value="0.0209115" calcext:value-type="float">
            <text:p>0.0209</text:p>
          </table:table-cell>
          <table:table-cell table:style-name="ce4" office:value-type="float" office:value="9.71843774405457" calcext:value-type="float">
            <text:p>9.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28-12701</text:p>
          </table:table-cell>
          <table:table-cell table:style-name="ce3" office:value-type="float" office:value="0.0284053" calcext:value-type="float">
            <text:p>0.0284</text:p>
          </table:table-cell>
          <table:table-cell table:style-name="ce4" office:value-type="float" office:value="10.1098113230441" calcext:value-type="float">
            <text:p>10.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28-12705</text:p>
          </table:table-cell>
          <table:table-cell table:style-name="ce3" office:value-type="float" office:value="0.0678067" calcext:value-type="float">
            <text:p>0.0678</text:p>
          </table:table-cell>
          <table:table-cell table:style-name="ce4" office:value-type="float" office:value="10.4337698339248" calcext:value-type="float">
            <text:p>10.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728-6104</text:p>
          </table:table-cell>
          <table:table-cell table:style-name="ce3" office:value-type="float" office:value="0.017662" calcext:value-type="float">
            <text:p>0.0177</text:p>
          </table:table-cell>
          <table:table-cell table:style-name="ce4" office:value-type="float" office:value="8.76421873750434" calcext:value-type="float">
            <text:p>8.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1-12702</text:p>
          </table:table-cell>
          <table:table-cell table:style-name="ce3" office:value-type="float" office:value="0.0277288" calcext:value-type="float">
            <text:p>0.0277</text:p>
          </table:table-cell>
          <table:table-cell table:style-name="ce4" office:value-type="float" office:value="9.9093511351194" calcext:value-type="float">
            <text:p>9.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2-12701</text:p>
          </table:table-cell>
          <table:table-cell table:style-name="ce3" office:value-type="float" office:value="0.025071" calcext:value-type="float">
            <text:p>0.0251</text:p>
          </table:table-cell>
          <table:table-cell table:style-name="ce4" office:value-type="float" office:value="9.79531054465494" calcext:value-type="float">
            <text:p>9.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2-3701</text:p>
          </table:table-cell>
          <table:table-cell table:style-name="ce3" office:value-type="float" office:value="0.0255681" calcext:value-type="float">
            <text:p>0.0256</text:p>
          </table:table-cell>
          <table:table-cell table:style-name="ce4" office:value-type="float" office:value="9.52178120032287" calcext:value-type="float">
            <text:p>9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4-12701</text:p>
          </table:table-cell>
          <table:table-cell table:style-name="ce3" office:value-type="float" office:value="0.056776" calcext:value-type="float">
            <text:p>0.0568</text:p>
          </table:table-cell>
          <table:table-cell table:style-name="ce4" office:value-type="float" office:value="10.2962767836837" calcext:value-type="float">
            <text:p>10.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4-3701</text:p>
          </table:table-cell>
          <table:table-cell table:style-name="ce3" office:value-type="float" office:value="0.0164833" calcext:value-type="float">
            <text:p>0.0165</text:p>
          </table:table-cell>
          <table:table-cell table:style-name="ce4" office:value-type="float" office:value="9.04693586856541" calcext:value-type="float">
            <text:p>9.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6-12704</text:p>
          </table:table-cell>
          <table:table-cell table:style-name="ce3" office:value-type="float" office:value="0.0126827" calcext:value-type="float">
            <text:p>0.0127</text:p>
          </table:table-cell>
          <table:table-cell table:style-name="ce4" office:value-type="float" office:value="8.81234439241017" calcext:value-type="float">
            <text:p>8.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6-3703</text:p>
          </table:table-cell>
          <table:table-cell table:style-name="ce3" office:value-type="float" office:value="0.0147903" calcext:value-type="float">
            <text:p>0.0148</text:p>
          </table:table-cell>
          <table:table-cell table:style-name="ce4" office:value-type="float" office:value="8.72916559994291" calcext:value-type="float">
            <text:p>8.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6-6104</text:p>
          </table:table-cell>
          <table:table-cell table:style-name="ce3" office:value-type="float" office:value="0.01424" calcext:value-type="float">
            <text:p>0.0142</text:p>
          </table:table-cell>
          <table:table-cell table:style-name="ce4" office:value-type="float" office:value="8.91831347999728" calcext:value-type="float">
            <text:p>8.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7-3703</text:p>
          </table:table-cell>
          <table:table-cell table:style-name="ce3" office:value-type="float" office:value="0.102483" calcext:value-type="float">
            <text:p>0.1025</text:p>
          </table:table-cell>
          <table:table-cell table:style-name="ce4" office:value-type="float" office:value="11.0496598475914" calcext:value-type="float">
            <text:p>11.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8-12702</text:p>
          </table:table-cell>
          <table:table-cell table:style-name="ce3" office:value-type="float" office:value="0.0403018" calcext:value-type="float">
            <text:p>0.0403</text:p>
          </table:table-cell>
          <table:table-cell table:style-name="ce4" office:value-type="float" office:value="10.7650781686946" calcext:value-type="float">
            <text:p>10.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8-3703</text:p>
          </table:table-cell>
          <table:table-cell table:style-name="ce3" office:value-type="float" office:value="0.0400721" calcext:value-type="float">
            <text:p>0.0401</text:p>
          </table:table-cell>
          <table:table-cell table:style-name="ce4" office:value-type="float" office:value="9.67514200996213" calcext:value-type="float">
            <text:p>9.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9-12704</text:p>
          </table:table-cell>
          <table:table-cell table:style-name="ce3" office:value-type="float" office:value="0.012853" calcext:value-type="float">
            <text:p>0.0129</text:p>
          </table:table-cell>
          <table:table-cell table:style-name="ce4" office:value-type="float" office:value="10.0522898485787" calcext:value-type="float">
            <text:p>10.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9-1902</text:p>
          </table:table-cell>
          <table:table-cell table:style-name="ce3" office:value-type="float" office:value="0.0222054" calcext:value-type="float">
            <text:p>0.0222</text:p>
          </table:table-cell>
          <table:table-cell table:style-name="ce4" office:value-type="float" office:value="9.0602708890218" calcext:value-type="float">
            <text:p>9.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9-3703</text:p>
          </table:table-cell>
          <table:table-cell table:style-name="ce3" office:value-type="float" office:value="0.0198304" calcext:value-type="float">
            <text:p>0.0198</text:p>
          </table:table-cell>
          <table:table-cell table:style-name="ce4" office:value-type="float" office:value="9.32878720035453" calcext:value-type="float">
            <text:p>9.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39-3704</text:p>
          </table:table-cell>
          <table:table-cell table:style-name="ce3" office:value-type="float" office:value="0.015559" calcext:value-type="float">
            <text:p>0.0156</text:p>
          </table:table-cell>
          <table:table-cell table:style-name="ce4" office:value-type="float" office:value="8.73206308761218" calcext:value-type="float">
            <text:p>8.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0-1902</text:p>
          </table:table-cell>
          <table:table-cell table:style-name="ce3" office:value-type="float" office:value="0.0727756" calcext:value-type="float">
            <text:p>0.0728</text:p>
          </table:table-cell>
          <table:table-cell table:style-name="ce4" office:value-type="float" office:value="10.5632959368102" calcext:value-type="float">
            <text:p>10.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1-12705</text:p>
          </table:table-cell>
          <table:table-cell table:style-name="ce3" office:value-type="float" office:value="0.0141405" calcext:value-type="float">
            <text:p>0.0141</text:p>
          </table:table-cell>
          <table:table-cell table:style-name="ce4" office:value-type="float" office:value="9.23904658855118" calcext:value-type="float">
            <text:p>9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1-3702</text:p>
          </table:table-cell>
          <table:table-cell table:style-name="ce3" office:value-type="float" office:value="0.0426423" calcext:value-type="float">
            <text:p>0.0426</text:p>
          </table:table-cell>
          <table:table-cell table:style-name="ce4" office:value-type="float" office:value="9.47957818914775" calcext:value-type="float">
            <text:p>9.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1-6103</text:p>
          </table:table-cell>
          <table:table-cell table:style-name="ce3" office:value-type="float" office:value="0.017086" calcext:value-type="float">
            <text:p>0.0171</text:p>
          </table:table-cell>
          <table:table-cell table:style-name="ce4" office:value-type="float" office:value="8.99471562310641" calcext:value-type="float">
            <text:p>8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2-12702</text:p>
          </table:table-cell>
          <table:table-cell table:style-name="ce3" office:value-type="float" office:value="0.0254964" calcext:value-type="float">
            <text:p>0.0255</text:p>
          </table:table-cell>
          <table:table-cell table:style-name="ce4" office:value-type="float" office:value="10.2588790221726" calcext:value-type="float">
            <text:p>10.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2-1902</text:p>
          </table:table-cell>
          <table:table-cell table:style-name="ce3" office:value-type="float" office:value="0.0381493" calcext:value-type="float">
            <text:p>0.0381</text:p>
          </table:table-cell>
          <table:table-cell table:style-name="ce4" office:value-type="float" office:value="9.18921791694844" calcext:value-type="float">
            <text:p>9.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2-3703</text:p>
          </table:table-cell>
          <table:table-cell table:style-name="ce3" office:value-type="float" office:value="0.019862" calcext:value-type="float">
            <text:p>0.0199</text:p>
          </table:table-cell>
          <table:table-cell table:style-name="ce4" office:value-type="float" office:value="8.79014084448322" calcext:value-type="float">
            <text:p>8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2-6102</text:p>
          </table:table-cell>
          <table:table-cell table:style-name="ce3" office:value-type="float" office:value="0.0200882" calcext:value-type="float">
            <text:p>0.0201</text:p>
          </table:table-cell>
          <table:table-cell table:style-name="ce4" office:value-type="float" office:value="9.29370499292631" calcext:value-type="float">
            <text:p>9.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3-12702</text:p>
          </table:table-cell>
          <table:table-cell table:style-name="ce3" office:value-type="float" office:value="0.0434812" calcext:value-type="float">
            <text:p>0.0435</text:p>
          </table:table-cell>
          <table:table-cell table:style-name="ce4" office:value-type="float" office:value="9.69303715672945" calcext:value-type="float">
            <text:p>9.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4-12703</text:p>
          </table:table-cell>
          <table:table-cell table:style-name="ce3" office:value-type="float" office:value="0.020697" calcext:value-type="float">
            <text:p>0.0207</text:p>
          </table:table-cell>
          <table:table-cell table:style-name="ce4" office:value-type="float" office:value="9.70912573769149" calcext:value-type="float">
            <text:p>9.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4-12704</text:p>
          </table:table-cell>
          <table:table-cell table:style-name="ce3" office:value-type="float" office:value="0.0384096" calcext:value-type="float">
            <text:p>0.0384</text:p>
          </table:table-cell>
          <table:table-cell table:style-name="ce4" office:value-type="float" office:value="10.5995501308751" calcext:value-type="float">
            <text:p>10.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4-3703</text:p>
          </table:table-cell>
          <table:table-cell table:style-name="ce3" office:value-type="float" office:value="0.0293476" calcext:value-type="float">
            <text:p>0.0293</text:p>
          </table:table-cell>
          <table:table-cell table:style-name="ce4" office:value-type="float" office:value="9.85453375891644" calcext:value-type="float">
            <text:p>9.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4-3704</text:p>
          </table:table-cell>
          <table:table-cell table:style-name="ce3" office:value-type="float" office:value="0.0499634" calcext:value-type="float">
            <text:p>0.0500</text:p>
          </table:table-cell>
          <table:table-cell table:style-name="ce4" office:value-type="float" office:value="10.0011666836693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4-9102</text:p>
          </table:table-cell>
          <table:table-cell table:style-name="ce3" office:value-type="float" office:value="0.0209079" calcext:value-type="float">
            <text:p>0.0209</text:p>
          </table:table-cell>
          <table:table-cell table:style-name="ce4" office:value-type="float" office:value="8.94091971342806" calcext:value-type="float">
            <text:p>8.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5-12701</text:p>
          </table:table-cell>
          <table:table-cell table:style-name="ce3" office:value-type="float" office:value="0.0327303" calcext:value-type="float">
            <text:p>0.0327</text:p>
          </table:table-cell>
          <table:table-cell table:style-name="ce4" office:value-type="float" office:value="9.66069191518237" calcext:value-type="float">
            <text:p>9.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5-12702</text:p>
          </table:table-cell>
          <table:table-cell table:style-name="ce3" office:value-type="float" office:value="0.0250173" calcext:value-type="float">
            <text:p>0.0250</text:p>
          </table:table-cell>
          <table:table-cell table:style-name="ce4" office:value-type="float" office:value="9.91248829257907" calcext:value-type="float">
            <text:p>9.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5-12705</text:p>
          </table:table-cell>
          <table:table-cell table:style-name="ce3" office:value-type="float" office:value="0.024606" calcext:value-type="float">
            <text:p>0.0246</text:p>
          </table:table-cell>
          <table:table-cell table:style-name="ce4" office:value-type="float" office:value="9.78297542660307" calcext:value-type="float">
            <text:p>9.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5-3702</text:p>
          </table:table-cell>
          <table:table-cell table:style-name="ce3" office:value-type="float" office:value="0.0455539" calcext:value-type="float">
            <text:p>0.0456</text:p>
          </table:table-cell>
          <table:table-cell table:style-name="ce4" office:value-type="float" office:value="9.52275321603521" calcext:value-type="float">
            <text:p>9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6-9101</text:p>
          </table:table-cell>
          <table:table-cell table:style-name="ce3" office:value-type="float" office:value="0.025013" calcext:value-type="float">
            <text:p>0.0250</text:p>
          </table:table-cell>
          <table:table-cell table:style-name="ce4" office:value-type="float" office:value="9.52558118586653" calcext:value-type="float">
            <text:p>9.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7-1901</text:p>
          </table:table-cell>
          <table:table-cell table:style-name="ce3" office:value-type="float" office:value="0.0271269" calcext:value-type="float">
            <text:p>0.0271</text:p>
          </table:table-cell>
          <table:table-cell table:style-name="ce4" office:value-type="float" office:value="9.9149531740923" calcext:value-type="float">
            <text:p>9.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7-9101</text:p>
          </table:table-cell>
          <table:table-cell table:style-name="ce3" office:value-type="float" office:value="0.047134" calcext:value-type="float">
            <text:p>0.0471</text:p>
          </table:table-cell>
          <table:table-cell table:style-name="ce4" office:value-type="float" office:value="10.5200981956952" calcext:value-type="float">
            <text:p>10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7-9102</text:p>
          </table:table-cell>
          <table:table-cell table:style-name="ce3" office:value-type="float" office:value="0.0280109" calcext:value-type="float">
            <text:p>0.0280</text:p>
          </table:table-cell>
          <table:table-cell table:style-name="ce4" office:value-type="float" office:value="10.2055156231136" calcext:value-type="float">
            <text:p>10.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8-12703</text:p>
          </table:table-cell>
          <table:table-cell table:style-name="ce3" office:value-type="float" office:value="0.0239641" calcext:value-type="float">
            <text:p>0.0240</text:p>
          </table:table-cell>
          <table:table-cell table:style-name="ce4" office:value-type="float" office:value="9.61706327778964" calcext:value-type="float">
            <text:p>9.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8-12705</text:p>
          </table:table-cell>
          <table:table-cell table:style-name="ce3" office:value-type="float" office:value="0.0238145" calcext:value-type="float">
            <text:p>0.0238</text:p>
          </table:table-cell>
          <table:table-cell table:style-name="ce4" office:value-type="float" office:value="10.2699843414374" calcext:value-type="float">
            <text:p>10.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8-6101</text:p>
          </table:table-cell>
          <table:table-cell table:style-name="ce3" office:value-type="float" office:value="0.0234202" calcext:value-type="float">
            <text:p>0.0234</text:p>
          </table:table-cell>
          <table:table-cell table:style-name="ce4" office:value-type="float" office:value="9.66743520716147" calcext:value-type="float">
            <text:p>9.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8-6103</text:p>
          </table:table-cell>
          <table:table-cell table:style-name="ce3" office:value-type="float" office:value="0.0258115" calcext:value-type="float">
            <text:p>0.0258</text:p>
          </table:table-cell>
          <table:table-cell table:style-name="ce4" office:value-type="float" office:value="9.64738199197279" calcext:value-type="float">
            <text:p>9.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8-9101</text:p>
          </table:table-cell>
          <table:table-cell table:style-name="ce3" office:value-type="float" office:value="0.0214642" calcext:value-type="float">
            <text:p>0.0215</text:p>
          </table:table-cell>
          <table:table-cell table:style-name="ce4" office:value-type="float" office:value="9.23103609914657" calcext:value-type="float">
            <text:p>9.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49-12703</text:p>
          </table:table-cell>
          <table:table-cell table:style-name="ce3" office:value-type="float" office:value="0.0158929" calcext:value-type="float">
            <text:p>0.0159</text:p>
          </table:table-cell>
          <table:table-cell table:style-name="ce4" office:value-type="float" office:value="8.7750611350575" calcext:value-type="float">
            <text:p>8.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52-6104</text:p>
          </table:table-cell>
          <table:table-cell table:style-name="ce3" office:value-type="float" office:value="0.0282108" calcext:value-type="float">
            <text:p>0.0282</text:p>
          </table:table-cell>
          <table:table-cell table:style-name="ce4" office:value-type="float" office:value="9.93610992230772" calcext:value-type="float">
            <text:p>9.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77-12702</text:p>
          </table:table-cell>
          <table:table-cell table:style-name="ce3" office:value-type="float" office:value="0.0174976" calcext:value-type="float">
            <text:p>0.0175</text:p>
          </table:table-cell>
          <table:table-cell table:style-name="ce4" office:value-type="float" office:value="9.26618228876512" calcext:value-type="float">
            <text:p>9.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77-12705</text:p>
          </table:table-cell>
          <table:table-cell table:style-name="ce3" office:value-type="float" office:value="0.0173038" calcext:value-type="float">
            <text:p>0.0173</text:p>
          </table:table-cell>
          <table:table-cell table:style-name="ce4" office:value-type="float" office:value="8.67350196060612" calcext:value-type="float">
            <text:p>8.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77-3704</text:p>
          </table:table-cell>
          <table:table-cell table:style-name="ce3" office:value-type="float" office:value="0.0178433" calcext:value-type="float">
            <text:p>0.0178</text:p>
          </table:table-cell>
          <table:table-cell table:style-name="ce4" office:value-type="float" office:value="9.09592565558749" calcext:value-type="float">
            <text:p>9.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77-6102</text:p>
          </table:table-cell>
          <table:table-cell table:style-name="ce3" office:value-type="float" office:value="0.0282062" calcext:value-type="float">
            <text:p>0.0282</text:p>
          </table:table-cell>
          <table:table-cell table:style-name="ce4" office:value-type="float" office:value="9.63065157568324" calcext:value-type="float">
            <text:p>9.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77-6103</text:p>
          </table:table-cell>
          <table:table-cell table:style-name="ce3" office:value-type="float" office:value="0.0615687" calcext:value-type="float">
            <text:p>0.0616</text:p>
          </table:table-cell>
          <table:table-cell table:style-name="ce4" office:value-type="float" office:value="10.6737965960586" calcext:value-type="float">
            <text:p>10.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78-12703</text:p>
          </table:table-cell>
          <table:table-cell table:style-name="ce3" office:value-type="float" office:value="0.0158877" calcext:value-type="float">
            <text:p>0.0159</text:p>
          </table:table-cell>
          <table:table-cell table:style-name="ce4" office:value-type="float" office:value="9.28360196396139" calcext:value-type="float">
            <text:p>9.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79-12701</text:p>
          </table:table-cell>
          <table:table-cell table:style-name="ce3" office:value-type="float" office:value="0.077757" calcext:value-type="float">
            <text:p>0.0778</text:p>
          </table:table-cell>
          <table:table-cell table:style-name="ce4" office:value-type="float" office:value="10.6359830993431" calcext:value-type="float">
            <text:p>10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79-3702</text:p>
          </table:table-cell>
          <table:table-cell table:style-name="ce3" office:value-type="float" office:value="0.039392" calcext:value-type="float">
            <text:p>0.0394</text:p>
          </table:table-cell>
          <table:table-cell table:style-name="ce4" office:value-type="float" office:value="10.6570108905282" calcext:value-type="float">
            <text:p>10.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79-6102</text:p>
          </table:table-cell>
          <table:table-cell table:style-name="ce3" office:value-type="float" office:value="0.0346392" calcext:value-type="float">
            <text:p>0.0346</text:p>
          </table:table-cell>
          <table:table-cell table:style-name="ce4" office:value-type="float" office:value="10.3171352924205" calcext:value-type="float">
            <text:p>10.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79-6104</text:p>
          </table:table-cell>
          <table:table-cell table:style-name="ce3" office:value-type="float" office:value="0.0386498" calcext:value-type="float">
            <text:p>0.0386</text:p>
          </table:table-cell>
          <table:table-cell table:style-name="ce4" office:value-type="float" office:value="10.4982609172981" calcext:value-type="float">
            <text:p>1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0-3703</text:p>
          </table:table-cell>
          <table:table-cell table:style-name="ce3" office:value-type="float" office:value="0.0167661" calcext:value-type="float">
            <text:p>0.0168</text:p>
          </table:table-cell>
          <table:table-cell table:style-name="ce4" office:value-type="float" office:value="9.42051518204768" calcext:value-type="float">
            <text:p>9.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2-12703</text:p>
          </table:table-cell>
          <table:table-cell table:style-name="ce3" office:value-type="float" office:value="0.0255014" calcext:value-type="float">
            <text:p>0.0255</text:p>
          </table:table-cell>
          <table:table-cell table:style-name="ce4" office:value-type="float" office:value="9.18365982161415" calcext:value-type="float">
            <text:p>9.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2-1902</text:p>
          </table:table-cell>
          <table:table-cell table:style-name="ce3" office:value-type="float" office:value="0.0240628" calcext:value-type="float">
            <text:p>0.0241</text:p>
          </table:table-cell>
          <table:table-cell table:style-name="ce4" office:value-type="float" office:value="9.54409658276426" calcext:value-type="float">
            <text:p>9.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3-12701</text:p>
          </table:table-cell>
          <table:table-cell table:style-name="ce3" office:value-type="float" office:value="0.0253738" calcext:value-type="float">
            <text:p>0.0254</text:p>
          </table:table-cell>
          <table:table-cell table:style-name="ce4" office:value-type="float" office:value="10.0619912429523" calcext:value-type="float">
            <text:p>10.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3-3703</text:p>
          </table:table-cell>
          <table:table-cell table:style-name="ce3" office:value-type="float" office:value="0.0289385" calcext:value-type="float">
            <text:p>0.0289</text:p>
          </table:table-cell>
          <table:table-cell table:style-name="ce4" office:value-type="float" office:value="10.3263276666159" calcext:value-type="float">
            <text:p>10.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4-12701</text:p>
          </table:table-cell>
          <table:table-cell table:style-name="ce3" office:value-type="float" office:value="0.0235308" calcext:value-type="float">
            <text:p>0.0235</text:p>
          </table:table-cell>
          <table:table-cell table:style-name="ce4" office:value-type="float" office:value="9.11278591987999" calcext:value-type="float">
            <text:p>9.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4-12703</text:p>
          </table:table-cell>
          <table:table-cell table:style-name="ce3" office:value-type="float" office:value="0.0289429" calcext:value-type="float">
            <text:p>0.0289</text:p>
          </table:table-cell>
          <table:table-cell table:style-name="ce4" office:value-type="float" office:value="9.82506632880178" calcext:value-type="float">
            <text:p>9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5-12701</text:p>
          </table:table-cell>
          <table:table-cell table:style-name="ce3" office:value-type="float" office:value="0.0165598" calcext:value-type="float">
            <text:p>0.0166</text:p>
          </table:table-cell>
          <table:table-cell table:style-name="ce4" office:value-type="float" office:value="9.44064779738116" calcext:value-type="float">
            <text:p>9.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5-12703</text:p>
          </table:table-cell>
          <table:table-cell table:style-name="ce3" office:value-type="float" office:value="0.0245119" calcext:value-type="float">
            <text:p>0.0245</text:p>
          </table:table-cell>
          <table:table-cell table:style-name="ce4" office:value-type="float" office:value="10.2163770579881" calcext:value-type="float">
            <text:p>10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5-1901</text:p>
          </table:table-cell>
          <table:table-cell table:style-name="ce3" office:value-type="float" office:value="0.024449" calcext:value-type="float">
            <text:p>0.0244</text:p>
          </table:table-cell>
          <table:table-cell table:style-name="ce4" office:value-type="float" office:value="9.04357838891658" calcext:value-type="float">
            <text:p>9.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5-3701</text:p>
          </table:table-cell>
          <table:table-cell table:style-name="ce3" office:value-type="float" office:value="0.0159644" calcext:value-type="float">
            <text:p>0.0160</text:p>
          </table:table-cell>
          <table:table-cell table:style-name="ce4" office:value-type="float" office:value="9.15630376924011" calcext:value-type="float">
            <text:p>9.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5-3704</text:p>
          </table:table-cell>
          <table:table-cell table:style-name="ce3" office:value-type="float" office:value="0.0426279" calcext:value-type="float">
            <text:p>0.0426</text:p>
          </table:table-cell>
          <table:table-cell table:style-name="ce4" office:value-type="float" office:value="9.4339265675519" calcext:value-type="float">
            <text:p>9.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5-6101</text:p>
          </table:table-cell>
          <table:table-cell table:style-name="ce3" office:value-type="float" office:value="0.0164928" calcext:value-type="float">
            <text:p>0.0165</text:p>
          </table:table-cell>
          <table:table-cell table:style-name="ce4" office:value-type="float" office:value="8.51002327548073" calcext:value-type="float">
            <text:p>8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5-6102</text:p>
          </table:table-cell>
          <table:table-cell table:style-name="ce3" office:value-type="float" office:value="0.0257795" calcext:value-type="float">
            <text:p>0.0258</text:p>
          </table:table-cell>
          <table:table-cell table:style-name="ce4" office:value-type="float" office:value="9.63003306738271" calcext:value-type="float">
            <text:p>9.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5-9102</text:p>
          </table:table-cell>
          <table:table-cell table:style-name="ce3" office:value-type="float" office:value="0.0647482" calcext:value-type="float">
            <text:p>0.0647</text:p>
          </table:table-cell>
          <table:table-cell table:style-name="ce4" office:value-type="float" office:value="10.4840035637126" calcext:value-type="float">
            <text:p>10.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7-12702</text:p>
          </table:table-cell>
          <table:table-cell table:style-name="ce3" office:value-type="float" office:value="0.0263218" calcext:value-type="float">
            <text:p>0.0263</text:p>
          </table:table-cell>
          <table:table-cell table:style-name="ce4" office:value-type="float" office:value="9.49858207528437" calcext:value-type="float">
            <text:p>9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7-3701</text:p>
          </table:table-cell>
          <table:table-cell table:style-name="ce3" office:value-type="float" office:value="0.0486433" calcext:value-type="float">
            <text:p>0.0486</text:p>
          </table:table-cell>
          <table:table-cell table:style-name="ce4" office:value-type="float" office:value="9.77306348169656" calcext:value-type="float">
            <text:p>9.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7-6103</text:p>
          </table:table-cell>
          <table:table-cell table:style-name="ce3" office:value-type="float" office:value="0.0216554" calcext:value-type="float">
            <text:p>0.0217</text:p>
          </table:table-cell>
          <table:table-cell table:style-name="ce4" office:value-type="float" office:value="8.64178137915333" calcext:value-type="float">
            <text:p>8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9-1902</text:p>
          </table:table-cell>
          <table:table-cell table:style-name="ce3" office:value-type="float" office:value="0.0530696" calcext:value-type="float">
            <text:p>0.0531</text:p>
          </table:table-cell>
          <table:table-cell table:style-name="ce4" office:value-type="float" office:value="10.1106671357466" calcext:value-type="float">
            <text:p>10.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9-3702</text:p>
          </table:table-cell>
          <table:table-cell table:style-name="ce3" office:value-type="float" office:value="0.0188636" calcext:value-type="float">
            <text:p>0.0189</text:p>
          </table:table-cell>
          <table:table-cell table:style-name="ce4" office:value-type="float" office:value="8.80288587505441" calcext:value-type="float">
            <text:p>8.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9-3704</text:p>
          </table:table-cell>
          <table:table-cell table:style-name="ce3" office:value-type="float" office:value="0.0263146" calcext:value-type="float">
            <text:p>0.0263</text:p>
          </table:table-cell>
          <table:table-cell table:style-name="ce4" office:value-type="float" office:value="9.22899543734628" calcext:value-type="float">
            <text:p>9.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89-6101</text:p>
          </table:table-cell>
          <table:table-cell table:style-name="ce3" office:value-type="float" office:value="0.0240278" calcext:value-type="float">
            <text:p>0.0240</text:p>
          </table:table-cell>
          <table:table-cell table:style-name="ce4" office:value-type="float" office:value="9.33670583102699" calcext:value-type="float">
            <text:p>9.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0-12703</text:p>
          </table:table-cell>
          <table:table-cell table:style-name="ce3" office:value-type="float" office:value="0.055466" calcext:value-type="float">
            <text:p>0.0555</text:p>
          </table:table-cell>
          <table:table-cell table:style-name="ce4" office:value-type="float" office:value="10.3084640980911" calcext:value-type="float">
            <text:p>10.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0-1902</text:p>
          </table:table-cell>
          <table:table-cell table:style-name="ce3" office:value-type="float" office:value="0.0235342" calcext:value-type="float">
            <text:p>0.0235</text:p>
          </table:table-cell>
          <table:table-cell table:style-name="ce4" office:value-type="float" office:value="9.03080204877226" calcext:value-type="float">
            <text:p>9.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0-6104</text:p>
          </table:table-cell>
          <table:table-cell table:style-name="ce3" office:value-type="float" office:value="0.0466397" calcext:value-type="float">
            <text:p>0.0466</text:p>
          </table:table-cell>
          <table:table-cell table:style-name="ce4" office:value-type="float" office:value="9.693283636874" calcext:value-type="float">
            <text:p>9.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0-9102</text:p>
          </table:table-cell>
          <table:table-cell table:style-name="ce3" office:value-type="float" office:value="0.0327694" calcext:value-type="float">
            <text:p>0.0328</text:p>
          </table:table-cell>
          <table:table-cell table:style-name="ce4" office:value-type="float" office:value="10.2396347701872" calcext:value-type="float">
            <text:p>10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1-3704</text:p>
          </table:table-cell>
          <table:table-cell table:style-name="ce3" office:value-type="float" office:value="0.0184375" calcext:value-type="float">
            <text:p>0.0184</text:p>
          </table:table-cell>
          <table:table-cell table:style-name="ce4" office:value-type="float" office:value="8.92776905328131" calcext:value-type="float">
            <text:p>8.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2-12703</text:p>
          </table:table-cell>
          <table:table-cell table:style-name="ce3" office:value-type="float" office:value="0.023051" calcext:value-type="float">
            <text:p>0.0231</text:p>
          </table:table-cell>
          <table:table-cell table:style-name="ce4" office:value-type="float" office:value="9.71541832259505" calcext:value-type="float">
            <text:p>9.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2-12704</text:p>
          </table:table-cell>
          <table:table-cell table:style-name="ce3" office:value-type="float" office:value="0.025594" calcext:value-type="float">
            <text:p>0.0256</text:p>
          </table:table-cell>
          <table:table-cell table:style-name="ce4" office:value-type="float" office:value="10.3062727296983" calcext:value-type="float">
            <text:p>10.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2-9101</text:p>
          </table:table-cell>
          <table:table-cell table:style-name="ce3" office:value-type="float" office:value="0.0239519" calcext:value-type="float">
            <text:p>0.0240</text:p>
          </table:table-cell>
          <table:table-cell table:style-name="ce4" office:value-type="float" office:value="9.23811638787754" calcext:value-type="float">
            <text:p>9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3-12702</text:p>
          </table:table-cell>
          <table:table-cell table:style-name="ce3" office:value-type="float" office:value="0.037488" calcext:value-type="float">
            <text:p>0.0375</text:p>
          </table:table-cell>
          <table:table-cell table:style-name="ce4" office:value-type="float" office:value="10.828708220384" calcext:value-type="float">
            <text:p>10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3-12704</text:p>
          </table:table-cell>
          <table:table-cell table:style-name="ce3" office:value-type="float" office:value="0.021917" calcext:value-type="float">
            <text:p>0.0219</text:p>
          </table:table-cell>
          <table:table-cell table:style-name="ce4" office:value-type="float" office:value="9.12127087494741" calcext:value-type="float">
            <text:p>9.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3-3702</text:p>
          </table:table-cell>
          <table:table-cell table:style-name="ce3" office:value-type="float" office:value="0.0252874" calcext:value-type="float">
            <text:p>0.0253</text:p>
          </table:table-cell>
          <table:table-cell table:style-name="ce4" office:value-type="float" office:value="9.13416754151366" calcext:value-type="float">
            <text:p>9.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3-9101</text:p>
          </table:table-cell>
          <table:table-cell table:style-name="ce3" office:value-type="float" office:value="0.0215818" calcext:value-type="float">
            <text:p>0.0216</text:p>
          </table:table-cell>
          <table:table-cell table:style-name="ce4" office:value-type="float" office:value="8.73157748466408" calcext:value-type="float">
            <text:p>8.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5-12702</text:p>
          </table:table-cell>
          <table:table-cell table:style-name="ce3" office:value-type="float" office:value="0.0193022" calcext:value-type="float">
            <text:p>0.0193</text:p>
          </table:table-cell>
          <table:table-cell table:style-name="ce4" office:value-type="float" office:value="8.8436021140165" calcext:value-type="float">
            <text:p>8.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6-6101</text:p>
          </table:table-cell>
          <table:table-cell table:style-name="ce3" office:value-type="float" office:value="0.026249" calcext:value-type="float">
            <text:p>0.0262</text:p>
          </table:table-cell>
          <table:table-cell table:style-name="ce4" office:value-type="float" office:value="9.79376734273246" calcext:value-type="float">
            <text:p>9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7-1901</text:p>
          </table:table-cell>
          <table:table-cell table:style-name="ce3" office:value-type="float" office:value="0.0270954" calcext:value-type="float">
            <text:p>0.0271</text:p>
          </table:table-cell>
          <table:table-cell table:style-name="ce4" office:value-type="float" office:value="9.25000258629096" calcext:value-type="float">
            <text:p>9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7-9102</text:p>
          </table:table-cell>
          <table:table-cell table:style-name="ce3" office:value-type="float" office:value="0.0325782" calcext:value-type="float">
            <text:p>0.0326</text:p>
          </table:table-cell>
          <table:table-cell table:style-name="ce4" office:value-type="float" office:value="10.0653481288498" calcext:value-type="float">
            <text:p>10.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9-12701</text:p>
          </table:table-cell>
          <table:table-cell table:style-name="ce3" office:value-type="float" office:value="0.0227975" calcext:value-type="float">
            <text:p>0.0228</text:p>
          </table:table-cell>
          <table:table-cell table:style-name="ce4" office:value-type="float" office:value="9.64894128363397" calcext:value-type="float">
            <text:p>9.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9-12704</text:p>
          </table:table-cell>
          <table:table-cell table:style-name="ce3" office:value-type="float" office:value="0.0228946" calcext:value-type="float">
            <text:p>0.0229</text:p>
          </table:table-cell>
          <table:table-cell table:style-name="ce4" office:value-type="float" office:value="9.00894066137708" calcext:value-type="float">
            <text:p>9.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9-1901</text:p>
          </table:table-cell>
          <table:table-cell table:style-name="ce3" office:value-type="float" office:value="0.0248858" calcext:value-type="float">
            <text:p>0.0249</text:p>
          </table:table-cell>
          <table:table-cell table:style-name="ce4" office:value-type="float" office:value="9.13117580466659" calcext:value-type="float">
            <text:p>9.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9-3701</text:p>
          </table:table-cell>
          <table:table-cell table:style-name="ce3" office:value-type="float" office:value="0.0229992" calcext:value-type="float">
            <text:p>0.0230</text:p>
          </table:table-cell>
          <table:table-cell table:style-name="ce4" office:value-type="float" office:value="9.24228544708577" calcext:value-type="float">
            <text:p>9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9-6104</text:p>
          </table:table-cell>
          <table:table-cell table:style-name="ce3" office:value-type="float" office:value="0.02317" calcext:value-type="float">
            <text:p>0.0232</text:p>
          </table:table-cell>
          <table:table-cell table:style-name="ce4" office:value-type="float" office:value="9.35040309581551" calcext:value-type="float">
            <text:p>9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99-9102</text:p>
          </table:table-cell>
          <table:table-cell table:style-name="ce3" office:value-type="float" office:value="0.0232019" calcext:value-type="float">
            <text:p>0.0232</text:p>
          </table:table-cell>
          <table:table-cell table:style-name="ce4" office:value-type="float" office:value="8.96793389623948" calcext:value-type="float">
            <text:p>8.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00-3701</text:p>
          </table:table-cell>
          <table:table-cell table:style-name="ce3" office:value-type="float" office:value="0.0213804" calcext:value-type="float">
            <text:p>0.0214</text:p>
          </table:table-cell>
          <table:table-cell table:style-name="ce4" office:value-type="float" office:value="8.84997436630966" calcext:value-type="float">
            <text:p>8.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00-6102</text:p>
          </table:table-cell>
          <table:table-cell table:style-name="ce3" office:value-type="float" office:value="0.0271912" calcext:value-type="float">
            <text:p>0.0272</text:p>
          </table:table-cell>
          <table:table-cell table:style-name="ce4" office:value-type="float" office:value="9.12639119161661" calcext:value-type="float">
            <text:p>9.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02-12705</text:p>
          </table:table-cell>
          <table:table-cell table:style-name="ce3" office:value-type="float" office:value="0.051168" calcext:value-type="float">
            <text:p>0.0512</text:p>
          </table:table-cell>
          <table:table-cell table:style-name="ce4" office:value-type="float" office:value="9.94017668593804" calcext:value-type="float">
            <text:p>9.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02-1902</text:p>
          </table:table-cell>
          <table:table-cell table:style-name="ce3" office:value-type="float" office:value="0.0495005" calcext:value-type="float">
            <text:p>0.0495</text:p>
          </table:table-cell>
          <table:table-cell table:style-name="ce4" office:value-type="float" office:value="9.34681050322225" calcext:value-type="float">
            <text:p>9.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4-1902</text:p>
          </table:table-cell>
          <table:table-cell table:style-name="ce3" office:value-type="float" office:value="0.0300243" calcext:value-type="float">
            <text:p>0.0300</text:p>
          </table:table-cell>
          <table:table-cell table:style-name="ce4" office:value-type="float" office:value="9.52530919243903" calcext:value-type="float">
            <text:p>9.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4-6102</text:p>
          </table:table-cell>
          <table:table-cell table:style-name="ce3" office:value-type="float" office:value="0.030798" calcext:value-type="float">
            <text:p>0.0308</text:p>
          </table:table-cell>
          <table:table-cell table:style-name="ce4" office:value-type="float" office:value="10.0904414692154" calcext:value-type="float">
            <text:p>10.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5-12705</text:p>
          </table:table-cell>
          <table:table-cell table:style-name="ce3" office:value-type="float" office:value="0.0479377" calcext:value-type="float">
            <text:p>0.0479</text:p>
          </table:table-cell>
          <table:table-cell table:style-name="ce4" office:value-type="float" office:value="9.89362307628895" calcext:value-type="float">
            <text:p>9.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5-1901</text:p>
          </table:table-cell>
          <table:table-cell table:style-name="ce3" office:value-type="float" office:value="0.0207578" calcext:value-type="float">
            <text:p>0.0208</text:p>
          </table:table-cell>
          <table:table-cell table:style-name="ce4" office:value-type="float" office:value="8.98593547242508" calcext:value-type="float">
            <text:p>8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5-1902</text:p>
          </table:table-cell>
          <table:table-cell table:style-name="ce3" office:value-type="float" office:value="0.0490521" calcext:value-type="float">
            <text:p>0.0491</text:p>
          </table:table-cell>
          <table:table-cell table:style-name="ce4" office:value-type="float" office:value="10.0522744471094" calcext:value-type="float">
            <text:p>10.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5-9102</text:p>
          </table:table-cell>
          <table:table-cell table:style-name="ce3" office:value-type="float" office:value="0.0204289" calcext:value-type="float">
            <text:p>0.0204</text:p>
          </table:table-cell>
          <table:table-cell table:style-name="ce4" office:value-type="float" office:value="9.17124363594713" calcext:value-type="float">
            <text:p>9.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6-3701</text:p>
          </table:table-cell>
          <table:table-cell table:style-name="ce3" office:value-type="float" office:value="0.0227801" calcext:value-type="float">
            <text:p>0.0228</text:p>
          </table:table-cell>
          <table:table-cell table:style-name="ce4" office:value-type="float" office:value="9.24285188258417" calcext:value-type="float">
            <text:p>9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6-3703</text:p>
          </table:table-cell>
          <table:table-cell table:style-name="ce3" office:value-type="float" office:value="0.0306868" calcext:value-type="float">
            <text:p>0.0307</text:p>
          </table:table-cell>
          <table:table-cell table:style-name="ce4" office:value-type="float" office:value="10.1002533387288" calcext:value-type="float">
            <text:p>10.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6-6102</text:p>
          </table:table-cell>
          <table:table-cell table:style-name="ce3" office:value-type="float" office:value="0.022517" calcext:value-type="float">
            <text:p>0.0225</text:p>
          </table:table-cell>
          <table:table-cell table:style-name="ce4" office:value-type="float" office:value="8.98306761374804" calcext:value-type="float">
            <text:p>8.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7-12701</text:p>
          </table:table-cell>
          <table:table-cell table:style-name="ce3" office:value-type="float" office:value="0.0315467" calcext:value-type="float">
            <text:p>0.0315</text:p>
          </table:table-cell>
          <table:table-cell table:style-name="ce4" office:value-type="float" office:value="10.5009263505102" calcext:value-type="float">
            <text:p>1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7-12705</text:p>
          </table:table-cell>
          <table:table-cell table:style-name="ce3" office:value-type="float" office:value="0.0223288" calcext:value-type="float">
            <text:p>0.0223</text:p>
          </table:table-cell>
          <table:table-cell table:style-name="ce4" office:value-type="float" office:value="9.15477990608695" calcext:value-type="float">
            <text:p>9.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7-1901</text:p>
          </table:table-cell>
          <table:table-cell table:style-name="ce3" office:value-type="float" office:value="0.040998" calcext:value-type="float">
            <text:p>0.0410</text:p>
          </table:table-cell>
          <table:table-cell table:style-name="ce4" office:value-type="float" office:value="9.2341906806182" calcext:value-type="float">
            <text:p>9.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7-3703</text:p>
          </table:table-cell>
          <table:table-cell table:style-name="ce3" office:value-type="float" office:value="0.0208141" calcext:value-type="float">
            <text:p>0.0208</text:p>
          </table:table-cell>
          <table:table-cell table:style-name="ce4" office:value-type="float" office:value="9.38785946470811" calcext:value-type="float">
            <text:p>9.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7-6103</text:p>
          </table:table-cell>
          <table:table-cell table:style-name="ce3" office:value-type="float" office:value="0.053093" calcext:value-type="float">
            <text:p>0.0531</text:p>
          </table:table-cell>
          <table:table-cell table:style-name="ce4" office:value-type="float" office:value="10.1930020877611" calcext:value-type="float">
            <text:p>10.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7-6104</text:p>
          </table:table-cell>
          <table:table-cell table:style-name="ce3" office:value-type="float" office:value="0.0220876" calcext:value-type="float">
            <text:p>0.0221</text:p>
          </table:table-cell>
          <table:table-cell table:style-name="ce4" office:value-type="float" office:value="8.73323980943214" calcext:value-type="float">
            <text:p>8.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7-9102</text:p>
          </table:table-cell>
          <table:table-cell table:style-name="ce3" office:value-type="float" office:value="0.0210877" calcext:value-type="float">
            <text:p>0.0211</text:p>
          </table:table-cell>
          <table:table-cell table:style-name="ce4" office:value-type="float" office:value="9.01638977278846" calcext:value-type="float">
            <text:p>9.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8-12704</text:p>
          </table:table-cell>
          <table:table-cell table:style-name="ce3" office:value-type="float" office:value="0.0339225" calcext:value-type="float">
            <text:p>0.0339</text:p>
          </table:table-cell>
          <table:table-cell table:style-name="ce4" office:value-type="float" office:value="10.2857057988311" calcext:value-type="float">
            <text:p>10.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8-9101</text:p>
          </table:table-cell>
          <table:table-cell table:style-name="ce3" office:value-type="float" office:value="0.0531755" calcext:value-type="float">
            <text:p>0.0532</text:p>
          </table:table-cell>
          <table:table-cell table:style-name="ce4" office:value-type="float" office:value="10.5032348662564" calcext:value-type="float">
            <text:p>1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9-12702</text:p>
          </table:table-cell>
          <table:table-cell table:style-name="ce3" office:value-type="float" office:value="0.0318872" calcext:value-type="float">
            <text:p>0.0319</text:p>
          </table:table-cell>
          <table:table-cell table:style-name="ce4" office:value-type="float" office:value="10.5895497324001" calcext:value-type="float">
            <text:p>10.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9-12705</text:p>
          </table:table-cell>
          <table:table-cell table:style-name="ce3" office:value-type="float" office:value="0.0295154" calcext:value-type="float">
            <text:p>0.0295</text:p>
          </table:table-cell>
          <table:table-cell table:style-name="ce4" office:value-type="float" office:value="10.2127653910703" calcext:value-type="float">
            <text:p>10.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29-6102</text:p>
          </table:table-cell>
          <table:table-cell table:style-name="ce3" office:value-type="float" office:value="0.0279312" calcext:value-type="float">
            <text:p>0.0279</text:p>
          </table:table-cell>
          <table:table-cell table:style-name="ce4" office:value-type="float" office:value="9.8909410781617" calcext:value-type="float">
            <text:p>9.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1-6104</text:p>
          </table:table-cell>
          <table:table-cell table:style-name="ce3" office:value-type="float" office:value="0.0436059" calcext:value-type="float">
            <text:p>0.0436</text:p>
          </table:table-cell>
          <table:table-cell table:style-name="ce4" office:value-type="float" office:value="9.61275101857842" calcext:value-type="float">
            <text:p>9.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3-12705</text:p>
          </table:table-cell>
          <table:table-cell table:style-name="ce3" office:value-type="float" office:value="0.0361875" calcext:value-type="float">
            <text:p>0.0362</text:p>
          </table:table-cell>
          <table:table-cell table:style-name="ce4" office:value-type="float" office:value="10.5705639536226" calcext:value-type="float">
            <text:p>10.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3-1901</text:p>
          </table:table-cell>
          <table:table-cell table:style-name="ce3" office:value-type="float" office:value="0.0185166" calcext:value-type="float">
            <text:p>0.0185</text:p>
          </table:table-cell>
          <table:table-cell table:style-name="ce4" office:value-type="float" office:value="8.83387097020081" calcext:value-type="float">
            <text:p>8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3-9102</text:p>
          </table:table-cell>
          <table:table-cell table:style-name="ce3" office:value-type="float" office:value="0.0311427" calcext:value-type="float">
            <text:p>0.0311</text:p>
          </table:table-cell>
          <table:table-cell table:style-name="ce4" office:value-type="float" office:value="9.78854308903928" calcext:value-type="float">
            <text:p>9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4-12701</text:p>
          </table:table-cell>
          <table:table-cell table:style-name="ce3" office:value-type="float" office:value="0.0155034" calcext:value-type="float">
            <text:p>0.0155</text:p>
          </table:table-cell>
          <table:table-cell table:style-name="ce4" office:value-type="float" office:value="8.84629009194829" calcext:value-type="float">
            <text:p>8.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4-3702</text:p>
          </table:table-cell>
          <table:table-cell table:style-name="ce3" office:value-type="float" office:value="0.0377137" calcext:value-type="float">
            <text:p>0.0377</text:p>
          </table:table-cell>
          <table:table-cell table:style-name="ce4" office:value-type="float" office:value="9.63527258011236" calcext:value-type="float">
            <text:p>9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4-3704</text:p>
          </table:table-cell>
          <table:table-cell table:style-name="ce3" office:value-type="float" office:value="0.0378304" calcext:value-type="float">
            <text:p>0.0378</text:p>
          </table:table-cell>
          <table:table-cell table:style-name="ce4" office:value-type="float" office:value="9.27385974704049" calcext:value-type="float">
            <text:p>9.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5-6102</text:p>
          </table:table-cell>
          <table:table-cell table:style-name="ce3" office:value-type="float" office:value="0.101173" calcext:value-type="float">
            <text:p>0.1012</text:p>
          </table:table-cell>
          <table:table-cell table:style-name="ce4" office:value-type="float" office:value="10.7720736772366" calcext:value-type="float">
            <text:p>10.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6-6102</text:p>
          </table:table-cell>
          <table:table-cell table:style-name="ce3" office:value-type="float" office:value="0.0407452" calcext:value-type="float">
            <text:p>0.0407</text:p>
          </table:table-cell>
          <table:table-cell table:style-name="ce4" office:value-type="float" office:value="10.4165789363232" calcext:value-type="float">
            <text:p>10.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6-9102</text:p>
          </table:table-cell>
          <table:table-cell table:style-name="ce3" office:value-type="float" office:value="0.0244346" calcext:value-type="float">
            <text:p>0.0244</text:p>
          </table:table-cell>
          <table:table-cell table:style-name="ce4" office:value-type="float" office:value="10.3692641096719" calcext:value-type="float">
            <text:p>10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7-12702</text:p>
          </table:table-cell>
          <table:table-cell table:style-name="ce3" office:value-type="float" office:value="0.0191121" calcext:value-type="float">
            <text:p>0.0191</text:p>
          </table:table-cell>
          <table:table-cell table:style-name="ce4" office:value-type="float" office:value="9.39718367807491" calcext:value-type="float">
            <text:p>9.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7-12703</text:p>
          </table:table-cell>
          <table:table-cell table:style-name="ce3" office:value-type="float" office:value="0.0356345" calcext:value-type="float">
            <text:p>0.0356</text:p>
          </table:table-cell>
          <table:table-cell table:style-name="ce4" office:value-type="float" office:value="10.7272003566242" calcext:value-type="float">
            <text:p>10.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8-12703</text:p>
          </table:table-cell>
          <table:table-cell table:style-name="ce3" office:value-type="float" office:value="0.0705397" calcext:value-type="float">
            <text:p>0.0705</text:p>
          </table:table-cell>
          <table:table-cell table:style-name="ce4" office:value-type="float" office:value="10.4948152767317" calcext:value-type="float">
            <text:p>10.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8-6104</text:p>
          </table:table-cell>
          <table:table-cell table:style-name="ce3" office:value-type="float" office:value="0.0408722" calcext:value-type="float">
            <text:p>0.0409</text:p>
          </table:table-cell>
          <table:table-cell table:style-name="ce4" office:value-type="float" office:value="9.35988668434773" calcext:value-type="float">
            <text:p>9.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39-6102</text:p>
          </table:table-cell>
          <table:table-cell table:style-name="ce3" office:value-type="float" office:value="0.0619621" calcext:value-type="float">
            <text:p>0.0620</text:p>
          </table:table-cell>
          <table:table-cell table:style-name="ce4" office:value-type="float" office:value="10.8214349159542" calcext:value-type="float">
            <text:p>10.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41-12701</text:p>
          </table:table-cell>
          <table:table-cell table:style-name="ce3" office:value-type="float" office:value="0.0332619" calcext:value-type="float">
            <text:p>0.0333</text:p>
          </table:table-cell>
          <table:table-cell table:style-name="ce4" office:value-type="float" office:value="10.6186515036361" calcext:value-type="float">
            <text:p>10.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41-3702</text:p>
          </table:table-cell>
          <table:table-cell table:style-name="ce3" office:value-type="float" office:value="0.0315177" calcext:value-type="float">
            <text:p>0.0315</text:p>
          </table:table-cell>
          <table:table-cell table:style-name="ce4" office:value-type="float" office:value="9.98749108203012" calcext:value-type="float">
            <text:p>9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41-9102</text:p>
          </table:table-cell>
          <table:table-cell table:style-name="ce3" office:value-type="float" office:value="0.0327509" calcext:value-type="float">
            <text:p>0.0328</text:p>
          </table:table-cell>
          <table:table-cell table:style-name="ce4" office:value-type="float" office:value="10.3013512547293" calcext:value-type="float">
            <text:p>10.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42-9102</text:p>
          </table:table-cell>
          <table:table-cell table:style-name="ce3" office:value-type="float" office:value="0.0312694" calcext:value-type="float">
            <text:p>0.0313</text:p>
          </table:table-cell>
          <table:table-cell table:style-name="ce4" office:value-type="float" office:value="10.3086988426426" calcext:value-type="float">
            <text:p>10.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44-6101</text:p>
          </table:table-cell>
          <table:table-cell table:style-name="ce3" office:value-type="float" office:value="0.0229164" calcext:value-type="float">
            <text:p>0.0229</text:p>
          </table:table-cell>
          <table:table-cell table:style-name="ce4" office:value-type="float" office:value="9.89700213737854" calcext:value-type="float">
            <text:p>9.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45-3702</text:p>
          </table:table-cell>
          <table:table-cell table:style-name="ce3" office:value-type="float" office:value="0.0333513" calcext:value-type="float">
            <text:p>0.0334</text:p>
          </table:table-cell>
          <table:table-cell table:style-name="ce4" office:value-type="float" office:value="9.29740155022317" calcext:value-type="float">
            <text:p>9.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48-12704</text:p>
          </table:table-cell>
          <table:table-cell table:style-name="ce3" office:value-type="float" office:value="0.0395079" calcext:value-type="float">
            <text:p>0.0395</text:p>
          </table:table-cell>
          <table:table-cell table:style-name="ce4" office:value-type="float" office:value="9.30520944806312" calcext:value-type="float">
            <text:p>9.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49-3704</text:p>
          </table:table-cell>
          <table:table-cell table:style-name="ce3" office:value-type="float" office:value="0.0148569" calcext:value-type="float">
            <text:p>0.0149</text:p>
          </table:table-cell>
          <table:table-cell table:style-name="ce4" office:value-type="float" office:value="8.89039530691217" calcext:value-type="float">
            <text:p>8.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49-9102</text:p>
          </table:table-cell>
          <table:table-cell table:style-name="ce3" office:value-type="float" office:value="0.0453151" calcext:value-type="float">
            <text:p>0.0453</text:p>
          </table:table-cell>
          <table:table-cell table:style-name="ce4" office:value-type="float" office:value="9.90378755485152" calcext:value-type="float">
            <text:p>9.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50-3704</text:p>
          </table:table-cell>
          <table:table-cell table:style-name="ce3" office:value-type="float" office:value="0.0370079" calcext:value-type="float">
            <text:p>0.0370</text:p>
          </table:table-cell>
          <table:table-cell table:style-name="ce4" office:value-type="float" office:value="10.4700266014541" calcext:value-type="float">
            <text:p>10.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50-9101</text:p>
          </table:table-cell>
          <table:table-cell table:style-name="ce3" office:value-type="float" office:value="0.0321411" calcext:value-type="float">
            <text:p>0.0321</text:p>
          </table:table-cell>
          <table:table-cell table:style-name="ce4" office:value-type="float" office:value="10.2468136008345" calcext:value-type="float">
            <text:p>10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85-12701</text:p>
          </table:table-cell>
          <table:table-cell table:style-name="ce3" office:value-type="float" office:value="0.0279162" calcext:value-type="float">
            <text:p>0.0279</text:p>
          </table:table-cell>
          <table:table-cell table:style-name="ce4" office:value-type="float" office:value="9.9090513769184" calcext:value-type="float">
            <text:p>9.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85-6103</text:p>
          </table:table-cell>
          <table:table-cell table:style-name="ce3" office:value-type="float" office:value="0.0477497" calcext:value-type="float">
            <text:p>0.0477</text:p>
          </table:table-cell>
          <table:table-cell table:style-name="ce4" office:value-type="float" office:value="9.78162542578935" calcext:value-type="float">
            <text:p>9.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88-12704</text:p>
          </table:table-cell>
          <table:table-cell table:style-name="ce3" office:value-type="float" office:value="0.0645908" calcext:value-type="float">
            <text:p>0.0646</text:p>
          </table:table-cell>
          <table:table-cell table:style-name="ce4" office:value-type="float" office:value="10.5318402529729" calcext:value-type="float">
            <text:p>10.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88-6101</text:p>
          </table:table-cell>
          <table:table-cell table:style-name="ce3" office:value-type="float" office:value="0.048095" calcext:value-type="float">
            <text:p>0.0481</text:p>
          </table:table-cell>
          <table:table-cell table:style-name="ce4" office:value-type="float" office:value="9.92056835444093" calcext:value-type="float">
            <text:p>9.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095-9102</text:p>
          </table:table-cell>
          <table:table-cell table:style-name="ce3" office:value-type="float" office:value="0.0322649" calcext:value-type="float">
            <text:p>0.0323</text:p>
          </table:table-cell>
          <table:table-cell table:style-name="ce4" office:value-type="float" office:value="10.377105817269" calcext:value-type="float">
            <text:p>10.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81-6104</text:p>
          </table:table-cell>
          <table:table-cell table:style-name="ce3" office:value-type="float" office:value="0.0233687" calcext:value-type="float">
            <text:p>0.0234</text:p>
          </table:table-cell>
          <table:table-cell table:style-name="ce4" office:value-type="float" office:value="9.0439985149755" calcext:value-type="float">
            <text:p>9.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82-1902</text:p>
          </table:table-cell>
          <table:table-cell table:style-name="ce3" office:value-type="float" office:value="0.116392" calcext:value-type="float">
            <text:p>0.1164</text:p>
          </table:table-cell>
          <table:table-cell table:style-name="ce4" office:value-type="float" office:value="10.8653101119053" calcext:value-type="float">
            <text:p>10.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82-3701</text:p>
          </table:table-cell>
          <table:table-cell table:style-name="ce3" office:value-type="float" office:value="0.0280891" calcext:value-type="float">
            <text:p>0.0281</text:p>
          </table:table-cell>
          <table:table-cell table:style-name="ce4" office:value-type="float" office:value="9.7597176912825" calcext:value-type="float">
            <text:p>9.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84-9102</text:p>
          </table:table-cell>
          <table:table-cell table:style-name="ce3" office:value-type="float" office:value="0.0180704" calcext:value-type="float">
            <text:p>0.0181</text:p>
          </table:table-cell>
          <table:table-cell table:style-name="ce4" office:value-type="float" office:value="9.32079205258029" calcext:value-type="float">
            <text:p>9.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85-12701</text:p>
          </table:table-cell>
          <table:table-cell table:style-name="ce3" office:value-type="float" office:value="0.0328389" calcext:value-type="float">
            <text:p>0.0328</text:p>
          </table:table-cell>
          <table:table-cell table:style-name="ce4" office:value-type="float" office:value="10.1234367405943" calcext:value-type="float">
            <text:p>10.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94-12701</text:p>
          </table:table-cell>
          <table:table-cell table:style-name="ce3" office:value-type="float" office:value="0.0286789" calcext:value-type="float">
            <text:p>0.0287</text:p>
          </table:table-cell>
          <table:table-cell table:style-name="ce4" office:value-type="float" office:value="9.93249050701553" calcext:value-type="float">
            <text:p>9.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94-12703</text:p>
          </table:table-cell>
          <table:table-cell table:style-name="ce3" office:value-type="float" office:value="0.0372598" calcext:value-type="float">
            <text:p>0.0373</text:p>
          </table:table-cell>
          <table:table-cell table:style-name="ce4" office:value-type="float" office:value="10.4584928082165" calcext:value-type="float">
            <text:p>10.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95-12704</text:p>
          </table:table-cell>
          <table:table-cell table:style-name="ce3" office:value-type="float" office:value="0.017002" calcext:value-type="float">
            <text:p>0.0170</text:p>
          </table:table-cell>
          <table:table-cell table:style-name="ce4" office:value-type="float" office:value="9.41069795685797" calcext:value-type="float">
            <text:p>9.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95-1902</text:p>
          </table:table-cell>
          <table:table-cell table:style-name="ce3" office:value-type="float" office:value="0.0446608" calcext:value-type="float">
            <text:p>0.0447</text:p>
          </table:table-cell>
          <table:table-cell table:style-name="ce4" office:value-type="float" office:value="9.70972437519561" calcext:value-type="float">
            <text:p>9.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95-3704</text:p>
          </table:table-cell>
          <table:table-cell table:style-name="ce3" office:value-type="float" office:value="0.0261784" calcext:value-type="float">
            <text:p>0.0262</text:p>
          </table:table-cell>
          <table:table-cell table:style-name="ce4" office:value-type="float" office:value="9.95123840673314" calcext:value-type="float">
            <text:p>9.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95-6104</text:p>
          </table:table-cell>
          <table:table-cell table:style-name="ce3" office:value-type="float" office:value="0.0438183" calcext:value-type="float">
            <text:p>0.0438</text:p>
          </table:table-cell>
          <table:table-cell table:style-name="ce4" office:value-type="float" office:value="10.4811644763137" calcext:value-type="float">
            <text:p>10.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196-6103</text:p>
          </table:table-cell>
          <table:table-cell table:style-name="ce3" office:value-type="float" office:value="0.0298797" calcext:value-type="float">
            <text:p>0.0299</text:p>
          </table:table-cell>
          <table:table-cell table:style-name="ce4" office:value-type="float" office:value="10.2254023348595" calcext:value-type="float">
            <text:p>10.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5-1901</text:p>
          </table:table-cell>
          <table:table-cell table:style-name="ce3" office:value-type="float" office:value="0.0712221" calcext:value-type="float">
            <text:p>0.0712</text:p>
          </table:table-cell>
          <table:table-cell table:style-name="ce4" office:value-type="float" office:value="10.4369763852195" calcext:value-type="float">
            <text:p>10.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5-9102</text:p>
          </table:table-cell>
          <table:table-cell table:style-name="ce3" office:value-type="float" office:value="0.0188169" calcext:value-type="float">
            <text:p>0.0188</text:p>
          </table:table-cell>
          <table:table-cell table:style-name="ce4" office:value-type="float" office:value="8.6671343534358" calcext:value-type="float">
            <text:p>8.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6-12701</text:p>
          </table:table-cell>
          <table:table-cell table:style-name="ce3" office:value-type="float" office:value="0.041528" calcext:value-type="float">
            <text:p>0.0415</text:p>
          </table:table-cell>
          <table:table-cell table:style-name="ce4" office:value-type="float" office:value="10.9788617926704" calcext:value-type="float">
            <text:p>10.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6-12702</text:p>
          </table:table-cell>
          <table:table-cell table:style-name="ce3" office:value-type="float" office:value="0.0402569" calcext:value-type="float">
            <text:p>0.0403</text:p>
          </table:table-cell>
          <table:table-cell table:style-name="ce4" office:value-type="float" office:value="10.4501428317734" calcext:value-type="float">
            <text:p>10.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6-3701</text:p>
          </table:table-cell>
          <table:table-cell table:style-name="ce3" office:value-type="float" office:value="0.0127497" calcext:value-type="float">
            <text:p>0.0127</text:p>
          </table:table-cell>
          <table:table-cell table:style-name="ce4" office:value-type="float" office:value="8.97099272267315" calcext:value-type="float">
            <text:p>8.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7-12701</text:p>
          </table:table-cell>
          <table:table-cell table:style-name="ce3" office:value-type="float" office:value="0.0316031" calcext:value-type="float">
            <text:p>0.0316</text:p>
          </table:table-cell>
          <table:table-cell table:style-name="ce4" office:value-type="float" office:value="10.1388487761264" calcext:value-type="float">
            <text:p>10.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7-12702</text:p>
          </table:table-cell>
          <table:table-cell table:style-name="ce3" office:value-type="float" office:value="0.0229193" calcext:value-type="float">
            <text:p>0.0229</text:p>
          </table:table-cell>
          <table:table-cell table:style-name="ce4" office:value-type="float" office:value="9.21092017471151" calcext:value-type="float">
            <text:p>9.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7-12704</text:p>
          </table:table-cell>
          <table:table-cell table:style-name="ce3" office:value-type="float" office:value="0.0493048" calcext:value-type="float">
            <text:p>0.0493</text:p>
          </table:table-cell>
          <table:table-cell table:style-name="ce4" office:value-type="float" office:value="9.94264983808165" calcext:value-type="float">
            <text:p>9.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7-3704</text:p>
          </table:table-cell>
          <table:table-cell table:style-name="ce3" office:value-type="float" office:value="0.0235989" calcext:value-type="float">
            <text:p>0.0236</text:p>
          </table:table-cell>
          <table:table-cell table:style-name="ce4" office:value-type="float" office:value="9.03713952973245" calcext:value-type="float">
            <text:p>9.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7-6102</text:p>
          </table:table-cell>
          <table:table-cell table:style-name="ce3" office:value-type="float" office:value="0.0397898" calcext:value-type="float">
            <text:p>0.0398</text:p>
          </table:table-cell>
          <table:table-cell table:style-name="ce4" office:value-type="float" office:value="9.24272524403613" calcext:value-type="float">
            <text:p>9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8-12702</text:p>
          </table:table-cell>
          <table:table-cell table:style-name="ce3" office:value-type="float" office:value="0.0253022" calcext:value-type="float">
            <text:p>0.0253</text:p>
          </table:table-cell>
          <table:table-cell table:style-name="ce4" office:value-type="float" office:value="9.28207124953352" calcext:value-type="float">
            <text:p>9.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8-12705</text:p>
          </table:table-cell>
          <table:table-cell table:style-name="ce3" office:value-type="float" office:value="0.019906" calcext:value-type="float">
            <text:p>0.0199</text:p>
          </table:table-cell>
          <table:table-cell table:style-name="ce4" office:value-type="float" office:value="8.87435771583209" calcext:value-type="float">
            <text:p>8.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8-1902</text:p>
          </table:table-cell>
          <table:table-cell table:style-name="ce3" office:value-type="float" office:value="0.0181962" calcext:value-type="float">
            <text:p>0.0182</text:p>
          </table:table-cell>
          <table:table-cell table:style-name="ce4" office:value-type="float" office:value="9.0026540986474" calcext:value-type="float">
            <text:p>9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88-9102</text:p>
          </table:table-cell>
          <table:table-cell table:style-name="ce3" office:value-type="float" office:value="0.0250954" calcext:value-type="float">
            <text:p>0.0251</text:p>
          </table:table-cell>
          <table:table-cell table:style-name="ce4" office:value-type="float" office:value="9.65050567942702" calcext:value-type="float">
            <text:p>9.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0-6101</text:p>
          </table:table-cell>
          <table:table-cell table:style-name="ce3" office:value-type="float" office:value="0.0338467" calcext:value-type="float">
            <text:p>0.0338</text:p>
          </table:table-cell>
          <table:table-cell table:style-name="ce4" office:value-type="float" office:value="10.2500880549783" calcext:value-type="float">
            <text:p>10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1-3701</text:p>
          </table:table-cell>
          <table:table-cell table:style-name="ce3" office:value-type="float" office:value="0.0415295" calcext:value-type="float">
            <text:p>0.0415</text:p>
          </table:table-cell>
          <table:table-cell table:style-name="ce4" office:value-type="float" office:value="9.47459501352264" calcext:value-type="float">
            <text:p>9.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1-6101</text:p>
          </table:table-cell>
          <table:table-cell table:style-name="ce3" office:value-type="float" office:value="0.0412448" calcext:value-type="float">
            <text:p>0.0412</text:p>
          </table:table-cell>
          <table:table-cell table:style-name="ce4" office:value-type="float" office:value="10.3323192650744" calcext:value-type="float">
            <text:p>10.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1-9102</text:p>
          </table:table-cell>
          <table:table-cell table:style-name="ce3" office:value-type="float" office:value="0.0387572" calcext:value-type="float">
            <text:p>0.0388</text:p>
          </table:table-cell>
          <table:table-cell table:style-name="ce4" office:value-type="float" office:value="9.24012972691232" calcext:value-type="float">
            <text:p>9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2-12704</text:p>
          </table:table-cell>
          <table:table-cell table:style-name="ce3" office:value-type="float" office:value="0.0445901" calcext:value-type="float">
            <text:p>0.0446</text:p>
          </table:table-cell>
          <table:table-cell table:style-name="ce4" office:value-type="float" office:value="10.7009242688878" calcext:value-type="float">
            <text:p>10.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2-6102</text:p>
          </table:table-cell>
          <table:table-cell table:style-name="ce3" office:value-type="float" office:value="0.0525535" calcext:value-type="float">
            <text:p>0.0526</text:p>
          </table:table-cell>
          <table:table-cell table:style-name="ce4" office:value-type="float" office:value="10.2693541408608" calcext:value-type="float">
            <text:p>10.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2-6103</text:p>
          </table:table-cell>
          <table:table-cell table:style-name="ce3" office:value-type="float" office:value="0.0509214" calcext:value-type="float">
            <text:p>0.0509</text:p>
          </table:table-cell>
          <table:table-cell table:style-name="ce4" office:value-type="float" office:value="10.1325510430911" calcext:value-type="float">
            <text:p>10.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2-9102</text:p>
          </table:table-cell>
          <table:table-cell table:style-name="ce3" office:value-type="float" office:value="0.0158754" calcext:value-type="float">
            <text:p>0.0159</text:p>
          </table:table-cell>
          <table:table-cell table:style-name="ce4" office:value-type="float" office:value="9.26282352143506" calcext:value-type="float">
            <text:p>9.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3-3704</text:p>
          </table:table-cell>
          <table:table-cell table:style-name="ce3" office:value-type="float" office:value="0.0383447" calcext:value-type="float">
            <text:p>0.0383</text:p>
          </table:table-cell>
          <table:table-cell table:style-name="ce4" office:value-type="float" office:value="9.56199768188579" calcext:value-type="float">
            <text:p>9.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4-9102</text:p>
          </table:table-cell>
          <table:table-cell table:style-name="ce3" office:value-type="float" office:value="0.0250046" calcext:value-type="float">
            <text:p>0.0250</text:p>
          </table:table-cell>
          <table:table-cell table:style-name="ce4" office:value-type="float" office:value="10.0626496612116" calcext:value-type="float">
            <text:p>10.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7-1901</text:p>
          </table:table-cell>
          <table:table-cell table:style-name="ce3" office:value-type="float" office:value="0.0237293" calcext:value-type="float">
            <text:p>0.0237</text:p>
          </table:table-cell>
          <table:table-cell table:style-name="ce4" office:value-type="float" office:value="9.07705160921323" calcext:value-type="float">
            <text:p>9.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497-3701</text:p>
          </table:table-cell>
          <table:table-cell table:style-name="ce3" office:value-type="float" office:value="0.0462712" calcext:value-type="float">
            <text:p>0.0463</text:p>
          </table:table-cell>
          <table:table-cell table:style-name="ce4" office:value-type="float" office:value="9.8279021200674" calcext:value-type="float">
            <text:p>9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0-12701</text:p>
          </table:table-cell>
          <table:table-cell table:style-name="ce3" office:value-type="float" office:value="0.0280528" calcext:value-type="float">
            <text:p>0.0281</text:p>
          </table:table-cell>
          <table:table-cell table:style-name="ce4" office:value-type="float" office:value="9.86793453043023" calcext:value-type="float">
            <text:p>9.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0-3702</text:p>
          </table:table-cell>
          <table:table-cell table:style-name="ce3" office:value-type="float" office:value="0.02159" calcext:value-type="float">
            <text:p>0.0216</text:p>
          </table:table-cell>
          <table:table-cell table:style-name="ce4" office:value-type="float" office:value="8.8398505888865" calcext:value-type="float">
            <text:p>8.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0-6103</text:p>
          </table:table-cell>
          <table:table-cell table:style-name="ce3" office:value-type="float" office:value="0.0653349" calcext:value-type="float">
            <text:p>0.0653</text:p>
          </table:table-cell>
          <table:table-cell table:style-name="ce4" office:value-type="float" office:value="10.84807020875" calcext:value-type="float">
            <text:p>10.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1-12701</text:p>
          </table:table-cell>
          <table:table-cell table:style-name="ce3" office:value-type="float" office:value="0.0292007" calcext:value-type="float">
            <text:p>0.0292</text:p>
          </table:table-cell>
          <table:table-cell table:style-name="ce4" office:value-type="float" office:value="9.86285618910454" calcext:value-type="float">
            <text:p>9.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1-12705</text:p>
          </table:table-cell>
          <table:table-cell table:style-name="ce3" office:value-type="float" office:value="0.0172569" calcext:value-type="float">
            <text:p>0.0173</text:p>
          </table:table-cell>
          <table:table-cell table:style-name="ce4" office:value-type="float" office:value="9.46452382464365" calcext:value-type="float">
            <text:p>9.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1-6103</text:p>
          </table:table-cell>
          <table:table-cell table:style-name="ce3" office:value-type="float" office:value="0.0181395" calcext:value-type="float">
            <text:p>0.0181</text:p>
          </table:table-cell>
          <table:table-cell table:style-name="ce4" office:value-type="float" office:value="8.87519963652032" calcext:value-type="float">
            <text:p>8.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1-9102</text:p>
          </table:table-cell>
          <table:table-cell table:style-name="ce3" office:value-type="float" office:value="0.0291841" calcext:value-type="float">
            <text:p>0.0292</text:p>
          </table:table-cell>
          <table:table-cell table:style-name="ce4" office:value-type="float" office:value="10.1846005884846" calcext:value-type="float">
            <text:p>10.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5-12704</text:p>
          </table:table-cell>
          <table:table-cell table:style-name="ce3" office:value-type="float" office:value="0.0219701" calcext:value-type="float">
            <text:p>0.0220</text:p>
          </table:table-cell>
          <table:table-cell table:style-name="ce4" office:value-type="float" office:value="9.5471948490492" calcext:value-type="float">
            <text:p>9.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5-3702</text:p>
          </table:table-cell>
          <table:table-cell table:style-name="ce3" office:value-type="float" office:value="0.0220589" calcext:value-type="float">
            <text:p>0.0221</text:p>
          </table:table-cell>
          <table:table-cell table:style-name="ce4" office:value-type="float" office:value="8.97745059970316" calcext:value-type="float">
            <text:p>8.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6-12701</text:p>
          </table:table-cell>
          <table:table-cell table:style-name="ce3" office:value-type="float" office:value="0.098437" calcext:value-type="float">
            <text:p>0.0984</text:p>
          </table:table-cell>
          <table:table-cell table:style-name="ce4" office:value-type="float" office:value="10.7007530266672" calcext:value-type="float">
            <text:p>10.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6-1901</text:p>
          </table:table-cell>
          <table:table-cell table:style-name="ce3" office:value-type="float" office:value="0.0172925" calcext:value-type="float">
            <text:p>0.0173</text:p>
          </table:table-cell>
          <table:table-cell table:style-name="ce4" office:value-type="float" office:value="9.47581931703018" calcext:value-type="float">
            <text:p>9.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6-3701</text:p>
          </table:table-cell>
          <table:table-cell table:style-name="ce3" office:value-type="float" office:value="0.0637792" calcext:value-type="float">
            <text:p>0.0638</text:p>
          </table:table-cell>
          <table:table-cell table:style-name="ce4" office:value-type="float" office:value="10.6379467989967" calcext:value-type="float">
            <text:p>10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6-3702</text:p>
          </table:table-cell>
          <table:table-cell table:style-name="ce3" office:value-type="float" office:value="0.050746" calcext:value-type="float">
            <text:p>0.0507</text:p>
          </table:table-cell>
          <table:table-cell table:style-name="ce4" office:value-type="float" office:value="10.035437743539" calcext:value-type="float">
            <text:p>10.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6-6101</text:p>
          </table:table-cell>
          <table:table-cell table:style-name="ce3" office:value-type="float" office:value="0.0283804" calcext:value-type="float">
            <text:p>0.0284</text:p>
          </table:table-cell>
          <table:table-cell table:style-name="ce4" office:value-type="float" office:value="9.09515888637839" calcext:value-type="float">
            <text:p>9.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6-6102</text:p>
          </table:table-cell>
          <table:table-cell table:style-name="ce3" office:value-type="float" office:value="0.0273674" calcext:value-type="float">
            <text:p>0.0274</text:p>
          </table:table-cell>
          <table:table-cell table:style-name="ce4" office:value-type="float" office:value="9.70768171584615" calcext:value-type="float">
            <text:p>9.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7-6102</text:p>
          </table:table-cell>
          <table:table-cell table:style-name="ce3" office:value-type="float" office:value="0.0179907" calcext:value-type="float">
            <text:p>0.0180</text:p>
          </table:table-cell>
          <table:table-cell table:style-name="ce4" office:value-type="float" office:value="8.6651737076498" calcext:value-type="float">
            <text:p>8.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8-1902</text:p>
          </table:table-cell>
          <table:table-cell table:style-name="ce3" office:value-type="float" office:value="0.0437754" calcext:value-type="float">
            <text:p>0.0438</text:p>
          </table:table-cell>
          <table:table-cell table:style-name="ce4" office:value-type="float" office:value="9.78803749722325" calcext:value-type="float">
            <text:p>9.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8-3701</text:p>
          </table:table-cell>
          <table:table-cell table:style-name="ce3" office:value-type="float" office:value="0.0244035" calcext:value-type="float">
            <text:p>0.0244</text:p>
          </table:table-cell>
          <table:table-cell table:style-name="ce4" office:value-type="float" office:value="8.98998212501707" calcext:value-type="float">
            <text:p>8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8-3703</text:p>
          </table:table-cell>
          <table:table-cell table:style-name="ce3" office:value-type="float" office:value="0.0219646" calcext:value-type="float">
            <text:p>0.0220</text:p>
          </table:table-cell>
          <table:table-cell table:style-name="ce4" office:value-type="float" office:value="9.44526940288192" calcext:value-type="float">
            <text:p>9.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9-1901</text:p>
          </table:table-cell>
          <table:table-cell table:style-name="ce3" office:value-type="float" office:value="0.0254242" calcext:value-type="float">
            <text:p>0.0254</text:p>
          </table:table-cell>
          <table:table-cell table:style-name="ce4" office:value-type="float" office:value="9.51770513626677" calcext:value-type="float">
            <text:p>9.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9-3702</text:p>
          </table:table-cell>
          <table:table-cell table:style-name="ce3" office:value-type="float" office:value="0.0251066" calcext:value-type="float">
            <text:p>0.0251</text:p>
          </table:table-cell>
          <table:table-cell table:style-name="ce4" office:value-type="float" office:value="9.18468575372844" calcext:value-type="float">
            <text:p>9.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9-6103</text:p>
          </table:table-cell>
          <table:table-cell table:style-name="ce3" office:value-type="float" office:value="0.0250748" calcext:value-type="float">
            <text:p>0.0251</text:p>
          </table:table-cell>
          <table:table-cell table:style-name="ce4" office:value-type="float" office:value="9.85654401917458" calcext:value-type="float">
            <text:p>9.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09-6104</text:p>
          </table:table-cell>
          <table:table-cell table:style-name="ce3" office:value-type="float" office:value="0.0210896" calcext:value-type="float">
            <text:p>0.0211</text:p>
          </table:table-cell>
          <table:table-cell table:style-name="ce4" office:value-type="float" office:value="9.58463648037112" calcext:value-type="float">
            <text:p>9.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10-12701</text:p>
          </table:table-cell>
          <table:table-cell table:style-name="ce3" office:value-type="float" office:value="0.0237064" calcext:value-type="float">
            <text:p>0.0237</text:p>
          </table:table-cell>
          <table:table-cell table:style-name="ce4" office:value-type="float" office:value="9.69032191856387" calcext:value-type="float">
            <text:p>9.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10-3702</text:p>
          </table:table-cell>
          <table:table-cell table:style-name="ce3" office:value-type="float" office:value="0.0548601" calcext:value-type="float">
            <text:p>0.0549</text:p>
          </table:table-cell>
          <table:table-cell table:style-name="ce4" office:value-type="float" office:value="9.98591483683043" calcext:value-type="float">
            <text:p>9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10-6103</text:p>
          </table:table-cell>
          <table:table-cell table:style-name="ce3" office:value-type="float" office:value="0.0496643" calcext:value-type="float">
            <text:p>0.0497</text:p>
          </table:table-cell>
          <table:table-cell table:style-name="ce4" office:value-type="float" office:value="9.95196130819245" calcext:value-type="float">
            <text:p>9.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10-9102</text:p>
          </table:table-cell>
          <table:table-cell table:style-name="ce3" office:value-type="float" office:value="0.0299483" calcext:value-type="float">
            <text:p>0.0299</text:p>
          </table:table-cell>
          <table:table-cell table:style-name="ce4" office:value-type="float" office:value="9.91962663124769" calcext:value-type="float">
            <text:p>9.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12-12704</text:p>
          </table:table-cell>
          <table:table-cell table:style-name="ce3" office:value-type="float" office:value="0.0180392" calcext:value-type="float">
            <text:p>0.0180</text:p>
          </table:table-cell>
          <table:table-cell table:style-name="ce4" office:value-type="float" office:value="9.23934703614921" calcext:value-type="float">
            <text:p>9.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12-12705</text:p>
          </table:table-cell>
          <table:table-cell table:style-name="ce3" office:value-type="float" office:value="0.0237828" calcext:value-type="float">
            <text:p>0.0238</text:p>
          </table:table-cell>
          <table:table-cell table:style-name="ce4" office:value-type="float" office:value="9.11043145014429" calcext:value-type="float">
            <text:p>9.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512-1902</text:p>
          </table:table-cell>
          <table:table-cell table:style-name="ce3" office:value-type="float" office:value="0.0272106" calcext:value-type="float">
            <text:p>0.0272</text:p>
          </table:table-cell>
          <table:table-cell table:style-name="ce4" office:value-type="float" office:value="9.54685839921134" calcext:value-type="float">
            <text:p>9.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65-12702</text:p>
          </table:table-cell>
          <table:table-cell table:style-name="ce3" office:value-type="float" office:value="0.0261319" calcext:value-type="float">
            <text:p>0.0261</text:p>
          </table:table-cell>
          <table:table-cell table:style-name="ce4" office:value-type="float" office:value="9.53454390295391" calcext:value-type="float">
            <text:p>9.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65-12705</text:p>
          </table:table-cell>
          <table:table-cell table:style-name="ce3" office:value-type="float" office:value="0.0254276" calcext:value-type="float">
            <text:p>0.0254</text:p>
          </table:table-cell>
          <table:table-cell table:style-name="ce4" office:value-type="float" office:value="9.78458876660692" calcext:value-type="float">
            <text:p>9.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65-1901</text:p>
          </table:table-cell>
          <table:table-cell table:style-name="ce3" office:value-type="float" office:value="0.0134196" calcext:value-type="float">
            <text:p>0.0134</text:p>
          </table:table-cell>
          <table:table-cell table:style-name="ce4" office:value-type="float" office:value="9.30862416495678" calcext:value-type="float">
            <text:p>9.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68-3703</text:p>
          </table:table-cell>
          <table:table-cell table:style-name="ce3" office:value-type="float" office:value="0.0270297" calcext:value-type="float">
            <text:p>0.0270</text:p>
          </table:table-cell>
          <table:table-cell table:style-name="ce4" office:value-type="float" office:value="9.38640977888191" calcext:value-type="float">
            <text:p>9.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68-9102</text:p>
          </table:table-cell>
          <table:table-cell table:style-name="ce3" office:value-type="float" office:value="0.0725063" calcext:value-type="float">
            <text:p>0.0725</text:p>
          </table:table-cell>
          <table:table-cell table:style-name="ce4" office:value-type="float" office:value="10.8339250836491" calcext:value-type="float">
            <text:p>10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0-12701</text:p>
          </table:table-cell>
          <table:table-cell table:style-name="ce3" office:value-type="float" office:value="0.0190149" calcext:value-type="float">
            <text:p>0.0190</text:p>
          </table:table-cell>
          <table:table-cell table:style-name="ce4" office:value-type="float" office:value="8.83174951114669" calcext:value-type="float">
            <text:p>8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0-6102</text:p>
          </table:table-cell>
          <table:table-cell table:style-name="ce3" office:value-type="float" office:value="0.0218231" calcext:value-type="float">
            <text:p>0.0218</text:p>
          </table:table-cell>
          <table:table-cell table:style-name="ce4" office:value-type="float" office:value="9.15142501470903" calcext:value-type="float">
            <text:p>9.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0-9101</text:p>
          </table:table-cell>
          <table:table-cell table:style-name="ce3" office:value-type="float" office:value="0.0367199" calcext:value-type="float">
            <text:p>0.0367</text:p>
          </table:table-cell>
          <table:table-cell table:style-name="ce4" office:value-type="float" office:value="10.5647855675437" calcext:value-type="float">
            <text:p>10.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1-12703</text:p>
          </table:table-cell>
          <table:table-cell table:style-name="ce3" office:value-type="float" office:value="0.0178878" calcext:value-type="float">
            <text:p>0.0179</text:p>
          </table:table-cell>
          <table:table-cell table:style-name="ce4" office:value-type="float" office:value="9.25336466320938" calcext:value-type="float">
            <text:p>9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1-12704</text:p>
          </table:table-cell>
          <table:table-cell table:style-name="ce3" office:value-type="float" office:value="0.0180004" calcext:value-type="float">
            <text:p>0.0180</text:p>
          </table:table-cell>
          <table:table-cell table:style-name="ce4" office:value-type="float" office:value="9.37079241375732" calcext:value-type="float">
            <text:p>9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1-12705</text:p>
          </table:table-cell>
          <table:table-cell table:style-name="ce3" office:value-type="float" office:value="0.0279527" calcext:value-type="float">
            <text:p>0.0280</text:p>
          </table:table-cell>
          <table:table-cell table:style-name="ce4" office:value-type="float" office:value="10.2819668921766" calcext:value-type="float">
            <text:p>10.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1-1901</text:p>
          </table:table-cell>
          <table:table-cell table:style-name="ce3" office:value-type="float" office:value="0.0184279" calcext:value-type="float">
            <text:p>0.0184</text:p>
          </table:table-cell>
          <table:table-cell table:style-name="ce4" office:value-type="float" office:value="8.98706489600436" calcext:value-type="float">
            <text:p>8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1-3701</text:p>
          </table:table-cell>
          <table:table-cell table:style-name="ce3" office:value-type="float" office:value="0.0174688" calcext:value-type="float">
            <text:p>0.0175</text:p>
          </table:table-cell>
          <table:table-cell table:style-name="ce4" office:value-type="float" office:value="9.04598369906354" calcext:value-type="float">
            <text:p>9.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1-3703</text:p>
          </table:table-cell>
          <table:table-cell table:style-name="ce3" office:value-type="float" office:value="0.0182301" calcext:value-type="float">
            <text:p>0.0182</text:p>
          </table:table-cell>
          <table:table-cell table:style-name="ce4" office:value-type="float" office:value="8.87856717575462" calcext:value-type="float">
            <text:p>8.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1-6101</text:p>
          </table:table-cell>
          <table:table-cell table:style-name="ce3" office:value-type="float" office:value="0.0307609" calcext:value-type="float">
            <text:p>0.0308</text:p>
          </table:table-cell>
          <table:table-cell table:style-name="ce4" office:value-type="float" office:value="10.1060378299501" calcext:value-type="float">
            <text:p>10.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2-12701</text:p>
          </table:table-cell>
          <table:table-cell table:style-name="ce3" office:value-type="float" office:value="0.0186498" calcext:value-type="float">
            <text:p>0.0186</text:p>
          </table:table-cell>
          <table:table-cell table:style-name="ce4" office:value-type="float" office:value="9.37270584819233" calcext:value-type="float">
            <text:p>9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2-1901</text:p>
          </table:table-cell>
          <table:table-cell table:style-name="ce3" office:value-type="float" office:value="0.0187596" calcext:value-type="float">
            <text:p>0.0188</text:p>
          </table:table-cell>
          <table:table-cell table:style-name="ce4" office:value-type="float" office:value="9.20979908960895" calcext:value-type="float">
            <text:p>9.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2-3702</text:p>
          </table:table-cell>
          <table:table-cell table:style-name="ce3" office:value-type="float" office:value="0.0178955" calcext:value-type="float">
            <text:p>0.0179</text:p>
          </table:table-cell>
          <table:table-cell table:style-name="ce4" office:value-type="float" office:value="8.92030441855982" calcext:value-type="float">
            <text:p>8.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6-12705</text:p>
          </table:table-cell>
          <table:table-cell table:style-name="ce3" office:value-type="float" office:value="0.0248512" calcext:value-type="float">
            <text:p>0.0249</text:p>
          </table:table-cell>
          <table:table-cell table:style-name="ce4" office:value-type="float" office:value="9.40911276604337" calcext:value-type="float">
            <text:p>9.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6-3703</text:p>
          </table:table-cell>
          <table:table-cell table:style-name="ce3" office:value-type="float" office:value="0.0167137" calcext:value-type="float">
            <text:p>0.0167</text:p>
          </table:table-cell>
          <table:table-cell table:style-name="ce4" office:value-type="float" office:value="8.89154805009172" calcext:value-type="float">
            <text:p>8.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76-6101</text:p>
          </table:table-cell>
          <table:table-cell table:style-name="ce3" office:value-type="float" office:value="0.0273098" calcext:value-type="float">
            <text:p>0.0273</text:p>
          </table:table-cell>
          <table:table-cell table:style-name="ce4" office:value-type="float" office:value="9.65045420633732" calcext:value-type="float">
            <text:p>9.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81-12701</text:p>
          </table:table-cell>
          <table:table-cell table:style-name="ce3" office:value-type="float" office:value="0.0323642" calcext:value-type="float">
            <text:p>0.0324</text:p>
          </table:table-cell>
          <table:table-cell table:style-name="ce4" office:value-type="float" office:value="10.1240964748447" calcext:value-type="float">
            <text:p>10.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81-3702</text:p>
          </table:table-cell>
          <table:table-cell table:style-name="ce3" office:value-type="float" office:value="0.0260925" calcext:value-type="float">
            <text:p>0.0261</text:p>
          </table:table-cell>
          <table:table-cell table:style-name="ce4" office:value-type="float" office:value="10.0071372890901" calcext:value-type="float">
            <text:p>10.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81-6102</text:p>
          </table:table-cell>
          <table:table-cell table:style-name="ce3" office:value-type="float" office:value="0.0270449" calcext:value-type="float">
            <text:p>0.0270</text:p>
          </table:table-cell>
          <table:table-cell table:style-name="ce4" office:value-type="float" office:value="10.3935102735844" calcext:value-type="float">
            <text:p>10.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83-3701</text:p>
          </table:table-cell>
          <table:table-cell table:style-name="ce3" office:value-type="float" office:value="0.0324859" calcext:value-type="float">
            <text:p>0.0325</text:p>
          </table:table-cell>
          <table:table-cell table:style-name="ce4" office:value-type="float" office:value="10.0308910427145" calcext:value-type="float">
            <text:p>10.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83-9102</text:p>
          </table:table-cell>
          <table:table-cell table:style-name="ce3" office:value-type="float" office:value="0.0301502" calcext:value-type="float">
            <text:p>0.0302</text:p>
          </table:table-cell>
          <table:table-cell table:style-name="ce4" office:value-type="float" office:value="10.1033315538383" calcext:value-type="float">
            <text:p>10.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9891-12703</text:p>
          </table:table-cell>
          <table:table-cell table:style-name="ce3" office:value-type="float" office:value="0.0175355" calcext:value-type="float">
            <text:p>0.0175</text:p>
          </table:table-cell>
          <table:table-cell table:style-name="ce4" office:value-type="float" office:value="8.99406759266125" calcext:value-type="float">
            <text:p>8.99</text:p>
          </table:table-cell>
          <table:table-cell table:number-columns-repeated="1021"/>
        </table:table-row>
        <table:table-row table:style-name="ro1" table:number-rows-repeated="962">
          <table:table-cell table:style-name="ce1"/>
          <table:table-cell table:number-columns-repeated="1023"/>
        </table:table-row>
        <table:table-row table:style-name="ro1" table:number-rows-repeated="10468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Good_Galaxies_1" table:base-cell-address="$Sheet1.$A$1" table:cell-range-address="$Sheet1.$A$1:.$C$71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2-18T06:56:37</meta:creation-date>
    <dc:date>2018-01-08T23:47:27.279074753</dc:date>
    <meta:generator>LibreOffice/5.1.6.2$Linux_X86_64 LibreOffice_project/10m0$Build-2</meta:generator>
    <meta:editing-duration>P1DT41M22S</meta:editing-duration>
    <meta:editing-cycles>3</meta:editing-cycles>
    <meta:document-statistic meta:table-count="1" meta:cell-count="219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